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45pt"/>
    </style:style>
    <style:style style:name="co2" style:family="table-column">
      <style:table-column-properties fo:break-before="auto" style:column-width="96.04pt"/>
    </style:style>
    <style:style style:name="co3" style:family="table-column">
      <style:table-column-properties fo:break-before="auto" style:column-width="103.21pt"/>
    </style:style>
    <style:style style:name="co4" style:family="table-column">
      <style:table-column-properties fo:break-before="auto" style:column-width="137.31pt"/>
    </style:style>
    <style:style style:name="co5" style:family="table-column">
      <style:table-column-properties fo:break-before="auto" style:column-width="74.61pt"/>
    </style:style>
    <style:style style:name="co6" style:family="table-column">
      <style:table-column-properties fo:break-before="auto" style:column-width="84.95pt"/>
    </style:style>
    <style:style style:name="co7" style:family="table-column">
      <style:table-column-properties fo:break-before="auto" style:column-width="38.15pt"/>
    </style:style>
    <style:style style:name="co8" style:family="table-column">
      <style:table-column-properties fo:break-before="auto" style:column-width="45.21pt"/>
    </style:style>
    <style:style style:name="co9" style:family="table-column">
      <style:table-column-properties fo:break-before="auto" style:column-width="46.86pt"/>
    </style:style>
    <style:style style:name="co10" style:family="table-column">
      <style:table-column-properties fo:break-before="auto" style:column-width="48.39pt"/>
    </style:style>
    <style:style style:name="co11" style:family="table-column">
      <style:table-column-properties fo:break-before="auto" style:column-width="55.56pt"/>
    </style:style>
    <style:style style:name="co12" style:family="table-column">
      <style:table-column-properties fo:break-before="auto" style:column-width="47.59pt"/>
    </style:style>
    <style:style style:name="co13" style:family="table-column">
      <style:table-column-properties fo:break-before="auto" style:column-width="462.76pt"/>
    </style:style>
    <style:style style:name="co18" style:family="table-column">
      <style:table-column-properties fo:break-before="auto" style:column-width="90.51pt"/>
    </style:style>
    <style:style style:name="co19" style:family="table-column">
      <style:table-column-properties fo:break-before="auto" style:column-width="43.71pt"/>
    </style:style>
    <style:style style:name="co20" style:family="table-column">
      <style:table-column-properties fo:break-before="auto" style:column-width="433.36pt"/>
    </style:style>
    <style:style style:name="co21" style:family="table-column">
      <style:table-column-properties fo:break-before="auto" style:column-width="130.96pt"/>
    </style:style>
    <style:style style:name="co22" style:family="table-column">
      <style:table-column-properties fo:break-before="auto" style:column-width="42.86pt"/>
    </style:style>
    <style:style style:name="co23" style:family="table-column">
      <style:table-column-properties fo:break-before="auto" style:column-width="381.74pt"/>
    </style:style>
    <style:style style:name="co24" style:family="table-column">
      <style:table-column-properties fo:break-before="auto" style:column-width="88.89pt"/>
    </style:style>
    <style:style style:name="co25" style:family="table-column">
      <style:table-column-properties fo:break-before="auto" style:column-width="86.51pt"/>
    </style:style>
    <style:style style:name="co26" style:family="table-column">
      <style:table-column-properties fo:break-before="auto" style:column-width="40.51pt"/>
    </style:style>
    <style:style style:name="co27" style:family="table-column">
      <style:table-column-properties fo:break-before="auto" style:column-width="442.0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14pt" fo:break-before="auto" style:use-optimal-row-height="true"/>
    </style:style>
    <style:style style:name="ta1" style:family="table" style:master-page-name="PageStyle_5f_Info">
      <style:table-properties table:display="true" style:writing-mode="lr-tb"/>
    </style:style>
    <style:style style:name="ta2" style:family="table" style:master-page-name="PageStyle_5f_Lev_20_1">
      <style:table-properties table:display="true" style:writing-mode="lr-tb"/>
    </style:style>
    <style:style style:name="ta4" style:family="table" style:master-page-name="PageStyle_5f_Lev_20_3">
      <style:table-properties table:display="true" style:writing-mode="lr-tb"/>
    </style:style>
    <style:style style:name="ta5" style:family="table" style:master-page-name="PageStyle_5f_Lev_20_4_20_-_20_TODO">
      <style:table-properties table:display="true" style:writing-mode="lr-tb"/>
    </style:style>
    <style:style style:name="ta6" style:family="table" style:master-page-name="PageStyle_5f_Lev_20_2">
      <style:table-properties table:display="true" style:writing-mode="lr-tb"/>
    </style:style>
    <style:style style:name="ce67" style:family="table-cell" style:parent-style-name="Default">
      <style:table-cell-properties fo:background-color="#ffff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ea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18" style:family="table-cell" style:parent-style-name="Default">
      <style:map style:condition="cell-content()=&quot;AC&quot;" style:apply-style-name="ConditionalStyle_5f_2" style:base-cell-address="'Lev 1'.C3"/>
    </style:style>
    <style:style style:name="ce1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27"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25">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95"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58" style:family="table-cell" style:parent-style-name="Default" style:data-style-name="N125">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3'.C3"/>
    </style:style>
    <style:style style:name="ce190" style:family="table-cell" style:parent-style-name="Default">
      <style:map style:condition="cell-content()=&quot;AC&quot;" style:apply-style-name="ConditionalStyle_5f_2" style:base-cell-address="'Lev 3'.C3"/>
    </style:style>
    <style:style style:name="ce1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1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1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4 - TODO'.E3"/>
    </style:style>
    <style:style style:name="ce2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4 - TODO'.M3"/>
    </style:style>
    <style:style style:name="ce209"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ffff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125">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0"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1" style:family="table-cell" style:parent-style-name="Default">
      <style:table-cell-properties fo:background-color="#ea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5" style:family="table-cell" style:parent-style-name="Default">
      <style:map style:condition="cell-content()=&quot;AC&quot;" style:apply-style-name="ConditionalStyle_5f_2" style:base-cell-address="'Lev 1'.C3"/>
    </style:style>
    <style:style style:name="ce1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54"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data-style-name="N125">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2'.C3"/>
    </style:style>
    <style:style style:name="ce1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2'.C3"/>
    </style:style>
    <style:style style:name="ce168" style:family="table-cell" style:parent-style-name="Default">
      <style:map style:condition="cell-content()=&quot;AC&quot;" style:apply-style-name="ConditionalStyle_5f_2" style:base-cell-address="'Lev 2'.C3"/>
    </style:style>
    <style:style style:name="ce1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2'.K3"/>
    </style:style>
    <style:style style:name="ce1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2'.K3"/>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3'.C3"/>
    </style:style>
    <style:style style:name="ce198" style:family="table-cell" style:parent-style-name="Default">
      <style:map style:condition="cell-content()=&quot;AC&quot;" style:apply-style-name="ConditionalStyle_5f_2" style:base-cell-address="'Lev 3'.C3"/>
    </style:style>
    <style:style style:name="ce1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2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2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4 - TODO'.E3"/>
    </style:style>
    <style:style style:name="ce2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4 - TODO'.M3"/>
    </style:style>
    <style:style style:name="ce205"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use-window-font-color="true"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8" style:family="text">
      <style:text-properties fo:color="#0000ff"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9" style:family="text">
      <style:text-properties fo:color="#9900ff"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5" style:family="text">
      <style:text-properties fo:color="#0000ff"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fo:color="#9900ff"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default-cell-style-name="Default"/>
        <table:table-column table:style-name="co4" table:default-cell-style-name="Default"/>
        <table:table-column table:style-name="co2" table:number-columns-repeated="1016" table:default-cell-style-name="Default"/>
        <table:table-row table:style-name="ro1">
          <table:table-cell table:style-name="ce96" office:value-type="string" calcext:value-type="string" table:number-columns-spanned="1" table:number-rows-spanned="3">
            <text:p>Problem Solving Sheet</text:p>
          </table:table-cell>
          <table:table-cell table:style-name="ce99" office:value-type="string" calcext:value-type="string" table:number-columns-spanned="7" table:number-rows-spanned="1">
            <text:p>This google sheet is created by Eng Mostafa Saad Ibrahim</text:p>
          </table:table-cell>
          <table:covered-table-cell table:number-columns-repeated="6"/>
          <table:table-cell table:number-columns-repeated="1016"/>
        </table:table-row>
        <table:table-row table:style-name="ro1">
          <table:covered-table-cell/>
          <table:table-cell table:style-name="ce99" office:value-type="string" calcext:value-type="string" table:number-columns-spanned="2" table:number-rows-spanned="1">
            <text:p>mostafa.saad.fci@gmail.com</text:p>
          </table:table-cell>
          <table:covered-table-cell/>
          <table:table-cell table:style-name="ce102" table:formula="of:=HYPERLINK(&quot;https://ask.fm/mostafasaad87&quot;;&quot;Ask.fm&quot;)" office:value-type="string" office:string-value="Ask.fm" calcext:value-type="string">
            <text:p>Ask.fm</text:p>
          </table:table-cell>
          <table:table-cell table:style-name="ce102" table:formula="of:=HYPERLINK(&quot;https://sites.google.com/site/mostafasibrahim/&quot;;&quot;Site / More Contacts&quot;)" office:value-type="string" office:string-value="Site / More Contacts" calcext:value-type="string">
            <text:p>Site / More Contacts</text:p>
          </table:table-cell>
          <table:table-cell table:style-name="ce100" table:number-columns-repeated="3"/>
          <table:table-cell table:number-columns-repeated="1016"/>
        </table:table-row>
        <table:table-row table:style-name="ro1">
          <table:covered-table-cell/>
          <table:table-cell table:style-name="ce99" office:value-type="string" calcext:value-type="string" table:number-columns-spanned="7" table:number-rows-spanned="1">
            <text:p>Currenet Version V1.0</text:p>
          </table:table-cell>
          <table:covered-table-cell table:number-columns-repeated="6"/>
          <table:table-cell table:number-columns-repeated="1016"/>
        </table:table-row>
        <table:table-row table:style-name="ro1">
          <table:table-cell table:style-name="ce97"/>
          <table:table-cell table:style-name="ce100" table:number-columns-repeated="7"/>
          <table:table-cell table:number-columns-repeated="1016"/>
        </table:table-row>
        <table:table-row table:style-name="ro1">
          <table:table-cell table:style-name="ce98" office:value-type="string" calcext:value-type="string">
            <text:p>What is this Sheet?</text:p>
          </table:table-cell>
          <table:table-cell table:style-name="ce99" office:value-type="string" calcext:value-type="string" table:number-columns-spanned="7" table:number-rows-spanned="1">
            <text:p>- The sheet is for problem-solving preparations for interviews for companies such as Google, Facebook, Microsoft, etc</text:p>
            <text:p>- Some students find training directly from sites such as leetcode is hard</text:p>
            <text:p>- So audience are those who find algorithms hard to study and preparation is difficult</text:p>
            <text:p>- The sheet will be <text:span text:style-name="T4">smooth</text:span> in improving your level to the target level</text:p>
            <text:p>- MY TODOs the next steps. The first to finish ping me and I will finish level 4 (right now reasonable for internship level, NOT full time interviews)</text:p>
            <text:p>- After the sheet: Leetcode site + Book:  Cracking the Coding Interview: 150 Programming Questions and Solutions</text:p>
          </table:table-cell>
          <table:covered-table-cell table:number-columns-repeated="6"/>
          <table:table-cell table:number-columns-repeated="1016"/>
        </table:table-row>
        <table:table-row table:style-name="ro1">
          <table:table-cell table:style-name="ce97"/>
          <table:table-cell table:style-name="ce100" table:number-columns-repeated="7"/>
          <table:table-cell table:number-columns-repeated="1016"/>
        </table:table-row>
        <table:table-row table:style-name="ro1">
          <table:table-cell table:style-name="ce98" office:value-type="string" calcext:value-type="string">
            <text:p>Your Sheet COPY</text:p>
          </table:table-cell>
          <table:table-cell table:style-name="ce99" office:value-type="string" calcext:value-type="string" table:number-columns-spanned="7" table:number-rows-spanned="1">
            <text:p>This is a personal Google sheet for you [Make a copy from file MENU] to have sets of problems to solve coupled with algorithms to learn</text:p>
            <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016"/>
        </table:table-row>
        <table:table-row table:style-name="ro1">
          <table:table-cell table:style-name="ce97"/>
          <table:table-cell table:style-name="ce99" table:number-columns-spanned="7" table:number-rows-spanned="1"/>
          <table:covered-table-cell table:number-columns-repeated="6"/>
          <table:table-cell table:number-columns-repeated="1016"/>
        </table:table-row>
        <table:table-row table:style-name="ro1">
          <table:table-cell table:style-name="ce96" office:value-type="string" calcext:value-type="string" table:number-columns-spanned="1" table:number-rows-spanned="2">
            <text:p>Prerequisites</text:p>
          </table:table-cell>
          <table:table-cell table:style-name="ce99" office:value-type="string" calcext:value-type="string" table:number-columns-spanned="2" table:number-rows-spanned="1">
            <text:p>Basic Programming skills such in series</text:p>
          </table:table-cell>
          <table:covered-table-cell/>
          <table:table-cell table:style-name="ce103" table:formula="of:=HYPERLINK(&quot;https://www.youtube.com/playlist?list=PLPt2dINI2MIZPFq6HyUB1Uhxdh1UDnZMS&quot;;&quot;C++ Programming&quot;)" office:value-type="string" office:string-value="C++ Programming" calcext:value-type="string">
            <text:p>C++ Programming</text:p>
          </table:table-cell>
          <table:table-cell table:style-name="ce99" office:value-type="string" calcext:value-type="string" table:number-columns-spanned="3" table:number-rows-spanned="1">
            <text:p><text:s/>+ STL + Debugging Skills</text:p>
          </table:table-cell>
          <table:covered-table-cell table:number-columns-repeated="2"/>
          <table:table-cell table:style-name="ce102"/>
          <table:table-cell table:number-columns-repeated="1016"/>
        </table:table-row>
        <table:table-row table:style-name="ro1">
          <table:covered-table-cell/>
          <table:table-cell table:style-name="ce99" office:value-type="string" calcext:value-type="string" table:number-columns-spanned="5" table:number-rows-spanned="1">
            <text:p>If foud my sheet hard, Finish Assiut University provides an easier starting roadmap. Finish it first</text:p>
          </table:table-cell>
          <table:covered-table-cell table:number-columns-repeated="4"/>
          <table:table-cell table:style-name="ce103" table:formula="of:=HYPERLINK(&quot;https://docs.google.com/spreadsheets/d/12XlGl2Nae1NXRDNet_bGQ2HM2O3kq-9FS0Jm2pDwFyg/edit#gid=1683044666&quot;;&quot;Novice RoadMap&quot;)" office:value-type="string" office:string-value="Novice RoadMap" calcext:value-type="string">
            <text:p>Novice RoadMap</text:p>
          </table:table-cell>
          <table:table-cell table:style-name="ce103" table:formula="of:=HYPERLINK(&quot;https://www.youtube.com/watch?v=VDKDU5A2AIM&amp;index=4&amp;t=857s&amp;list=PLPt2dINI2MIaNcU070HIAO8JWYBcafuyG&quot;;&quot;Online Judge&quot;)" office:value-type="string" office:string-value="Online Judge" calcext:value-type="string">
            <text:p>Online Judge</text:p>
          </table:table-cell>
          <table:table-cell table:number-columns-repeated="1016"/>
        </table:table-row>
        <table:table-row table:style-name="ro1">
          <table:table-cell table:style-name="ce97"/>
          <table:table-cell table:style-name="ce101" table:number-columns-repeated="7"/>
          <table:table-cell table:number-columns-repeated="1016"/>
        </table:table-row>
        <table:table-row table:style-name="ro1">
          <table:table-cell table:style-name="ce98" office:value-type="string" calcext:value-type="string">
            <text:p>Moving faster</text:p>
          </table:table-cell>
          <table:table-cell table:style-name="ce99" office:value-type="string" calcext:value-type="string" table:number-columns-spanned="7" table:number-rows-spanned="1">
            <text:p>Do I have to solve every problem? No, if you can move faster, do it. But don't skip the videos and the DIRECT problems after a vide</text:p>
          </table:table-cell>
          <table:covered-table-cell table:number-columns-repeated="6"/>
          <table:table-cell table:number-columns-repeated="1016"/>
        </table:table-row>
        <table:table-row table:style-name="ro1">
          <table:table-cell table:style-name="ce97"/>
          <table:table-cell table:style-name="ce99" table:number-columns-spanned="7" table:number-rows-spanned="1"/>
          <table:covered-table-cell table:number-columns-repeated="6"/>
          <table:table-cell table:number-columns-repeated="1016"/>
        </table:table-row>
        <table:table-row table:style-name="ro2" table:number-rows-repeated="1048562">
          <table:table-cell table:number-columns-repeated="1024"/>
        </table:table-row>
        <table:table-row table:style-name="ro2">
          <table:table-cell table:number-columns-repeated="1024"/>
        </table:table-row>
      </table:table>
      <table:table table:name="Lev 1"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13" table:default-cell-style-name="Default"/>
        <table:table-column table:style-name="co2" table:number-columns-repeated="1011" table:default-cell-style-name="Default"/>
        <table:table-row table:style-name="ro1">
          <table:table-cell table:style-name="ce104" office:value-type="string" calcext:value-type="string">
            <text:p>Problem Name</text:p>
          </table:table-cell>
          <table:table-cell table:style-name="ce112"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05"/>
          <table:table-cell table:style-name="ce115" office:value-type="string" calcext:value-type="string">
            <text:p>AC Averages =&gt;</text:p>
          </table:table-cell>
          <table:table-cell table:style-name="ce136" table:formula="of:=COUNTIF([.C3:.C10356]; &quot;AC&quot;)" office:value-type="float" office:value="8" calcext:value-type="float">
            <text:p>8</text:p>
          </table:table-cell>
          <table:table-cell table:style-name="ce136" table:formula="of:=ROUND(SUMPRODUCT([.D3:.D10356];INT(eq([.C3:.C10356]; &quot;AC&quot;)))/MAX(1; [.C2]);1)" office:value-type="string" office:string-value="" calcext:value-type="error">
            <text:p>#NAME?</text:p>
          </table:table-cell>
          <table:table-cell table:style-name="ce136" table:formula="of:=ROUND(SUMPRODUCT([.E3:.E10378];INT(eq([.C3:.C10378]; &quot;AC&quot;)))/MAX(1; [.C2]))" office:value-type="string" office:string-value="" calcext:value-type="error">
            <text:p>#NAME?</text:p>
          </table:table-cell>
          <table:table-cell table:style-name="ce136" table:formula="of:=ROUND(SUMPRODUCT([.F3:.F10381];INT(eq([.C3:.C10381]; &quot;AC&quot;)))/MAX(1; [.C2]))" office:value-type="string" office:string-value="" calcext:value-type="error">
            <text:p>#NAME?</text:p>
          </table:table-cell>
          <table:table-cell table:style-name="ce136" table:formula="of:=ROUND(SUMPRODUCT([.G3:.G10381];INT(eq([.C3:.C10381]; &quot;AC&quot;)))/MAX(1; [.C2]))" office:value-type="string" office:string-value="" calcext:value-type="error">
            <text:p>#NAME?</text:p>
          </table:table-cell>
          <table:table-cell table:style-name="ce136" table:formula="of:=ROUND(SUMPRODUCT([.H3:.H10381];INT(eq([.C3:.C10381]; &quot;AC&quot;)))/MAX(1; [.C2]))" office:value-type="string" office:string-value="" calcext:value-type="error">
            <text:p>#NAME?</text:p>
          </table:table-cell>
          <table:table-cell table:style-name="ce136" table:formula="of:=ROUND(SUMPRODUCT([.I3:.I10353];INT(eq([.C3:.C10353]; &quot;AC&quot;)))/MAX(1; [.C2]))" office:value-type="string" office:string-value="" calcext:value-type="error">
            <text:p>#NAME?</text:p>
          </table:table-cell>
          <table:table-cell table:style-name="ce136" table:formula="of:=ROUND(SUMPRODUCT([.J3:.J10351];INT(eq([.C3:.C10351]; &quot;AC&quot;)))/MAX(1; [.C2]);1)" office:value-type="string" office:string-value="" calcext:value-type="error">
            <text:p>#NAME?</text:p>
          </table:table-cell>
          <table:table-cell table:style-name="ce136" table:formula="of:=SUMPRODUCT(eq([.K3:.K10356]; &quot;YES&quot;);INT(eq([.C3:.C10381]; &quot;AC&quot;)))" office:value-type="string" office:string-value="" calcext:value-type="error">
            <text:p>#NAME?</text:p>
          </table:table-cell>
          <table:table-cell table:style-name="ce154" table:formula="of:=IFERROR(__xludf.dummyfunction(&quot;COUNTA(FILTER(C3:C9848, NOT(REGEXMATCH(C3:C9848, &quot;&quot;AC&quot;&quot;))))&quot;);2)" office:value-type="float" office:value="2" calcext:value-type="float">
            <text:p>2</text:p>
          </table:table-cell>
          <table:table-cell table:style-name="ce159" table:formula="of:=IFERROR(__xludf.dummyfunction(&quot;COUNTA(FILTER(C3:C9842, NOT(REGEXMATCH(C3:C9842, &quot;&quot;AC&quot;&quot;))))&quot;);2)" office:value-type="float" office:value="2" calcext:value-type="float">
            <text:p>2</text:p>
          </table:table-cell>
          <table:table-cell table:number-columns-repeated="1011"/>
        </table:table-row>
        <table:table-row table:style-name="ro1">
          <table:table-cell table:style-name="ce106" office:value-type="string" calcext:value-type="string">
            <text:p>Sample Name1</text:p>
          </table:table-cell>
          <table:table-cell table:style-name="ce121" office:value-type="string" calcext:value-type="string">
            <text:p>Sample Link1</text:p>
          </table:table-cell>
          <table:table-cell table:style-name="ce139" office:value-type="string" calcext:value-type="string">
            <text:p>AC</text:p>
          </table:table-cell>
          <table:table-cell table:style-name="ce115" office:value-type="float" office:value="5" calcext:value-type="float">
            <text:p>5</text:p>
          </table:table-cell>
          <table:table-cell table:style-name="ce115" office:value-type="float" office:value="4" calcext:value-type="float">
            <text:p>4</text:p>
          </table:table-cell>
          <table:table-cell table:style-name="ce115" office:value-type="float" office:value="8" calcext:value-type="float">
            <text:p>8</text:p>
          </table:table-cell>
          <table:table-cell table:style-name="ce115" office:value-type="float" office:value="6" calcext:value-type="float">
            <text:p>6</text:p>
          </table:table-cell>
          <table:table-cell table:style-name="ce115" office:value-type="float" office:value="32" calcext:value-type="float">
            <text:p>32</text:p>
          </table:table-cell>
          <table:table-cell table:style-name="ce115" table:formula="of:=SUM([.E3:.H3])" office:value-type="float" office:value="50" calcext:value-type="float">
            <text:p>50</text:p>
          </table:table-cell>
          <table:table-cell table:style-name="ce115" office:value-type="float" office:value="2" calcext:value-type="float">
            <text:p>2</text:p>
          </table:table-cell>
          <table:table-cell table:style-name="ce149" office:value-type="string" calcext:value-type="string">
            <text:p>Yes</text:p>
          </table:table-cell>
          <table:table-cell table:style-name="ce115" office:value-type="string" calcext:value-type="string">
            <text:p>Math</text:p>
          </table:table-cell>
          <table:table-cell table:style-name="ce160" office:value-type="string" calcext:value-type="string">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5">My Performance Notes: </text:span>This is so bad performance. Needed many submissions per problem. Always submit as if you are in real contest. Submit to AC, not to see if we will pass or not. <text:span text:style-name="T4">Target AC from 1st</text:span> submission. Think more before submission.</text:p>
            <text:p/>
          </table:table-cell>
          <table:table-cell table:number-columns-repeated="1011"/>
        </table:table-row>
        <table:table-row table:style-name="ro1">
          <table:table-cell table:style-name="ce106" office:value-type="string" calcext:value-type="string">
            <text:p>Sample Name2</text:p>
          </table:table-cell>
          <table:table-cell table:style-name="ce121" office:value-type="string" calcext:value-type="string">
            <text:p>Sample Link2</text:p>
          </table:table-cell>
          <table:table-cell table:style-name="ce139" office:value-type="string" calcext:value-type="string">
            <text:p>AC</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10" calcext:value-type="float">
            <text:p>10</text:p>
          </table:table-cell>
          <table:table-cell table:style-name="ce115" office:value-type="float" office:value="35" calcext:value-type="float">
            <text:p>35</text:p>
          </table:table-cell>
          <table:table-cell table:style-name="ce115" office:value-type="float" office:value="20" calcext:value-type="float">
            <text:p>20</text:p>
          </table:table-cell>
          <table:table-cell table:style-name="ce115" table:formula="of:=SUM([.E4:.H4])" office:value-type="float" office:value="70" calcext:value-type="float">
            <text:p>70</text:p>
          </table:table-cell>
          <table:table-cell table:style-name="ce115" office:value-type="float" office:value="2" calcext:value-type="float">
            <text:p>2</text:p>
          </table:table-cell>
          <table:table-cell table:style-name="ce149" office:value-type="string" calcext:value-type="string">
            <text:p>No</text:p>
          </table:table-cell>
          <table:table-cell table:style-name="ce115" office:value-type="string" calcext:value-type="string">
            <text:p>Impl</text:p>
          </table:table-cell>
          <table:table-cell table:style-name="ce162" office:value-type="string" calcext:value-type="string">
            <text:p>I had to check the editorial</text:p>
            <text:p/>
            <text:p><text:span text:style-name="T6">My Performance Notes: </text:span>This is so bad performance. He thought for little time and continued thinking while coding. As a result, much debug time too. RULE: <text:span text:style-name="T4">Think More, Code Faster</text:span></text:p>
            <text:p/>
          </table:table-cell>
          <table:table-cell table:number-columns-repeated="1011"/>
        </table:table-row>
        <table:table-row table:style-name="ro1">
          <table:table-cell table:style-name="ce106" office:value-type="string" calcext:value-type="string">
            <text:p>Sample Name3</text:p>
          </table:table-cell>
          <table:table-cell table:style-name="ce121" office:value-type="string" calcext:value-type="string">
            <text:p>Sample Link3</text:p>
          </table:table-cell>
          <table:table-cell table:style-name="ce139" office:value-type="string" calcext:value-type="string">
            <text:p>AC</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20" calcext:value-type="float">
            <text:p>20</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15" table:formula="of:=SUM([.E5:.H5])" office:value-type="float" office:value="30" calcext:value-type="float">
            <text:p>30</text:p>
          </table:table-cell>
          <table:table-cell table:style-name="ce115" office:value-type="float" office:value="2" calcext:value-type="float">
            <text:p>2</text:p>
          </table:table-cell>
          <table:table-cell table:style-name="ce149" office:value-type="string" calcext:value-type="string">
            <text:p>Yes</text:p>
          </table:table-cell>
          <table:table-cell table:style-name="ce115" office:value-type="string" calcext:value-type="string">
            <text:p>Graph</text:p>
          </table:table-cell>
          <table:table-cell table:style-name="ce162" office:value-type="string" calcext:value-type="string">
            <text:p>Please always write and study your timings.</text:p>
            <text:p/>
            <text:p><text:span text:style-name="T5">My Performance Notes: </text:span>This is so good performance. 1st submission. Thinking is the higher. Code/Debug is so low. By time, thinking column will be improved.</text:p>
          </table:table-cell>
          <table:table-cell table:number-columns-repeated="1011"/>
        </table:table-row>
        <table:table-row table:style-name="ro1">
          <table:table-cell table:style-name="ce106" office:value-type="string" calcext:value-type="string">
            <text:p>Sample Name4</text:p>
          </table:table-cell>
          <table:table-cell table:style-name="ce121" office:value-type="string" calcext:value-type="string">
            <text:p>Sample Link4</text:p>
          </table:table-cell>
          <table:table-cell table:style-name="ce140" office:value-type="string" calcext:value-type="string">
            <text:p>WA</text:p>
          </table:table-cell>
          <table:table-cell table:style-name="ce115" office:value-type="float" office:value="5" calcext:value-type="float">
            <text:p>5</text:p>
          </table:table-cell>
          <table:table-cell table:style-name="ce115" office:value-type="float" office:value="4" calcext:value-type="float">
            <text:p>4</text:p>
          </table:table-cell>
          <table:table-cell table:style-name="ce115" office:value-type="float" office:value="25" calcext:value-type="float">
            <text:p>25</text:p>
          </table:table-cell>
          <table:table-cell table:style-name="ce115" office:value-type="float" office:value="20" calcext:value-type="float">
            <text:p>20</text:p>
          </table:table-cell>
          <table:table-cell table:style-name="ce115" office:value-type="float" office:value="2" calcext:value-type="float">
            <text:p>2</text:p>
          </table:table-cell>
          <table:table-cell table:style-name="ce115" table:formula="of:=SUM([.E6:.H6])" office:value-type="float" office:value="51" calcext:value-type="float">
            <text:p>51</text:p>
          </table:table-cell>
          <table:table-cell table:style-name="ce115" office:value-type="float" office:value="7" calcext:value-type="float">
            <text:p>7</text:p>
          </table:table-cell>
          <table:table-cell table:style-name="ce149"/>
          <table:table-cell table:style-name="ce115" office:value-type="string" calcext:value-type="string">
            <text:p>Math</text:p>
          </table:table-cell>
          <table:table-cell table:style-name="ce162" office:value-type="string" calcext:value-type="string">
            <text:p>Other Status values: AC, WA, CS, TLE, MLE, RTE, ...</text:p>
            <text:p>These values and comments are just examples. Just remove/ignore them.</text:p>
          </table:table-cell>
          <table:table-cell table:number-columns-repeated="1011"/>
        </table:table-row>
        <table:table-row table:style-name="ro1">
          <table:table-cell table:style-name="ce106" office:value-type="string" calcext:value-type="string">
            <text:p>Sample Name5</text:p>
          </table:table-cell>
          <table:table-cell table:style-name="ce121" office:value-type="string" calcext:value-type="string">
            <text:p>Sample Link5</text:p>
          </table:table-cell>
          <table:table-cell table:style-name="ce141" office:value-type="string" calcext:value-type="string">
            <text:p>CS</text:p>
          </table:table-cell>
          <table:table-cell table:style-name="ce115" office:value-type="float" office:value="6" calcext:value-type="float">
            <text:p>6</text:p>
          </table:table-cell>
          <table:table-cell table:style-name="ce115" office:value-type="float" office:value="5" calcext:value-type="float">
            <text:p>5</text:p>
          </table:table-cell>
          <table:table-cell table:style-name="ce115" office:value-type="float" office:value="30" calcext:value-type="float">
            <text:p>30</text:p>
          </table:table-cell>
          <table:table-cell table:style-name="ce115" office:value-type="float" office:value="25" calcext:value-type="float">
            <text:p>25</text:p>
          </table:table-cell>
          <table:table-cell table:style-name="ce115" office:value-type="float" office:value="31" calcext:value-type="float">
            <text:p>31</text:p>
          </table:table-cell>
          <table:table-cell table:style-name="ce115" table:formula="of:=SUM([.E7:.H7])" office:value-type="float" office:value="91" calcext:value-type="float">
            <text:p>91</text:p>
          </table:table-cell>
          <table:table-cell table:style-name="ce115" office:value-type="float" office:value="9" calcext:value-type="float">
            <text:p>9</text:p>
          </table:table-cell>
          <table:table-cell table:style-name="ce149"/>
          <table:table-cell table:style-name="ce115"/>
          <table:table-cell table:style-name="ce106" office:value-type="string" calcext:value-type="string">
            <text:p>Want c++ solution for UVA 408? Google with: UVA 408 filetype:cpp</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8:.H8])" office:value-type="float" office:value="0" calcext:value-type="float">
            <text:p>0</text:p>
          </table:table-cell>
          <table:table-cell table:style-name="ce115"/>
          <table:table-cell table:style-name="ce149"/>
          <table:table-cell table:style-name="ce115"/>
          <table:table-cell table:style-name="ce164"/>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9:.H9])" office:value-type="float" office:value="0" calcext:value-type="float">
            <text:p>0</text:p>
          </table:table-cell>
          <table:table-cell table:style-name="ce115"/>
          <table:table-cell table:style-name="ce149"/>
          <table:table-cell table:style-name="ce115"/>
          <table:table-cell table:style-name="ce165" table:formula="of:=HYPERLINK(&quot;https://www.youtube.com/watch?v=fd0Ebfa_mJ0&quot;;&quot;Watch - Approaching Problem Statement &quot;)" office:value-type="string" office:string-value="Watch - Approaching Problem Statement " calcext:value-type="string">
            <text:p>Watch - Approaching Problem Statement </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10:.H10])" office:value-type="float" office:value="0" calcext:value-type="float">
            <text:p>0</text:p>
          </table:table-cell>
          <table:table-cell table:style-name="ce115"/>
          <table:table-cell table:style-name="ce149"/>
          <table:table-cell table:style-name="ce115"/>
          <table:table-cell table:style-name="ce165" table:formula="of:=HYPERLINK(&quot;https://www.youtube.com/watch?v=olcmPKZNqnM&quot;;&quot;Watch - Thinking - On papers Not on PC &quot;)" office:value-type="string" office:string-value="Watch - Thinking - On papers Not on PC " calcext:value-type="string">
            <text:p>Watch - Thinking - On papers Not on PC </text:p>
          </table:table-cell>
          <table:table-cell table:number-columns-repeated="1011"/>
        </table:table-row>
        <table:table-row table:style-name="ro1">
          <table:table-cell table:style-name="ce107" office:value-type="string" calcext:value-type="string">
            <text:p>Vanya and Fence</text:p>
          </table:table-cell>
          <table:table-cell table:style-name="ce122" table:formula="of:=HYPERLINK(&quot;http://codeforces.com/contest/677/problem/A&quot;;&quot;CF677-D2-A&quot;)" office:value-type="string" office:string-value="CF677-D2-A" calcext:value-type="string">
            <text:p>CF677-D2-A</text:p>
          </table:table-cell>
          <table:table-cell table:style-name="ce142"/>
          <table:table-cell table:style-name="ce115" table:number-columns-repeated="5"/>
          <table:table-cell table:style-name="ce115" table:formula="of:=SUM([.E11:.H11])" office:value-type="float" office:value="0" calcext:value-type="float">
            <text:p>0</text:p>
          </table:table-cell>
          <table:table-cell table:style-name="ce115"/>
          <table:table-cell table:style-name="ce149"/>
          <table:table-cell table:style-name="ce115"/>
          <table:table-cell table:style-name="ce171" table:formula="of:=HYPERLINK(&quot;http://codeforces.com/contest/677/submission/18185361&quot;;&quot;C++ Solution Example&quot;)" office:value-type="string" office:string-value="C++ Solution Example" calcext:value-type="string">
            <text:p>C++ Solution Example</text:p>
          </table:table-cell>
          <table:table-cell table:number-columns-repeated="1011"/>
        </table:table-row>
        <table:table-row table:style-name="ro1">
          <table:table-cell table:style-name="ce107" office:value-type="string" calcext:value-type="string">
            <text:p>Anton and Danik</text:p>
          </table:table-cell>
          <table:table-cell table:style-name="ce122" table:formula="of:=HYPERLINK(&quot;http://codeforces.com/contest/734/problem/A&quot;;&quot;CF734-D2-A&quot;)" office:value-type="string" office:string-value="CF734-D2-A" calcext:value-type="string">
            <text:p>CF734-D2-A</text:p>
          </table:table-cell>
          <table:table-cell table:style-name="ce142"/>
          <table:table-cell table:style-name="ce115" table:number-columns-repeated="5"/>
          <table:table-cell table:style-name="ce115" table:formula="of:=SUM([.E12:.H12])" office:value-type="float" office:value="0" calcext:value-type="float">
            <text:p>0</text:p>
          </table:table-cell>
          <table:table-cell table:style-name="ce115"/>
          <table:table-cell table:style-name="ce149"/>
          <table:table-cell table:style-name="ce115"/>
          <table:table-cell table:style-name="ce173" table:formula="of:=HYPERLINK(&quot;http://codeforces.com/blog/entry/48397&quot;;&quot;This is from Round 379. Here is the editorial&quot;)" office:value-type="string" office:string-value="This is from Round 379. Here is the editorial" calcext:value-type="string">
            <text:p>This is from Round 379. Here is the editorial</text:p>
          </table:table-cell>
          <table:table-cell table:number-columns-repeated="1011"/>
        </table:table-row>
        <table:table-row table:style-name="ro1">
          <table:table-cell table:style-name="ce107"/>
          <table:table-cell table:style-name="ce123"/>
          <table:table-cell table:style-name="ce142"/>
          <table:table-cell table:style-name="ce115" table:number-columns-repeated="7"/>
          <table:table-cell table:style-name="ce149"/>
          <table:table-cell table:style-name="ce115"/>
          <table:table-cell table:style-name="ce174" office:value-type="string" calcext:value-type="string">
            <text:p>You shouldn't watch a solution video unless you can't solve it by yourself and don't get it from editorial/code. Videos are there just to for extra help.</text:p>
          </table:table-cell>
          <table:table-cell table:number-columns-repeated="1011"/>
        </table:table-row>
        <table:table-row table:style-name="ro1">
          <table:table-cell table:style-name="ce107" office:value-type="string" calcext:value-type="string">
            <text:p>Bear and Big Brother</text:p>
          </table:table-cell>
          <table:table-cell table:style-name="ce122" table:formula="of:=HYPERLINK(&quot;codeforces.com/contest/791/problem/A&quot;;&quot;CF791-D2-A&quot;)" office:value-type="string" office:string-value="CF791-D2-A" calcext:value-type="string">
            <text:p>CF791-D2-A</text:p>
          </table:table-cell>
          <table:table-cell table:style-name="ce142"/>
          <table:table-cell table:style-name="ce115" table:number-columns-repeated="5"/>
          <table:table-cell table:style-name="ce115" table:formula="of:=SUM([.E14:.H14])" office:value-type="float" office:value="0" calcext:value-type="float">
            <text:p>0</text:p>
          </table:table-cell>
          <table:table-cell table:style-name="ce115"/>
          <table:table-cell table:style-name="ce149"/>
          <table:table-cell table:style-name="ce115"/>
          <table:table-cell table:style-name="ce175" table:formula="of:=HYPERLINK(&quot;https://www.youtube.com/watch?v=t05qYeiWGGc&quot;;&quot;Video Solution - Eng Youssef El Ghareeb&quot;)" office:value-type="string" office:string-value="Video Solution - Eng Youssef El Ghareeb" calcext:value-type="string">
            <text:p>Video Solution - Eng Youssef El Ghareeb</text:p>
          </table:table-cell>
          <table:table-cell table:number-columns-repeated="1011"/>
        </table:table-row>
        <table:table-row table:style-name="ro1">
          <table:table-cell table:style-name="ce107" office:value-type="string" calcext:value-type="string">
            <text:p>Team</text:p>
          </table:table-cell>
          <table:table-cell table:style-name="ce122" table:formula="of:=HYPERLINK(&quot;http://codeforces.com/contest/231/problem/A&quot;;&quot;CF231-D2-A&quot;)" office:value-type="string" office:string-value="CF231-D2-A" calcext:value-type="string">
            <text:p>CF231-D2-A</text:p>
          </table:table-cell>
          <table:table-cell table:style-name="ce142"/>
          <table:table-cell table:style-name="ce115" table:number-columns-repeated="5"/>
          <table:table-cell table:style-name="ce115" table:formula="of:=SUM([.E15:.H15])" office:value-type="float" office:value="0" calcext:value-type="float">
            <text:p>0</text:p>
          </table:table-cell>
          <table:table-cell table:style-name="ce115"/>
          <table:table-cell table:style-name="ce149"/>
          <table:table-cell table:style-name="ce115"/>
          <table:table-cell table:style-name="ce175" table:formula="of:=HYPERLINK(&quot;https://www.youtube.com/watch?v=P73Mv_GG_PY&quot;;&quot;Video Solution - Eng Youssef Ali&quot;)" office:value-type="string" office:string-value="Video Solution - Eng Youssef Ali" calcext:value-type="string">
            <text:p>Video Solution - Eng Youssef Ali</text:p>
          </table:table-cell>
          <table:table-cell table:number-columns-repeated="1011"/>
        </table:table-row>
        <table:table-row table:style-name="ro1">
          <table:table-cell table:style-name="ce107" office:value-type="string" calcext:value-type="string">
            <text:p>Beautiful Matrix</text:p>
          </table:table-cell>
          <table:table-cell table:style-name="ce122" table:formula="of:=HYPERLINK(&quot;http://codeforces.com/contest/263/problem/A&quot;;&quot;CF263-D2-A&quot;)" office:value-type="string" office:string-value="CF263-D2-A" calcext:value-type="string">
            <text:p>CF263-D2-A</text:p>
          </table:table-cell>
          <table:table-cell table:style-name="ce142"/>
          <table:table-cell table:style-name="ce115" table:number-columns-repeated="5"/>
          <table:table-cell table:style-name="ce115" table:formula="of:=SUM([.E16:.H16])" office:value-type="float" office:value="0" calcext:value-type="float">
            <text:p>0</text:p>
          </table:table-cell>
          <table:table-cell table:style-name="ce115"/>
          <table:table-cell table:style-name="ce149"/>
          <table:table-cell table:style-name="ce115"/>
          <table:table-cell table:style-name="ce171" table:formula="of:=HYPERLINK(&quot;https://www.youtube.com/watch?v=FU4thrvEvKg&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8" office:value-type="string" calcext:value-type="string">
            <text:p>Gravity Flip</text:p>
          </table:table-cell>
          <table:table-cell table:style-name="ce126" table:formula="of:=HYPERLINK(&quot;http://codeforces.com/contest/405/problem/A&quot;;&quot;CF405-D2-A&quot;)" office:value-type="string" office:string-value="CF405-D2-A" calcext:value-type="string">
            <text:p>CF405-D2-A</text:p>
          </table:table-cell>
          <table:table-cell table:style-name="ce142"/>
          <table:table-cell table:style-name="ce115" table:number-columns-repeated="5"/>
          <table:table-cell table:style-name="ce115" table:formula="of:=SUM([.E17:.H17])" office:value-type="float" office:value="0" calcext:value-type="float">
            <text:p>0</text:p>
          </table:table-cell>
          <table:table-cell table:style-name="ce111"/>
          <table:table-cell table:style-name="ce149"/>
          <table:table-cell table:style-name="ce111"/>
          <table:table-cell table:style-name="ce176" table:formula="of:=HYPERLINK(&quot;https://www.youtube.com/watch?v=HNe9QW-1MJI&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08" office:value-type="string" calcext:value-type="string">
            <text:p>Petya and Strings</text:p>
          </table:table-cell>
          <table:table-cell table:style-name="ce126" table:formula="of:=HYPERLINK(&quot;http://codeforces.com/contest/112/problem/A&quot;;&quot;CF112-D2-A&quot;)" office:value-type="string" office:string-value="CF112-D2-A" calcext:value-type="string">
            <text:p>CF112-D2-A</text:p>
          </table:table-cell>
          <table:table-cell table:style-name="ce142"/>
          <table:table-cell table:style-name="ce115" table:number-columns-repeated="5"/>
          <table:table-cell table:style-name="ce115" table:formula="of:=SUM([.E18:.H18])" office:value-type="float" office:value="0" calcext:value-type="float">
            <text:p>0</text:p>
          </table:table-cell>
          <table:table-cell table:style-name="ce111"/>
          <table:table-cell table:style-name="ce149"/>
          <table:table-cell table:style-name="ce111"/>
          <table:table-cell table:style-name="ce131" table:formula="of:=HYPERLINK(&quot;https://www.youtube.com/watch?v=Sp4zWrDvGr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oy or Girl</text:p>
          </table:table-cell>
          <table:table-cell table:style-name="ce126" table:formula="of:=HYPERLINK(&quot;http://codeforces.com/contest/236/problem/A&quot;;&quot;CF236-D2-A&quot;)" office:value-type="string" office:string-value="CF236-D2-A" calcext:value-type="string">
            <text:p>CF236-D2-A</text:p>
          </table:table-cell>
          <table:table-cell table:style-name="ce142"/>
          <table:table-cell table:style-name="ce115" table:number-columns-repeated="5"/>
          <table:table-cell table:style-name="ce115" table:formula="of:=SUM([.E19:.H19])" office:value-type="float" office:value="0" calcext:value-type="float">
            <text:p>0</text:p>
          </table:table-cell>
          <table:table-cell table:style-name="ce111"/>
          <table:table-cell table:style-name="ce149"/>
          <table:table-cell table:style-name="ce111"/>
          <table:table-cell table:style-name="ce131" table:formula="of:=HYPERLINK(&quot;https://www.youtube.com/watch?v=AOOmuJXMyHQ&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Word</text:p>
          </table:table-cell>
          <table:table-cell table:style-name="ce130" table:formula="of:=HYPERLINK(&quot;http://codeforces.com/contest/59/problem/A&quot;;&quot;CF59-D2-A&quot;)" office:value-type="string" office:string-value="CF59-D2-A" calcext:value-type="string">
            <text:p>CF59-D2-A</text:p>
          </table:table-cell>
          <table:table-cell table:style-name="ce142"/>
          <table:table-cell table:style-name="ce115" table:number-columns-repeated="5"/>
          <table:table-cell table:style-name="ce115" table:formula="of:=SUM([.E20:.H20])" office:value-type="float" office:value="0" calcext:value-type="float">
            <text:p>0</text:p>
          </table:table-cell>
          <table:table-cell table:style-name="ce111"/>
          <table:table-cell table:style-name="ce149"/>
          <table:table-cell table:style-name="ce111"/>
          <table:table-cell table:style-name="ce131" table:formula="of:=HYPERLINK(&quot;https://www.youtube.com/watch?v=gW8YOQbMdD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Word Capitalization</text:p>
          </table:table-cell>
          <table:table-cell table:style-name="ce130" table:formula="of:=HYPERLINK(&quot;http://codeforces.com/contest/281/problem/A&quot;;&quot;CF281-D2-A&quot;)" office:value-type="string" office:string-value="CF281-D2-A" calcext:value-type="string">
            <text:p>CF281-D2-A</text:p>
          </table:table-cell>
          <table:table-cell table:style-name="ce142"/>
          <table:table-cell table:style-name="ce115" table:number-columns-repeated="5"/>
          <table:table-cell table:style-name="ce115" table:formula="of:=SUM([.E21:.H21])" office:value-type="float" office:value="0" calcext:value-type="float">
            <text:p>0</text:p>
          </table:table-cell>
          <table:table-cell table:style-name="ce111"/>
          <table:table-cell table:style-name="ce149"/>
          <table:table-cell table:style-name="ce111"/>
          <table:table-cell table:style-name="ce176" table:formula="of:=HYPERLINK(&quot;https://www.youtube.com/watch?v=GctpZIJ8xB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table:table-cell table:style-name="ce130"/>
          <table:table-cell table:style-name="ce142"/>
          <table:table-cell table:style-name="ce115" table:number-columns-repeated="5"/>
          <table:table-cell table:style-name="ce115" table:formula="of:=SUM([.E22:.H22])" office:value-type="float" office:value="0" calcext:value-type="float">
            <text:p>0</text:p>
          </table:table-cell>
          <table:table-cell table:style-name="ce111"/>
          <table:table-cell table:style-name="ce149"/>
          <table:table-cell table:style-name="ce111"/>
          <table:table-cell table:style-name="ce176"/>
          <table:table-cell table:number-columns-repeated="1011"/>
        </table:table-row>
        <table:table-row table:style-name="ro1">
          <table:table-cell table:style-name="ce108" office:value-type="string" calcext:value-type="string">
            <text:p>Magnets</text:p>
          </table:table-cell>
          <table:table-cell table:style-name="ce126" table:formula="of:=HYPERLINK(&quot;http://codeforces.com/contest/344/problem/A&quot;;&quot;CF344-D2-A&quot;)" office:value-type="string" office:string-value="CF344-D2-A" calcext:value-type="string">
            <text:p>CF344-D2-A</text:p>
          </table:table-cell>
          <table:table-cell table:style-name="ce142"/>
          <table:table-cell table:style-name="ce115" table:number-columns-repeated="5"/>
          <table:table-cell table:style-name="ce115" table:formula="of:=SUM([.E23:.H23])" office:value-type="float" office:value="0" calcext:value-type="float">
            <text:p>0</text:p>
          </table:table-cell>
          <table:table-cell table:style-name="ce111"/>
          <table:table-cell table:style-name="ce149"/>
          <table:table-cell table:style-name="ce111"/>
          <table:table-cell table:style-name="ce176" table:formula="of:=HYPERLINK(&quot;https://www.youtube.com/watch?v=7o7lZTKFzp0&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ereja and Dima</text:p>
          </table:table-cell>
          <table:table-cell table:style-name="ce126" table:formula="of:=HYPERLINK(&quot;http://codeforces.com/contest/381/problem/A&quot;;&quot;CF381-D2-A&quot;)" office:value-type="string" office:string-value="CF381-D2-A" calcext:value-type="string">
            <text:p>CF381-D2-A</text:p>
          </table:table-cell>
          <table:table-cell table:style-name="ce142"/>
          <table:table-cell table:style-name="ce115" table:number-columns-repeated="5"/>
          <table:table-cell table:style-name="ce115" table:formula="of:=SUM([.E24:.H24])" office:value-type="float" office:value="0" calcext:value-type="float">
            <text:p>0</text:p>
          </table:table-cell>
          <table:table-cell table:style-name="ce111"/>
          <table:table-cell table:style-name="ce149"/>
          <table:table-cell table:style-name="ce111"/>
          <table:table-cell table:style-name="ce176" table:formula="of:=HYPERLINK(&quot;https://www.youtube.com/watch?v=XgJ0DS3r_KE&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7" office:value-type="string" calcext:value-type="string">
            <text:p>Stones on the Table</text:p>
          </table:table-cell>
          <table:table-cell table:style-name="ce122" table:formula="of:=HYPERLINK(&quot;http://codeforces.com/contest/266/problem/A&quot;;&quot;CF266-D2-A&quot;)" office:value-type="string" office:string-value="CF266-D2-A" calcext:value-type="string">
            <text:p>CF266-D2-A</text:p>
          </table:table-cell>
          <table:table-cell table:style-name="ce142"/>
          <table:table-cell table:style-name="ce115" table:number-columns-repeated="5"/>
          <table:table-cell table:style-name="ce115" table:formula="of:=SUM([.E25:.H25])" office:value-type="float" office:value="0" calcext:value-type="float">
            <text:p>0</text:p>
          </table:table-cell>
          <table:table-cell table:style-name="ce115"/>
          <table:table-cell table:style-name="ce149"/>
          <table:table-cell table:style-name="ce115"/>
          <table:table-cell table:style-name="ce175" table:formula="of:=HYPERLINK(&quot;https://www.youtube.com/watch?v=3akdDnmPwOY&amp;feature=youtu.be&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07" office:value-type="string" calcext:value-type="string">
            <text:p>Police Recruits</text:p>
          </table:table-cell>
          <table:table-cell table:style-name="ce122" table:formula="of:=HYPERLINK(&quot;http://codeforces.com/contest/427/problem/A&quot;;&quot;CF427-D2-A&quot;)" office:value-type="string" office:string-value="CF427-D2-A" calcext:value-type="string">
            <text:p>CF427-D2-A</text:p>
          </table:table-cell>
          <table:table-cell table:style-name="ce142"/>
          <table:table-cell table:style-name="ce115" table:number-columns-repeated="5"/>
          <table:table-cell table:style-name="ce115" table:formula="of:=SUM([.E26:.H26])" office:value-type="float" office:value="0" calcext:value-type="float">
            <text:p>0</text:p>
          </table:table-cell>
          <table:table-cell table:style-name="ce115"/>
          <table:table-cell table:style-name="ce149"/>
          <table:table-cell table:style-name="ce115"/>
          <table:table-cell table:style-name="ce175" table:formula="of:=HYPERLINK(&quot;https://www.youtube.com/watch?v=PECOLs3YWR0&amp;feature=youtu.be&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Black Square</text:p>
          </table:table-cell>
          <table:table-cell table:style-name="ce122" table:formula="of:=HYPERLINK(&quot;http://codeforces.com/contest/431/problem/A&quot;;&quot;CF431-D2-A&quot;)" office:value-type="string" office:string-value="CF431-D2-A" calcext:value-type="string">
            <text:p>CF431-D2-A</text:p>
          </table:table-cell>
          <table:table-cell table:style-name="ce142"/>
          <table:table-cell table:style-name="ce115" table:number-columns-repeated="5"/>
          <table:table-cell table:style-name="ce115" table:formula="of:=SUM([.E27:.H27])" office:value-type="float" office:value="0" calcext:value-type="float">
            <text:p>0</text:p>
          </table:table-cell>
          <table:table-cell table:style-name="ce115"/>
          <table:table-cell table:style-name="ce149"/>
          <table:table-cell table:style-name="ce115"/>
          <table:table-cell table:style-name="ce175" table:formula="of:=HYPERLINK(&quot;https://www.youtube.com/watch?v=mJYiMoX4t0k&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Night at the Museum</text:p>
          </table:table-cell>
          <table:table-cell table:style-name="ce122" table:formula="of:=HYPERLINK(&quot;http://codeforces.com/contest/731/problem/A&quot;;&quot;CF731-D2-A&quot;)" office:value-type="string" office:string-value="CF731-D2-A" calcext:value-type="string">
            <text:p>CF731-D2-A</text:p>
          </table:table-cell>
          <table:table-cell table:style-name="ce142"/>
          <table:table-cell table:style-name="ce115" table:number-columns-repeated="5"/>
          <table:table-cell table:style-name="ce115" table:formula="of:=SUM([.E28:.H28])" office:value-type="float" office:value="0" calcext:value-type="float">
            <text:p>0</text:p>
          </table:table-cell>
          <table:table-cell table:style-name="ce115"/>
          <table:table-cell table:style-name="ce149"/>
          <table:table-cell table:style-name="ce115"/>
          <table:table-cell table:style-name="ce175" table:formula="of:=HYPERLINK(&quot;https://www.youtube.com/watch?v=pBhXYZKAFTM&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Games</text:p>
          </table:table-cell>
          <table:table-cell table:style-name="ce122" table:formula="of:=HYPERLINK(&quot;http://codeforces.com/contest/268/problem/A&quot;;&quot;CF268-D2-A&quot;)" office:value-type="string" office:string-value="CF268-D2-A" calcext:value-type="string">
            <text:p>CF268-D2-A</text:p>
          </table:table-cell>
          <table:table-cell table:style-name="ce142"/>
          <table:table-cell table:style-name="ce115" table:number-columns-repeated="5"/>
          <table:table-cell table:style-name="ce115" table:formula="of:=SUM([.E29:.H29])" office:value-type="float" office:value="0" calcext:value-type="float">
            <text:p>0</text:p>
          </table:table-cell>
          <table:table-cell table:style-name="ce115"/>
          <table:table-cell table:style-name="ce149"/>
          <table:table-cell table:style-name="ce115"/>
          <table:table-cell table:style-name="ce175" table:formula="of:=HYPERLINK(&quot;https://www.youtube.com/watch?v=lFt2GuQtmSs&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Buy a Shovel</text:p>
          </table:table-cell>
          <table:table-cell table:style-name="ce122" table:formula="of:=HYPERLINK(&quot;http://codeforces.com/contest/732/problem/A&quot;;&quot;CF732-D2-A&quot;)" office:value-type="string" office:string-value="CF732-D2-A" calcext:value-type="string">
            <text:p>CF732-D2-A</text:p>
          </table:table-cell>
          <table:table-cell table:style-name="ce142"/>
          <table:table-cell table:style-name="ce115" table:number-columns-repeated="5"/>
          <table:table-cell table:style-name="ce115" table:formula="of:=SUM([.E30:.H30])" office:value-type="float" office:value="0" calcext:value-type="float">
            <text:p>0</text:p>
          </table:table-cell>
          <table:table-cell table:style-name="ce115"/>
          <table:table-cell table:style-name="ce149"/>
          <table:table-cell table:style-name="ce115"/>
          <table:table-cell table:style-name="ce175" table:formula="of:=HYPERLINK(&quot;https://www.youtube.com/watch?v=jKOSPuoplz0&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Is your horseshoe on the other hoof?</text:p>
          </table:table-cell>
          <table:table-cell table:style-name="ce122" table:formula="of:=HYPERLINK(&quot;http://codeforces.com/contest/228/problem/A&quot;;&quot;CF228-D2-A&quot;)" office:value-type="string" office:string-value="CF228-D2-A" calcext:value-type="string">
            <text:p>CF228-D2-A</text:p>
          </table:table-cell>
          <table:table-cell table:style-name="ce142"/>
          <table:table-cell table:style-name="ce115" table:number-columns-repeated="5"/>
          <table:table-cell table:style-name="ce115" table:formula="of:=SUM([.E31:.H31])" office:value-type="float" office:value="0" calcext:value-type="float">
            <text:p>0</text:p>
          </table:table-cell>
          <table:table-cell table:style-name="ce115"/>
          <table:table-cell table:style-name="ce149"/>
          <table:table-cell table:style-name="ce115"/>
          <table:table-cell table:style-name="ce175" table:formula="of:=HYPERLINK(&quot;https://www.youtube.com/watch?v=P73Mv_GG_PY&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Colorful Stones (Simplified Edition)</text:p>
          </table:table-cell>
          <table:table-cell table:style-name="ce122" table:formula="of:=HYPERLINK(&quot;http://codeforces.com/contest/265/problem/A&quot;;&quot;CF265-D2-A&quot;)" office:value-type="string" office:string-value="CF265-D2-A" calcext:value-type="string">
            <text:p>CF265-D2-A</text:p>
          </table:table-cell>
          <table:table-cell table:style-name="ce142"/>
          <table:table-cell table:style-name="ce115" table:number-columns-repeated="5"/>
          <table:table-cell table:style-name="ce115" table:formula="of:=SUM([.E32:.H32])" office:value-type="float" office:value="0" calcext:value-type="float">
            <text:p>0</text:p>
          </table:table-cell>
          <table:table-cell table:style-name="ce115"/>
          <table:table-cell table:style-name="ce149"/>
          <table:table-cell table:style-name="ce115"/>
          <table:table-cell table:style-name="ce175" table:formula="of:=HYPERLINK(&quot;https://www.youtube.com/watch?v=ol_mjArjBCk&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06"/>
          <table:table-cell table:style-name="ce121"/>
          <table:table-cell table:style-name="ce142"/>
          <table:table-cell table:style-name="ce115" table:number-columns-repeated="7"/>
          <table:table-cell table:style-name="ce149"/>
          <table:table-cell table:style-name="ce115"/>
          <table:table-cell table:style-name="ce165"/>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34:.H34])" office:value-type="float" office:value="0" calcext:value-type="float">
            <text:p>0</text:p>
          </table:table-cell>
          <table:table-cell table:style-name="ce115"/>
          <table:table-cell table:style-name="ce149"/>
          <table:table-cell table:style-name="ce115"/>
          <table:table-cell table:style-name="ce165" table:formula="of:=HYPERLINK(&quot;https://www.youtube.com/watch?v=EQzmtn4PzYQ&quot;;&quot;Watch - Measuring Algorithms Perfromance - 1&quot;)" office:value-type="string" office:string-value="Watch - Measuring Algorithms Perfromance - 1" calcext:value-type="string">
            <text:p>Watch - Measuring Algorithms Perfromance - 1</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35:.H35])" office:value-type="float" office:value="0" calcext:value-type="float">
            <text:p>0</text:p>
          </table:table-cell>
          <table:table-cell table:style-name="ce115"/>
          <table:table-cell table:style-name="ce149"/>
          <table:table-cell table:style-name="ce115"/>
          <table:table-cell table:style-name="ce165" table:formula="of:=HYPERLINK(&quot;https://www.youtube.com/watch?v=Syx2qDjj7TE&quot;;&quot;Watch - Elementary Math - Introduction&quot;)" office:value-type="string" office:string-value="Watch - Elementary Math - Introduction" calcext:value-type="string">
            <text:p>Watch - Elementary Math - Introduction</text:p>
          </table:table-cell>
          <table:table-cell table:number-columns-repeated="1011"/>
        </table:table-row>
        <table:table-row table:style-name="ro1">
          <table:table-cell table:style-name="ce106"/>
          <table:table-cell table:style-name="ce121"/>
          <table:table-cell table:style-name="ce142"/>
          <table:table-cell table:style-name="ce115" table:number-columns-repeated="7"/>
          <table:table-cell table:style-name="ce149"/>
          <table:table-cell table:style-name="ce115"/>
          <table:table-cell table:style-name="ce165"/>
          <table:table-cell table:number-columns-repeated="1011"/>
        </table:table-row>
        <table:table-row table:style-name="ro1">
          <table:table-cell table:style-name="ce109" office:value-type="string" calcext:value-type="string">
            <text:p>Die Roll</text:p>
          </table:table-cell>
          <table:table-cell table:style-name="ce130" table:formula="of:=HYPERLINK(&quot;http://codeforces.com/contest/9/problem/A&quot;;&quot;CF9-D2-A&quot;)" office:value-type="string" office:string-value="CF9-D2-A" calcext:value-type="string">
            <text:p>CF9-D2-A</text:p>
          </table:table-cell>
          <table:table-cell table:style-name="ce142"/>
          <table:table-cell table:style-name="ce115" table:number-columns-repeated="5"/>
          <table:table-cell table:style-name="ce115" table:formula="of:=SUM([.E37:.H37])" office:value-type="float" office:value="0" calcext:value-type="float">
            <text:p>0</text:p>
          </table:table-cell>
          <table:table-cell table:style-name="ce147"/>
          <table:table-cell table:style-name="ce149"/>
          <table:table-cell table:style-name="ce111"/>
          <table:table-cell table:style-name="ce176" table:formula="of:=HYPERLINK(&quot;https://www.youtube.com/watch?v=5T1yiz9-jZo&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Shaass and Oskols</text:p>
          </table:table-cell>
          <table:table-cell table:style-name="ce130" table:formula="of:=HYPERLINK(&quot;http://codeforces.com/contest/294/problem/A&quot;;&quot;CF294-D2-A&quot;)" office:value-type="string" office:string-value="CF294-D2-A" calcext:value-type="string">
            <text:p>CF294-D2-A</text:p>
          </table:table-cell>
          <table:table-cell table:style-name="ce142"/>
          <table:table-cell table:style-name="ce115" table:number-columns-repeated="5"/>
          <table:table-cell table:style-name="ce115" table:formula="of:=SUM([.E38:.H38])" office:value-type="float" office:value="0" calcext:value-type="float">
            <text:p>0</text:p>
          </table:table-cell>
          <table:table-cell table:style-name="ce147"/>
          <table:table-cell table:style-name="ce149"/>
          <table:table-cell table:style-name="ce111"/>
          <table:table-cell table:style-name="ce176" table:formula="of:=HYPERLINK(&quot;https://www.youtube.com/watch?v=GOuclkVCvRI&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Juicer</text:p>
          </table:table-cell>
          <table:table-cell table:style-name="ce126" table:formula="of:=HYPERLINK(&quot;http://codeforces.com/contest/709/problem/A&quot;;&quot;CF709-D2-A&quot;)" office:value-type="string" office:string-value="CF709-D2-A" calcext:value-type="string">
            <text:p>CF709-D2-A</text:p>
          </table:table-cell>
          <table:table-cell table:style-name="ce142"/>
          <table:table-cell table:style-name="ce115" table:number-columns-repeated="5"/>
          <table:table-cell table:style-name="ce115" table:formula="of:=SUM([.E39:.H39])" office:value-type="float" office:value="0" calcext:value-type="float">
            <text:p>0</text:p>
          </table:table-cell>
          <table:table-cell table:style-name="ce147"/>
          <table:table-cell table:style-name="ce149"/>
          <table:table-cell table:style-name="ce111"/>
          <table:table-cell table:style-name="ce176" table:formula="of:=HYPERLINK(&quot;https://www.youtube.com/watch?v=fPcKGZ_e8G0&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Carrot Cakes</text:p>
          </table:table-cell>
          <table:table-cell table:style-name="ce130" table:formula="of:=HYPERLINK(&quot;http://codeforces.com/contest/799/problem/A&quot;;&quot;CF799-D2-A&quot;)" office:value-type="string" office:string-value="CF799-D2-A" calcext:value-type="string">
            <text:p>CF799-D2-A</text:p>
          </table:table-cell>
          <table:table-cell table:style-name="ce142"/>
          <table:table-cell table:style-name="ce115" table:number-columns-repeated="5"/>
          <table:table-cell table:style-name="ce115" table:formula="of:=SUM([.E40:.H40])" office:value-type="float" office:value="0" calcext:value-type="float">
            <text:p>0</text:p>
          </table:table-cell>
          <table:table-cell table:style-name="ce147"/>
          <table:table-cell table:style-name="ce149"/>
          <table:table-cell table:style-name="ce111"/>
          <table:table-cell table:style-name="ce176" table:formula="of:=HYPERLINK(&quot;https://www.youtube.com/watch?v=uyEL9f8pxl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Anton and Letters</text:p>
          </table:table-cell>
          <table:table-cell table:style-name="ce130" table:formula="of:=HYPERLINK(&quot;http://codeforces.com/contest/443/problem/A&quot;;&quot;CF443-D2-A&quot;)" office:value-type="string" office:string-value="CF443-D2-A" calcext:value-type="string">
            <text:p>CF443-D2-A</text:p>
          </table:table-cell>
          <table:table-cell table:style-name="ce142"/>
          <table:table-cell table:style-name="ce115" table:number-columns-repeated="5"/>
          <table:table-cell table:style-name="ce115" table:formula="of:=SUM([.E41:.H41])" office:value-type="float" office:value="0" calcext:value-type="float">
            <text:p>0</text:p>
          </table:table-cell>
          <table:table-cell table:style-name="ce147"/>
          <table:table-cell table:style-name="ce149"/>
          <table:table-cell table:style-name="ce111"/>
          <table:table-cell table:style-name="ce176" table:formula="of:=HYPERLINK(&quot;https://www.youtube.com/watch?v=YXuljSnZaT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Way Too Long Words</text:p>
          </table:table-cell>
          <table:table-cell table:style-name="ce126" table:formula="of:=HYPERLINK(&quot;http://codeforces.com/contest/71/problem/A&quot;;&quot;CF71-D2-A&quot;)" office:value-type="string" office:string-value="CF71-D2-A" calcext:value-type="string">
            <text:p>CF71-D2-A</text:p>
          </table:table-cell>
          <table:table-cell table:style-name="ce142"/>
          <table:table-cell table:style-name="ce115" table:number-columns-repeated="5"/>
          <table:table-cell table:style-name="ce115" table:formula="of:=SUM([.E42:.H42])" office:value-type="float" office:value="0" calcext:value-type="float">
            <text:p>0</text:p>
          </table:table-cell>
          <table:table-cell table:style-name="ce147"/>
          <table:table-cell table:style-name="ce149"/>
          <table:table-cell table:style-name="ce111"/>
          <table:table-cell table:style-name="ce131" table:formula="of:=HYPERLINK(&quot;https://www.youtube.com/watch?v=yuebR81LyXE&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Free Ice Cream</text:p>
          </table:table-cell>
          <table:table-cell table:style-name="ce126" table:formula="of:=HYPERLINK(&quot;http://codeforces.com/contest/686/problem/A&quot;;&quot;CF686-D2-A&quot;)" office:value-type="string" office:string-value="CF686-D2-A" calcext:value-type="string">
            <text:p>CF686-D2-A</text:p>
          </table:table-cell>
          <table:table-cell table:style-name="ce142"/>
          <table:table-cell table:style-name="ce115" table:number-columns-repeated="5"/>
          <table:table-cell table:style-name="ce115" table:formula="of:=SUM([.E43:.H43])" office:value-type="float" office:value="0" calcext:value-type="float">
            <text:p>0</text:p>
          </table:table-cell>
          <table:table-cell table:style-name="ce147"/>
          <table:table-cell table:style-name="ce149"/>
          <table:table-cell table:style-name="ce111"/>
          <table:table-cell table:style-name="ce131" table:formula="of:=HYPERLINK(&quot;https://www.youtube.com/watch?v=Alipj6tJKK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Helpful Maths</text:p>
          </table:table-cell>
          <table:table-cell table:style-name="ce130" table:formula="of:=HYPERLINK(&quot;http://codeforces.com/contest/339/problem/A&quot;;&quot;CF339-D2-A&quot;)" office:value-type="string" office:string-value="CF339-D2-A" calcext:value-type="string">
            <text:p>CF339-D2-A</text:p>
          </table:table-cell>
          <table:table-cell table:style-name="ce142"/>
          <table:table-cell table:style-name="ce115" table:number-columns-repeated="5"/>
          <table:table-cell table:style-name="ce115" table:formula="of:=SUM([.E44:.H44])" office:value-type="float" office:value="0" calcext:value-type="float">
            <text:p>0</text:p>
          </table:table-cell>
          <table:table-cell table:style-name="ce147"/>
          <table:table-cell table:style-name="ce149"/>
          <table:table-cell table:style-name="ce111"/>
          <table:table-cell table:style-name="ce131" table:formula="of:=HYPERLINK(&quot;https://www.youtube.com/watch?v=NLsyJpkFMz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Team Olympiad</text:p>
          </table:table-cell>
          <table:table-cell table:style-name="ce126" table:formula="of:=HYPERLINK(&quot;http://codeforces.com/contest/490/problem/A&quot;;&quot;CF490-D2-A&quot;)" office:value-type="string" office:string-value="CF490-D2-A" calcext:value-type="string">
            <text:p>CF490-D2-A</text:p>
          </table:table-cell>
          <table:table-cell table:style-name="ce143"/>
          <table:table-cell table:style-name="ce147" table:number-columns-repeated="5"/>
          <table:table-cell table:style-name="ce115" table:formula="of:=SUM([.E45:.H45])" office:value-type="float" office:value="0" calcext:value-type="float">
            <text:p>0</text:p>
          </table:table-cell>
          <table:table-cell table:style-name="ce147"/>
          <table:table-cell table:style-name="ce149"/>
          <table:table-cell table:style-name="ce111"/>
          <table:table-cell table:style-name="ce176" table:formula="of:=HYPERLINK(&quot;https://www.youtube.com/watch?v=2jJA1PCOrgg&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New Password</text:p>
          </table:table-cell>
          <table:table-cell table:style-name="ce130" table:formula="of:=HYPERLINK(&quot;http://codeforces.com/contest/770/problem/A&quot;;&quot;CF770-D2-A&quot;)" office:value-type="string" office:string-value="CF770-D2-A" calcext:value-type="string">
            <text:p>CF770-D2-A</text:p>
          </table:table-cell>
          <table:table-cell table:style-name="ce142"/>
          <table:table-cell table:style-name="ce115" table:number-columns-repeated="5"/>
          <table:table-cell table:style-name="ce115" table:formula="of:=SUM([.E46:.H46])" office:value-type="float" office:value="0" calcext:value-type="float">
            <text:p>0</text:p>
          </table:table-cell>
          <table:table-cell table:style-name="ce147"/>
          <table:table-cell table:style-name="ce149"/>
          <table:table-cell table:style-name="ce111"/>
          <table:table-cell table:style-name="ce108"/>
          <table:table-cell table:number-columns-repeated="1011"/>
        </table:table-row>
        <table:table-row table:style-name="ro1">
          <table:table-cell table:style-name="ce109"/>
          <table:table-cell table:style-name="ce130"/>
          <table:table-cell table:style-name="ce142"/>
          <table:table-cell table:style-name="ce115" table:number-columns-repeated="5"/>
          <table:table-cell table:style-name="ce115" table:formula="of:=SUM([.E47:.H47])" office:value-type="float" office:value="0" calcext:value-type="float">
            <text:p>0</text:p>
          </table:table-cell>
          <table:table-cell table:style-name="ce111"/>
          <table:table-cell table:style-name="ce149"/>
          <table:table-cell table:style-name="ce111"/>
          <table:table-cell table:style-name="ce108"/>
          <table:table-cell table:number-columns-repeated="1011"/>
        </table:table-row>
        <table:table-row table:style-name="ro1">
          <table:table-cell table:style-name="ce108" office:value-type="string" calcext:value-type="string">
            <text:p>Presents</text:p>
          </table:table-cell>
          <table:table-cell table:style-name="ce126" table:formula="of:=HYPERLINK(&quot;http://codeforces.com/contest/136/problem/A&quot;;&quot;CF136-D2-A&quot;)" office:value-type="string" office:string-value="CF136-D2-A" calcext:value-type="string">
            <text:p>CF136-D2-A</text:p>
          </table:table-cell>
          <table:table-cell table:style-name="ce144"/>
          <table:table-cell table:style-name="ce111" table:number-columns-repeated="4"/>
          <table:table-cell table:style-name="ce147"/>
          <table:table-cell table:style-name="ce115" table:formula="of:=SUM([.E48:.H48])" office:value-type="float" office:value="0" calcext:value-type="float">
            <text:p>0</text:p>
          </table:table-cell>
          <table:table-cell table:style-name="ce111"/>
          <table:table-cell table:style-name="ce149"/>
          <table:table-cell table:style-name="ce111"/>
          <table:table-cell table:style-name="ce176" table:formula="of:=HYPERLINK(&quot;https://www.youtube.com/watch?v=MduaJDmo7RU&quot;;&quot;Video Solution - Eng Ahmed Rafaat (Python)&quot;)" office:value-type="string" office:string-value="Video Solution - Eng Ahmed Rafaat (Python)" calcext:value-type="string">
            <text:p>Video Solution - Eng Ahmed Rafaat (Python)</text:p>
          </table:table-cell>
          <table:table-cell table:number-columns-repeated="1011"/>
        </table:table-row>
        <table:table-row table:style-name="ro1">
          <table:table-cell table:style-name="ce108" office:value-type="string" calcext:value-type="string">
            <text:p>Lineland Mail</text:p>
          </table:table-cell>
          <table:table-cell table:style-name="ce126" table:formula="of:=HYPERLINK(&quot;http://codeforces.com/contest/567/problem/A&quot;;&quot;CF567-D2-A&quot;)" office:value-type="string" office:string-value="CF567-D2-A" calcext:value-type="string">
            <text:p>CF567-D2-A</text:p>
          </table:table-cell>
          <table:table-cell table:style-name="ce144"/>
          <table:table-cell table:style-name="ce111" table:number-columns-repeated="4"/>
          <table:table-cell table:style-name="ce147"/>
          <table:table-cell table:style-name="ce115" table:formula="of:=SUM([.E49:.H49])" office:value-type="float" office:value="0" calcext:value-type="float">
            <text:p>0</text:p>
          </table:table-cell>
          <table:table-cell table:style-name="ce111"/>
          <table:table-cell table:style-name="ce149"/>
          <table:table-cell table:style-name="ce111"/>
          <table:table-cell table:style-name="ce176" table:formula="of:=HYPERLINK(&quot;https://www.youtube.com/watch?v=gc4BEAw0pbs&amp;feature=youtu.be&quot;;&quot;Video Solution - Eng Ahmed Rafaat (Python)&quot;)" office:value-type="string" office:string-value="Video Solution - Eng Ahmed Rafaat (Python)" calcext:value-type="string">
            <text:p>Video Solution - Eng Ahmed Rafaat (Python)</text:p>
          </table:table-cell>
          <table:table-cell table:number-columns-repeated="1011"/>
        </table:table-row>
        <table:table-row table:style-name="ro1">
          <table:table-cell table:style-name="ce109" office:value-type="string" calcext:value-type="string">
            <text:p>Mahmoud and Longest Uncommon Subsequence</text:p>
          </table:table-cell>
          <table:table-cell table:style-name="ce130" table:formula="of:=HYPERLINK(&quot;http://codeforces.com/contest/766/problem/A&quot;;&quot;CF766-D2-A&quot;)" office:value-type="string" office:string-value="CF766-D2-A" calcext:value-type="string">
            <text:p>CF766-D2-A</text:p>
          </table:table-cell>
          <table:table-cell table:style-name="ce142"/>
          <table:table-cell table:style-name="ce115" table:number-columns-repeated="5"/>
          <table:table-cell table:style-name="ce115" table:formula="of:=SUM([.E50:.H50])" office:value-type="float" office:value="0" calcext:value-type="float">
            <text:p>0</text:p>
          </table:table-cell>
          <table:table-cell table:style-name="ce111"/>
          <table:table-cell table:style-name="ce149"/>
          <table:table-cell table:style-name="ce111"/>
          <table:table-cell table:style-name="ce131" table:formula="of:=HYPERLINK(&quot;https://www.youtube.com/watch?v=nq66DIFAyhs&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nacktower</text:p>
          </table:table-cell>
          <table:table-cell table:style-name="ce126" table:formula="of:=HYPERLINK(&quot;http://codeforces.com/problemset/problem/767/A&quot;;&quot;CF767-D2-A&quot;)" office:value-type="string" office:string-value="CF767-D2-A" calcext:value-type="string">
            <text:p>CF767-D2-A</text:p>
          </table:table-cell>
          <table:table-cell table:style-name="ce142"/>
          <table:table-cell table:style-name="ce115" table:number-columns-repeated="5"/>
          <table:table-cell table:style-name="ce115" table:formula="of:=SUM([.E51:.H51])" office:value-type="float" office:value="0" calcext:value-type="float">
            <text:p>0</text:p>
          </table:table-cell>
          <table:table-cell table:style-name="ce111"/>
          <table:table-cell table:style-name="ce149"/>
          <table:table-cell table:style-name="ce111"/>
          <table:table-cell table:style-name="ce131" table:formula="of:=HYPERLINK(&quot;https://www.youtube.com/watch?v=MVHuUdj_CW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Oath of the Night's Watch</text:p>
          </table:table-cell>
          <table:table-cell table:style-name="ce126" table:formula="of:=HYPERLINK(&quot;http://codeforces.com/contest/768/problem/A&quot;;&quot;CF768-D2-A&quot;)" office:value-type="string" office:string-value="CF768-D2-A" calcext:value-type="string">
            <text:p>CF768-D2-A</text:p>
          </table:table-cell>
          <table:table-cell table:style-name="ce142"/>
          <table:table-cell table:style-name="ce115" table:number-columns-repeated="5"/>
          <table:table-cell table:style-name="ce115" table:formula="of:=SUM([.E52:.H52])" office:value-type="float" office:value="0" calcext:value-type="float">
            <text:p>0</text:p>
          </table:table-cell>
          <table:table-cell table:style-name="ce111"/>
          <table:table-cell table:style-name="ce149"/>
          <table:table-cell table:style-name="ce111"/>
          <table:table-cell table:style-name="ce131" table:formula="of:=HYPERLINK(&quot;https://www.youtube.com/watch?v=4vBmYmqOoI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Next Round</text:p>
          </table:table-cell>
          <table:table-cell table:style-name="ce126" table:formula="of:=HYPERLINK(&quot;http://codeforces.com/contest/158/problem/A&quot;;&quot;CF158-D12-A&quot;)" office:value-type="string" office:string-value="CF158-D12-A" calcext:value-type="string">
            <text:p>CF158-D12-A</text:p>
          </table:table-cell>
          <table:table-cell table:style-name="ce142"/>
          <table:table-cell table:style-name="ce115" table:number-columns-repeated="5"/>
          <table:table-cell table:style-name="ce115" table:formula="of:=SUM([.E53:.H53])" office:value-type="float" office:value="0" calcext:value-type="float">
            <text:p>0</text:p>
          </table:table-cell>
          <table:table-cell table:style-name="ce111"/>
          <table:table-cell table:style-name="ce149"/>
          <table:table-cell table:style-name="ce111"/>
          <table:table-cell table:style-name="ce131" table:formula="of:=HYPERLINK(&quot;https://www.youtube.com/watch?v=jwF2F5D8j9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it++</text:p>
          </table:table-cell>
          <table:table-cell table:style-name="ce126" table:formula="of:=HYPERLINK(&quot;http://codeforces.com/contest/282/problem/A&quot;;&quot;CF282-D2-A&quot;)" office:value-type="string" office:string-value="CF282-D2-A" calcext:value-type="string">
            <text:p>CF282-D2-A</text:p>
          </table:table-cell>
          <table:table-cell table:style-name="ce144"/>
          <table:table-cell table:style-name="ce111" table:number-columns-repeated="4"/>
          <table:table-cell table:style-name="ce147"/>
          <table:table-cell table:style-name="ce115" table:formula="of:=SUM([.E54:.H54])" office:value-type="float" office:value="0" calcext:value-type="float">
            <text:p>0</text:p>
          </table:table-cell>
          <table:table-cell table:style-name="ce111"/>
          <table:table-cell table:style-name="ce149"/>
          <table:table-cell table:style-name="ce111"/>
          <table:table-cell table:style-name="ce176" table:formula="of:=HYPERLINK(&quot;https://www.youtube.com/watch?v=5TyT1RIv3w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Young Physicist</text:p>
          </table:table-cell>
          <table:table-cell table:style-name="ce126" table:formula="of:=HYPERLINK(&quot;http://codeforces.com/contest/69/problem/A&quot;;&quot;CF69-D2-A&quot;)" office:value-type="string" office:string-value="CF69-D2-A" calcext:value-type="string">
            <text:p>CF69-D2-A</text:p>
          </table:table-cell>
          <table:table-cell table:style-name="ce142"/>
          <table:table-cell table:style-name="ce115" table:number-columns-repeated="5"/>
          <table:table-cell table:style-name="ce115" table:formula="of:=SUM([.E55:.H55])" office:value-type="float" office:value="0" calcext:value-type="float">
            <text:p>0</text:p>
          </table:table-cell>
          <table:table-cell table:style-name="ce111"/>
          <table:table-cell table:style-name="ce149"/>
          <table:table-cell table:style-name="ce111"/>
          <table:table-cell table:style-name="ce131" table:formula="of:=HYPERLINK(&quot;https://www.youtube.com/watch?v=L8pMTIq7DF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Pangram</text:p>
          </table:table-cell>
          <table:table-cell table:style-name="ce126" table:formula="of:=HYPERLINK(&quot;http://codeforces.com/contest/520/problem/A&quot;;&quot;CF520-D2-A&quot;)" office:value-type="string" office:string-value="CF520-D2-A" calcext:value-type="string">
            <text:p>CF520-D2-A</text:p>
          </table:table-cell>
          <table:table-cell table:style-name="ce142"/>
          <table:table-cell table:style-name="ce115" table:number-columns-repeated="5"/>
          <table:table-cell table:style-name="ce115" table:formula="of:=SUM([.E56:.H56])" office:value-type="float" office:value="0" calcext:value-type="float">
            <text:p>0</text:p>
          </table:table-cell>
          <table:table-cell table:style-name="ce111"/>
          <table:table-cell table:style-name="ce149"/>
          <table:table-cell table:style-name="ce111"/>
          <table:table-cell table:style-name="ce176" table:formula="of:=HYPERLINK(&quot;https://www.youtube.com/watch?v=TrHCzh7bPR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Twins</text:p>
          </table:table-cell>
          <table:table-cell table:style-name="ce126" table:formula="of:=HYPERLINK(&quot;http://codeforces.com/contest/160/problem/A&quot;;&quot;CF160-D2-A&quot;)" office:value-type="string" office:string-value="CF160-D2-A" calcext:value-type="string">
            <text:p>CF160-D2-A</text:p>
          </table:table-cell>
          <table:table-cell table:style-name="ce144"/>
          <table:table-cell table:style-name="ce111" table:number-columns-repeated="4"/>
          <table:table-cell table:style-name="ce147"/>
          <table:table-cell table:style-name="ce115" table:formula="of:=SUM([.E57:.H57])" office:value-type="float" office:value="0" calcext:value-type="float">
            <text:p>0</text:p>
          </table:table-cell>
          <table:table-cell table:style-name="ce111"/>
          <table:table-cell table:style-name="ce149"/>
          <table:table-cell table:style-name="ce111"/>
          <table:table-cell table:style-name="ce176" table:formula="of:=HYPERLINK(&quot;https://www.youtube.com/watch?v=V6fh3b50nX8&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Keyboard</text:p>
          </table:table-cell>
          <table:table-cell table:style-name="ce126" table:formula="of:=HYPERLINK(&quot;http://codeforces.com/contest/474/problem/A&quot;;&quot;CF474-D2-A&quot;)" office:value-type="string" office:string-value="CF474-D2-A" calcext:value-type="string">
            <text:p>CF474-D2-A</text:p>
          </table:table-cell>
          <table:table-cell table:style-name="ce144"/>
          <table:table-cell table:style-name="ce111" table:number-columns-repeated="5"/>
          <table:table-cell table:style-name="ce115" table:formula="of:=SUM([.E58:.H58])" office:value-type="float" office:value="0" calcext:value-type="float">
            <text:p>0</text:p>
          </table:table-cell>
          <table:table-cell table:style-name="ce111"/>
          <table:table-cell table:style-name="ce153"/>
          <table:table-cell table:style-name="ce111"/>
          <table:table-cell table:style-name="ce176" table:formula="of:=HYPERLINK(&quot;https://www.youtube.com/watch?v=oFIiCpVI3C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11" table:number-columns-repeated="2"/>
          <table:table-cell table:style-name="ce142"/>
          <table:table-cell table:style-name="ce115" table:number-columns-repeated="6"/>
          <table:table-cell table:style-name="ce111"/>
          <table:table-cell table:style-name="ce149"/>
          <table:table-cell table:style-name="ce111"/>
          <table:table-cell table:style-name="ce177"/>
          <table:table-cell table:number-columns-repeated="1011"/>
        </table:table-row>
        <table:table-row table:style-name="ro1">
          <table:table-cell table:style-name="ce111" table:number-columns-repeated="2"/>
          <table:table-cell table:style-name="ce142"/>
          <table:table-cell table:style-name="ce115" table:number-columns-repeated="5"/>
          <table:table-cell table:style-name="ce115" table:formula="of:=SUM([.E60:.H60])" office:value-type="float" office:value="0" calcext:value-type="float">
            <text:p>0</text:p>
          </table:table-cell>
          <table:table-cell table:style-name="ce111"/>
          <table:table-cell table:style-name="ce149"/>
          <table:table-cell table:style-name="ce111"/>
          <table:table-cell table:style-name="ce177" table:formula="of:=HYPERLINK(&quot;https://www.youtube.com/watch?v=jzfcfQVBtKA&quot;;&quot;Watch - Graph Theory - Intro&quot;)" office:value-type="string" office:string-value="Watch - Graph Theory - Intro" calcext:value-type="string">
            <text:p>Watch - Graph Theory - Intro</text:p>
          </table:table-cell>
          <table:table-cell table:number-columns-repeated="1011"/>
        </table:table-row>
        <table:table-row table:style-name="ro1">
          <table:table-cell table:style-name="ce111" table:number-columns-repeated="2"/>
          <table:table-cell table:style-name="ce142"/>
          <table:table-cell table:style-name="ce115" table:number-columns-repeated="5"/>
          <table:table-cell table:style-name="ce115" table:formula="of:=SUM([.E61:.H61])" office:value-type="float" office:value="0" calcext:value-type="float">
            <text:p>0</text:p>
          </table:table-cell>
          <table:table-cell table:style-name="ce111"/>
          <table:table-cell table:style-name="ce149"/>
          <table:table-cell table:style-name="ce111"/>
          <table:table-cell table:style-name="ce177" table:formula="of:=HYPERLINK(&quot;https://www.youtube.com/watch?v=9DP0X2xlPCo&quot;;&quot;Watch - Graph Theory - DFS&quot;)" office:value-type="string" office:string-value="Watch - Graph Theory - DFS" calcext:value-type="string">
            <text:p>Watch - Graph Theory - DFS</text:p>
          </table:table-cell>
          <table:table-cell table:number-columns-repeated="1011"/>
        </table:table-row>
        <table:table-row table:style-name="ro1">
          <table:table-cell table:style-name="ce108" office:value-type="string" calcext:value-type="string">
            <text:p>The Seasonal War</text:p>
          </table:table-cell>
          <table:table-cell table:style-name="ce131" table:formula="of:=HYPERLINK(&quot;https://uva.onlinejudge.org/index.php?option=onlinejudge&amp;page=show_problem&amp;problem=288&quot;;&quot;UVA 352&quot;)" office:value-type="string" office:string-value="UVA 352" calcext:value-type="string">
            <text:p>UVA 352</text:p>
          </table:table-cell>
          <table:table-cell table:style-name="ce142"/>
          <table:table-cell table:style-name="ce115" table:number-columns-repeated="5"/>
          <table:table-cell table:style-name="ce115" table:formula="of:=SUM([.E62:.H62])" office:value-type="float" office:value="0" calcext:value-type="float">
            <text:p>0</text:p>
          </table:table-cell>
          <table:table-cell table:style-name="ce111"/>
          <table:table-cell table:style-name="ce149"/>
          <table:table-cell table:style-name="ce111"/>
          <table:table-cell table:style-name="ce176" table:formula="of:=HYPERLINK(&quot;https://www.youtube.com/watch?v=-nRiMjHEIUg&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Marcus</text:p>
          </table:table-cell>
          <table:table-cell table:style-name="ce131" table:formula="of:=HYPERLINK(&quot;https://uva.onlinejudge.org/index.php?option=onlinejudge&amp;page=show_problem&amp;problem=1393&quot;;&quot;UVA 10452&quot;)" office:value-type="string" office:string-value="UVA 10452" calcext:value-type="string">
            <text:p>UVA 10452</text:p>
          </table:table-cell>
          <table:table-cell table:style-name="ce142"/>
          <table:table-cell table:style-name="ce115" table:number-columns-repeated="5"/>
          <table:table-cell table:style-name="ce115" table:formula="of:=SUM([.E63:.H63])" office:value-type="float" office:value="0" calcext:value-type="float">
            <text:p>0</text:p>
          </table:table-cell>
          <table:table-cell table:style-name="ce111"/>
          <table:table-cell table:style-name="ce149"/>
          <table:table-cell table:style-name="ce111"/>
          <table:table-cell table:style-name="ce176" table:formula="of:=HYPERLINK(&quot;https://www.youtube.com/watch?v=HtaczlDLylk&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Battleships</text:p>
          </table:table-cell>
          <table:table-cell table:style-name="ce131" table:formula="of:=HYPERLINK(&quot;https://uva.onlinejudge.org/index.php?option=com_onlinejudge&amp;Itemid=8&amp;page=show_problem&amp;problem=3104&quot;;&quot;UVA 11953&quot;)" office:value-type="string" office:string-value="UVA 11953" calcext:value-type="string">
            <text:p>UVA 11953</text:p>
          </table:table-cell>
          <table:table-cell table:style-name="ce142"/>
          <table:table-cell table:style-name="ce115" table:number-columns-repeated="5"/>
          <table:table-cell table:style-name="ce115" table:formula="of:=SUM([.E64:.H64])" office:value-type="float" office:value="0" calcext:value-type="float">
            <text:p>0</text:p>
          </table:table-cell>
          <table:table-cell table:style-name="ce111"/>
          <table:table-cell table:style-name="ce149"/>
          <table:table-cell table:style-name="ce111"/>
          <table:table-cell table:style-name="ce176" table:formula="of:=HYPERLINK(&quot;https://www.youtube.com/watch?v=nvPucDrmErI&quot;;&quot;Video Solution - Eng Aya Elymany&quot;)" office:value-type="string" office:string-value="Video Solution - Eng Aya Elymany" calcext:value-type="string">
            <text:p>Video Solution - Eng Aya Elymany</text:p>
          </table:table-cell>
          <table:table-cell table:number-columns-repeated="1011"/>
        </table:table-row>
        <table:table-row table:style-name="ro1">
          <table:table-cell table:style-name="ce108" office:value-type="string" calcext:value-type="string">
            <text:p>Forming Teams</text:p>
          </table:table-cell>
          <table:table-cell table:style-name="ce131" table:formula="of:=HYPERLINK(&quot;http://codeforces.com/contest/216/problem/B&quot;;&quot;CF216-D2-B&quot;)" office:value-type="string" office:string-value="CF216-D2-B" calcext:value-type="string">
            <text:p>CF216-D2-B</text:p>
          </table:table-cell>
          <table:table-cell table:style-name="ce142"/>
          <table:table-cell table:style-name="ce115" table:number-columns-repeated="5"/>
          <table:table-cell table:style-name="ce115" table:formula="of:=SUM([.E65:.H65])" office:value-type="float" office:value="0" calcext:value-type="float">
            <text:p>0</text:p>
          </table:table-cell>
          <table:table-cell table:style-name="ce111"/>
          <table:table-cell table:style-name="ce149"/>
          <table:table-cell table:style-name="ce111"/>
          <table:table-cell table:style-name="ce176" table:formula="of:=HYPERLINK(&quot;https://www.youtube.com/watch?v=O4rahDYs9-c&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Hierarchy</text:p>
          </table:table-cell>
          <table:table-cell table:style-name="ce131" table:formula="of:=HYPERLINK(&quot;http://www.spoj.com/problems/MAKETREE/&quot;;&quot;SPOJ MAKETREE&quot;)" office:value-type="string" office:string-value="SPOJ MAKETREE" calcext:value-type="string">
            <text:p>SPOJ MAKETREE</text:p>
          </table:table-cell>
          <table:table-cell table:style-name="ce142"/>
          <table:table-cell table:style-name="ce115" table:number-columns-repeated="5"/>
          <table:table-cell table:style-name="ce115" table:formula="of:=SUM([.E66:.H66])" office:value-type="float" office:value="0" calcext:value-type="float">
            <text:p>0</text:p>
          </table:table-cell>
          <table:table-cell table:style-name="ce111"/>
          <table:table-cell table:style-name="ce149"/>
          <table:table-cell table:style-name="ce111"/>
          <table:table-cell table:style-name="ce175" table:formula="of:=HYPERLINK(&quot;https://www.youtube.com/watch?v=Rmi_2e6gt5M&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office:value-type="string" calcext:value-type="string">
            <text:p>Ordering Tasks</text:p>
          </table:table-cell>
          <table:table-cell table:style-name="ce131" table:formula="of:=HYPERLINK(&quot;https://uva.onlinejudge.org/index.php?option=onlinejudge&amp;page=show_problem&amp;problem=1246&quot;;&quot;UVA 10305&quot;)" office:value-type="string" office:string-value="UVA 10305" calcext:value-type="string">
            <text:p>UVA 10305</text:p>
          </table:table-cell>
          <table:table-cell table:style-name="ce142"/>
          <table:table-cell table:style-name="ce115" table:number-columns-repeated="5"/>
          <table:table-cell table:style-name="ce115" table:formula="of:=SUM([.E67:.H67])" office:value-type="float" office:value="0" calcext:value-type="float">
            <text:p>0</text:p>
          </table:table-cell>
          <table:table-cell table:style-name="ce111"/>
          <table:table-cell table:style-name="ce149"/>
          <table:table-cell table:style-name="ce111"/>
          <table:table-cell table:style-name="ce175" table:formula="of:=HYPERLINK(&quot;https://www.youtube.com/watch?v=4t-4ZC8BRj8&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table:table-cell table:style-name="ce126"/>
          <table:table-cell table:style-name="ce142"/>
          <table:table-cell table:style-name="ce115" table:number-columns-repeated="5"/>
          <table:table-cell table:style-name="ce115" table:formula="of:=SUM([.E68:.H68])" office:value-type="float" office:value="0" calcext:value-type="float">
            <text:p>0</text:p>
          </table:table-cell>
          <table:table-cell table:style-name="ce111"/>
          <table:table-cell table:style-name="ce149"/>
          <table:table-cell table:style-name="ce111" table:number-columns-repeated="2"/>
          <table:table-cell table:number-columns-repeated="1011"/>
        </table:table-row>
        <table:table-row table:style-name="ro1">
          <table:table-cell table:style-name="ce108" office:value-type="string" calcext:value-type="string">
            <text:p>Even Odds</text:p>
          </table:table-cell>
          <table:table-cell table:style-name="ce126" table:formula="of:=HYPERLINK(&quot;http://codeforces.com/contest/318/problem/A&quot;;&quot;CF318-D2-A&quot;)" office:value-type="string" office:string-value="CF318-D2-A" calcext:value-type="string">
            <text:p>CF318-D2-A</text:p>
          </table:table-cell>
          <table:table-cell table:style-name="ce142"/>
          <table:table-cell table:style-name="ce115" table:number-columns-repeated="5"/>
          <table:table-cell table:style-name="ce115" table:formula="of:=SUM([.E69:.H69])" office:value-type="float" office:value="0" calcext:value-type="float">
            <text:p>0</text:p>
          </table:table-cell>
          <table:table-cell table:style-name="ce111"/>
          <table:table-cell table:style-name="ce149"/>
          <table:table-cell table:style-name="ce111"/>
          <table:table-cell table:style-name="ce176" table:formula="of:=HYPERLINK(&quot;https://www.youtube.com/watch?v=w7gZx99Efzs&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Good Number</text:p>
          </table:table-cell>
          <table:table-cell table:style-name="ce122" table:formula="of:=HYPERLINK(&quot;http://codeforces.com/contest/365/problem/A&quot;;&quot;CF365-D2-A&quot;)" office:value-type="string" office:string-value="CF365-D2-A" calcext:value-type="string">
            <text:p>CF365-D2-A</text:p>
          </table:table-cell>
          <table:table-cell table:style-name="ce142"/>
          <table:table-cell table:style-name="ce115" table:number-columns-repeated="5"/>
          <table:table-cell table:style-name="ce115" table:formula="of:=SUM([.E70:.H70])" office:value-type="float" office:value="0" calcext:value-type="float">
            <text:p>0</text:p>
          </table:table-cell>
          <table:table-cell table:style-name="ce148"/>
          <table:table-cell table:style-name="ce149"/>
          <table:table-cell table:style-name="ce148"/>
          <table:table-cell table:style-name="ce134" table:formula="of:=HYPERLINK(&quot;https://www.youtube.com/watch?v=W5SLLnni1KM&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Dice Tower</text:p>
          </table:table-cell>
          <table:table-cell table:style-name="ce122" table:formula="of:=HYPERLINK(&quot;http://codeforces.com/contest/225/problem/A&quot;;&quot;CF225-D2-A&quot;)" office:value-type="string" office:string-value="CF225-D2-A" calcext:value-type="string">
            <text:p>CF225-D2-A</text:p>
          </table:table-cell>
          <table:table-cell table:style-name="ce142"/>
          <table:table-cell table:style-name="ce115" table:number-columns-repeated="5"/>
          <table:table-cell table:style-name="ce115" table:formula="of:=SUM([.E71:.H71])" office:value-type="float" office:value="0" calcext:value-type="float">
            <text:p>0</text:p>
          </table:table-cell>
          <table:table-cell table:style-name="ce148"/>
          <table:table-cell table:style-name="ce149"/>
          <table:table-cell table:style-name="ce148"/>
          <table:table-cell table:style-name="ce134" table:formula="of:=HYPERLINK(&quot;https://www.youtube.com/watch?v=AU4cdWZrKNA&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Alyona and Numbers</text:p>
          </table:table-cell>
          <table:table-cell table:style-name="ce122" table:formula="of:=HYPERLINK(&quot;http://codeforces.com/contest/682/problem/A&quot;;&quot;CF682-D2-A&quot;)" office:value-type="string" office:string-value="CF682-D2-A" calcext:value-type="string">
            <text:p>CF682-D2-A</text:p>
          </table:table-cell>
          <table:table-cell table:style-name="ce142"/>
          <table:table-cell table:style-name="ce115" table:number-columns-repeated="5"/>
          <table:table-cell table:style-name="ce115" table:formula="of:=SUM([.E72:.H72])" office:value-type="float" office:value="0" calcext:value-type="float">
            <text:p>0</text:p>
          </table:table-cell>
          <table:table-cell table:style-name="ce148"/>
          <table:table-cell table:style-name="ce149"/>
          <table:table-cell table:style-name="ce148"/>
          <table:table-cell table:style-name="ce134" table:formula="of:=HYPERLINK(&quot;https://www.youtube.com/watch?v=05ZIXw2G4Pw&amp;feature=youtu.b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Mountain Scenery</text:p>
          </table:table-cell>
          <table:table-cell table:style-name="ce122" table:formula="of:=HYPERLINK(&quot;http://codeforces.com/contest/218/problem/A&quot;;&quot;CF218-D2-A&quot;)" office:value-type="string" office:string-value="CF218-D2-A" calcext:value-type="string">
            <text:p>CF218-D2-A</text:p>
          </table:table-cell>
          <table:table-cell table:style-name="ce142"/>
          <table:table-cell table:style-name="ce115" table:number-columns-repeated="5"/>
          <table:table-cell table:style-name="ce115" table:formula="of:=SUM([.E73:.H73])" office:value-type="float" office:value="0" calcext:value-type="float">
            <text:p>0</text:p>
          </table:table-cell>
          <table:table-cell table:style-name="ce148"/>
          <table:table-cell table:style-name="ce149"/>
          <table:table-cell table:style-name="ce148"/>
          <table:table-cell table:style-name="ce134" table:formula="of:=HYPERLINK(&quot;https://www.youtube.com/watch?v=qmGhxFPv5GI&amp;feature=youtu.b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Help Vasilisa the Wise 2</text:p>
          </table:table-cell>
          <table:table-cell table:style-name="ce122" table:formula="of:=HYPERLINK(&quot;http://codeforces.com/contest/143/problem/A&quot;;&quot;CF143-D2-A&quot;)" office:value-type="string" office:string-value="CF143-D2-A" calcext:value-type="string">
            <text:p>CF143-D2-A</text:p>
          </table:table-cell>
          <table:table-cell table:style-name="ce142"/>
          <table:table-cell table:style-name="ce115" table:number-columns-repeated="5"/>
          <table:table-cell table:style-name="ce115" table:formula="of:=SUM([.E74:.H74])" office:value-type="float" office:value="0" calcext:value-type="float">
            <text:p>0</text:p>
          </table:table-cell>
          <table:table-cell table:style-name="ce148"/>
          <table:table-cell table:style-name="ce149"/>
          <table:table-cell table:style-name="ce148"/>
          <table:table-cell table:style-name="ce134" table:formula="of:=HYPERLINK(&quot;https://www.youtube.com/watch?v=cmMkGSMHTK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Chewbaсca and Number</text:p>
          </table:table-cell>
          <table:table-cell table:style-name="ce122" table:formula="of:=HYPERLINK(&quot;http://codeforces.com/contest/514/problem/A&quot;;&quot;CF514-D2-A&quot;)" office:value-type="string" office:string-value="CF514-D2-A" calcext:value-type="string">
            <text:p>CF514-D2-A</text:p>
          </table:table-cell>
          <table:table-cell table:style-name="ce142"/>
          <table:table-cell table:style-name="ce115" table:number-columns-repeated="5"/>
          <table:table-cell table:style-name="ce115" table:formula="of:=SUM([.E75:.H75])" office:value-type="float" office:value="0" calcext:value-type="float">
            <text:p>0</text:p>
          </table:table-cell>
          <table:table-cell table:style-name="ce148"/>
          <table:table-cell table:style-name="ce149"/>
          <table:table-cell table:style-name="ce148"/>
          <table:table-cell table:style-name="ce134" table:formula="of:=HYPERLINK(&quot;https://www.youtube.com/watch?v=wU51frCexTY&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3">
          <table:table-cell table:style-name="ce110" office:value-type="string" calcext:value-type="string">
            <text:p>Ksenia and Pan Scales</text:p>
          </table:table-cell>
          <table:table-cell table:style-name="ce122" table:formula="of:=HYPERLINK(&quot;http://codeforces.com/contest/382/problem/A&quot;;&quot;CF382-D2-A&quot;)" office:value-type="string" office:string-value="CF382-D2-A" calcext:value-type="string">
            <text:p>CF382-D2-A</text:p>
          </table:table-cell>
          <table:table-cell table:style-name="ce142" office:value-type="string" calcext:value-type="string">
            <text:p>aC</text:p>
          </table:table-cell>
          <table:table-cell table:style-name="ce115" table:number-columns-repeated="5"/>
          <table:table-cell table:style-name="ce115" table:formula="of:=SUM([.E76:.H76])" office:value-type="float" office:value="0" calcext:value-type="float">
            <text:p>0</text:p>
          </table:table-cell>
          <table:table-cell table:style-name="ce148"/>
          <table:table-cell table:style-name="ce149"/>
          <table:table-cell table:style-name="ce148"/>
          <table:table-cell table:style-name="ce171" table:formula="of:=HYPERLINK(&quot;https://www.youtube.com/watch?v=6xkV-GeRs2o&amp;feature=youtu.be&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3">
          <table:table-cell table:style-name="ce110" office:value-type="string" calcext:value-type="string">
            <text:p>Launch of Collider</text:p>
          </table:table-cell>
          <table:table-cell table:style-name="ce122" table:formula="of:=HYPERLINK(&quot;http://codeforces.com/contest/699/problem/A&quot;;&quot;CF699-D2-A&quot;)" office:value-type="string" office:string-value="CF699-D2-A" calcext:value-type="string">
            <text:p>CF699-D2-A</text:p>
          </table:table-cell>
          <table:table-cell table:style-name="ce142" office:value-type="string" calcext:value-type="string">
            <text:p>ac</text:p>
          </table:table-cell>
          <table:table-cell table:style-name="ce115" table:number-columns-repeated="5"/>
          <table:table-cell table:style-name="ce115" table:formula="of:=SUM([.E77:.H77])" office:value-type="float" office:value="0" calcext:value-type="float">
            <text:p>0</text:p>
          </table:table-cell>
          <table:table-cell table:style-name="ce148"/>
          <table:table-cell table:style-name="ce149"/>
          <table:table-cell table:style-name="ce148"/>
          <table:table-cell table:style-name="ce134" table:formula="of:=HYPERLINK(&quot;https://www.youtube.com/watch?v=2xSkHmA5z8s&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9" office:value-type="string" calcext:value-type="string">
            <text:p>Polo the Penguin and Segments</text:p>
          </table:table-cell>
          <table:table-cell table:style-name="ce130" table:formula="of:=HYPERLINK(&quot;http://codeforces.com/contest/289/problem/A&quot;;&quot;CF289-D2-A&quot;)" office:value-type="string" office:string-value="CF289-D2-A" calcext:value-type="string">
            <text:p>CF289-D2-A</text:p>
          </table:table-cell>
          <table:table-cell table:style-name="ce142"/>
          <table:table-cell table:style-name="ce115" table:number-columns-repeated="5"/>
          <table:table-cell table:style-name="ce115" table:formula="of:=SUM([.E78:.H78])" office:value-type="float" office:value="0" calcext:value-type="float">
            <text:p>0</text:p>
          </table:table-cell>
          <table:table-cell table:style-name="ce111"/>
          <table:table-cell table:style-name="ce149"/>
          <table:table-cell table:style-name="ce111"/>
          <table:table-cell table:style-name="ce176" table:formula="of:=HYPERLINK(&quot;https://www.youtube.com/watch?v=EjH3kDiEpS0&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IQ Test</text:p>
          </table:table-cell>
          <table:table-cell table:style-name="ce130" table:formula="of:=HYPERLINK(&quot;http://codeforces.com/contest/287/problem/A&quot;;&quot;CF287-D2-A&quot;)" office:value-type="string" office:string-value="CF287-D2-A" calcext:value-type="string">
            <text:p>CF287-D2-A</text:p>
          </table:table-cell>
          <table:table-cell table:style-name="ce142" office:value-type="string" calcext:value-type="string">
            <text:p>AC</text:p>
          </table:table-cell>
          <table:table-cell table:style-name="ce115" table:number-columns-repeated="5"/>
          <table:table-cell table:style-name="ce115" table:formula="of:=SUM([.E79:.H79])" office:value-type="float" office:value="0" calcext:value-type="float">
            <text:p>0</text:p>
          </table:table-cell>
          <table:table-cell table:style-name="ce111"/>
          <table:table-cell table:style-name="ce149"/>
          <table:table-cell table:style-name="ce111"/>
          <table:table-cell table:style-name="ce176" table:formula="of:=HYPERLINK(&quot;https://www.youtube.com/watch?v=n7uY7HC4XIM&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Yaroslav and Permutations</text:p>
          </table:table-cell>
          <table:table-cell table:style-name="ce130" table:formula="of:=HYPERLINK(&quot;http://codeforces.com/contest/296/problem/A&quot;;&quot;CF296-D2-A&quot;)" office:value-type="string" office:string-value="CF296-D2-A" calcext:value-type="string">
            <text:p>CF296-D2-A</text:p>
          </table:table-cell>
          <table:table-cell table:style-name="ce142" office:value-type="string" calcext:value-type="string">
            <text:p>AC</text:p>
          </table:table-cell>
          <table:table-cell table:style-name="ce115" table:number-columns-repeated="5"/>
          <table:table-cell table:style-name="ce115" table:formula="of:=SUM([.E80:.H80])" office:value-type="float" office:value="0" calcext:value-type="float">
            <text:p>0</text:p>
          </table:table-cell>
          <table:table-cell table:style-name="ce111"/>
          <table:table-cell table:style-name="ce149"/>
          <table:table-cell table:style-name="ce111"/>
          <table:table-cell table:style-name="ce176" table:formula="of:=HYPERLINK(&quot;https://www.youtube.com/watch?v=kdgWBRPqMfo&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Snow Footprints</text:p>
          </table:table-cell>
          <table:table-cell table:style-name="ce130" table:formula="of:=HYPERLINK(&quot;http://codeforces.com/contest/298/problem/A&quot;;&quot;CF298-D2-A&quot;)" office:value-type="string" office:string-value="CF298-D2-A" calcext:value-type="string">
            <text:p>CF298-D2-A</text:p>
          </table:table-cell>
          <table:table-cell table:style-name="ce142" office:value-type="string" calcext:value-type="string">
            <text:p>AC</text:p>
          </table:table-cell>
          <table:table-cell table:style-name="ce115" table:number-columns-repeated="5"/>
          <table:table-cell table:style-name="ce115" table:formula="of:=SUM([.E81:.H81])" office:value-type="float" office:value="0" calcext:value-type="float">
            <text:p>0</text:p>
          </table:table-cell>
          <table:table-cell table:style-name="ce111"/>
          <table:table-cell table:style-name="ce149"/>
          <table:table-cell table:style-name="ce111"/>
          <table:table-cell table:style-name="ce176" table:formula="of:=HYPERLINK(&quot;https://www.youtube.com/watch?v=oX_hPHnYgMA&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7"/>
          <table:table-cell table:style-name="ce132"/>
          <table:table-cell table:style-name="ce142"/>
          <table:table-cell table:style-name="ce115" table:number-columns-repeated="6"/>
          <table:table-cell table:style-name="ce148"/>
          <table:table-cell table:style-name="ce149"/>
          <table:table-cell table:style-name="ce148"/>
          <table:table-cell table:style-name="ce165"/>
          <table:table-cell table:number-columns-repeated="1011"/>
        </table:table-row>
        <table:table-row table:style-name="ro1">
          <table:table-cell table:style-name="ce107"/>
          <table:table-cell table:style-name="ce132"/>
          <table:table-cell table:style-name="ce142"/>
          <table:table-cell table:style-name="ce115" table:number-columns-repeated="5"/>
          <table:table-cell table:style-name="ce115" table:formula="of:=SUM([.E83:.H83])" office:value-type="float" office:value="0" calcext:value-type="float">
            <text:p>0</text:p>
          </table:table-cell>
          <table:table-cell table:style-name="ce148"/>
          <table:table-cell table:style-name="ce149"/>
          <table:table-cell table:style-name="ce148"/>
          <table:table-cell table:style-name="ce165" table:formula="of:=HYPERLINK(&quot;https://www.youtube.com/watch?v=2G7RzlxTNPo&quot;;&quot;Watch - Search Techniques - Binary Search&quot;)" office:value-type="string" office:string-value="Watch - Search Techniques - Binary Search" calcext:value-type="string">
            <text:p>Watch - Search Techniques - Binary Search</text:p>
          </table:table-cell>
          <table:table-cell table:number-columns-repeated="1011"/>
        </table:table-row>
        <table:table-row table:style-name="ro1">
          <table:table-cell table:style-name="ce107" office:value-type="string" calcext:value-type="string">
            <text:p>The Playboy Chimp</text:p>
          </table:table-cell>
          <table:table-cell table:style-name="ce134" table:formula="of:=HYPERLINK(&quot;https://uva.onlinejudge.org/index.php?option=com_onlinejudge&amp;Itemid=8&amp;page=show_problem&amp;problem=1552&quot;;&quot;UVA 10611&quot;)" office:value-type="string" office:string-value="UVA 10611" calcext:value-type="string">
            <text:p>UVA 10611</text:p>
          </table:table-cell>
          <table:table-cell table:style-name="ce142"/>
          <table:table-cell table:style-name="ce115" table:number-columns-repeated="5"/>
          <table:table-cell table:style-name="ce115" table:formula="of:=SUM([.E84:.H84])" office:value-type="float" office:value="0" calcext:value-type="float">
            <text:p>0</text:p>
          </table:table-cell>
          <table:table-cell table:style-name="ce111"/>
          <table:table-cell table:style-name="ce149"/>
          <table:table-cell table:style-name="ce111"/>
          <table:table-cell table:style-name="ce176" table:formula="of:=HYPERLINK(&quot;https://www.youtube.com/watch?v=OsfeunBJFzw&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7" office:value-type="string" calcext:value-type="string">
            <text:p>Pipeline</text:p>
          </table:table-cell>
          <table:table-cell table:style-name="ce134" table:formula="of:=HYPERLINK(&quot;http://codeforces.com/contest/287/problem/B&quot;;&quot;CF287-D2-B&quot;)" office:value-type="string" office:string-value="CF287-D2-B" calcext:value-type="string">
            <text:p>CF287-D2-B</text:p>
          </table:table-cell>
          <table:table-cell table:style-name="ce142"/>
          <table:table-cell table:style-name="ce115" table:number-columns-repeated="5"/>
          <table:table-cell table:style-name="ce115" table:formula="of:=SUM([.E85:.H85])" office:value-type="float" office:value="0" calcext:value-type="float">
            <text:p>0</text:p>
          </table:table-cell>
          <table:table-cell table:style-name="ce148"/>
          <table:table-cell table:style-name="ce149"/>
          <table:table-cell table:style-name="ce148"/>
          <table:table-cell table:style-name="ce134" table:formula="of:=HYPERLINK(&quot;https://www.youtube.com/watch?v=mhrz7F01Vqs&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7" office:value-type="string" calcext:value-type="string">
            <text:p>Aggressive cows</text:p>
          </table:table-cell>
          <table:table-cell table:style-name="ce134" table:formula="of:=HYPERLINK(&quot;http://www.spoj.com/problems/AGGRCOW/&quot;;&quot;SPOJ AGGRCOW&quot;)" office:value-type="string" office:string-value="SPOJ AGGRCOW" calcext:value-type="string">
            <text:p>SPOJ AGGRCOW</text:p>
          </table:table-cell>
          <table:table-cell table:style-name="ce142"/>
          <table:table-cell table:style-name="ce115" table:number-columns-repeated="5"/>
          <table:table-cell table:style-name="ce115" table:formula="of:=SUM([.E86:.H86])" office:value-type="float" office:value="0" calcext:value-type="float">
            <text:p>0</text:p>
          </table:table-cell>
          <table:table-cell table:style-name="ce111"/>
          <table:table-cell table:style-name="ce149"/>
          <table:table-cell table:style-name="ce111"/>
          <table:table-cell table:style-name="ce175" table:formula="of:=HYPERLINK(&quot;https://www.youtube.com/watch?v=2R9L6mVal9U&quot;;&quot;Video Solution - Eng Youssef El Ghareeb&quot;)" office:value-type="string" office:string-value="Video Solution - Eng Youssef El Ghareeb" calcext:value-type="string">
            <text:p>Video Solution - Eng Youssef El Ghareeb</text:p>
          </table:table-cell>
          <table:table-cell table:number-columns-repeated="1011"/>
        </table:table-row>
        <table:table-row table:style-name="ro2" table:number-rows-repeated="36">
          <table:table-cell table:number-columns-repeated="2"/>
          <table:table-cell table:style-name="ce145"/>
          <table:table-cell table:number-columns-repeated="1021"/>
        </table:table-row>
        <table:table-row table:style-name="ro2" table:number-rows-repeated="1048453">
          <table:table-cell table:number-columns-repeated="1024"/>
        </table:table-row>
        <table:table-row table:style-name="ro2">
          <table:table-cell table:number-columns-repeated="1024"/>
        </table:table-row>
        <calcext:conditional-formats>
          <calcext:conditional-format calcext:target-range-address="'Lev 1'.C3:'Lev 1'.C122">
            <calcext:condition calcext:apply-style-name="ConditionalStyle_2" calcext:value="=&quot;AC&quot;" calcext:base-cell-address="'Lev 1'.C3"/>
          </calcext:conditional-format>
          <calcext:conditional-format calcext:target-range-address="'Lev 1'.C3:'Lev 1'.C122">
            <calcext:condition calcext:apply-style-name="ConditionalStyle_3" calcext:value="contains-text(&quot;WA&quot;)" calcext:base-cell-address="'Lev 1'.C3"/>
          </calcext:conditional-format>
          <calcext:conditional-format calcext:target-range-address="'Lev 1'.C3:'Lev 1'.C122">
            <calcext:condition calcext:apply-style-name="ConditionalStyle_3" calcext:value="contains-text(&quot;WA&quot;)" calcext:base-cell-address="'Lev 1'.C3"/>
          </calcext:conditional-format>
          <calcext:conditional-format calcext:target-range-address="'Lev 1'.C3:'Lev 1'.C122">
            <calcext:condition calcext:apply-style-name="ConditionalStyle_4" calcext:value="contains-text(&quot;TLE&quot;)" calcext:base-cell-address="'Lev 1'.C3"/>
          </calcext:conditional-format>
          <calcext:conditional-format calcext:target-range-address="'Lev 1'.C3:'Lev 1'.C122">
            <calcext:condition calcext:apply-style-name="ConditionalStyle_4" calcext:value="contains-text(&quot;TLE&quot;)" calcext:base-cell-address="'Lev 1'.C3"/>
          </calcext:conditional-format>
          <calcext:conditional-format calcext:target-range-address="'Lev 1'.C3:'Lev 1'.C122">
            <calcext:condition calcext:apply-style-name="ConditionalStyle_5" calcext:value="contains-text(&quot;RTE&quot;)" calcext:base-cell-address="'Lev 1'.C3"/>
          </calcext:conditional-format>
          <calcext:conditional-format calcext:target-range-address="'Lev 1'.C3:'Lev 1'.C122">
            <calcext:condition calcext:apply-style-name="ConditionalStyle_5" calcext:value="contains-text(&quot;RTE&quot;)" calcext:base-cell-address="'Lev 1'.C3"/>
          </calcext:conditional-format>
          <calcext:conditional-format calcext:target-range-address="'Lev 1'.C3:'Lev 1'.C122">
            <calcext:condition calcext:apply-style-name="ConditionalStyle_6" calcext:value="contains-text(&quot;CS&quot;)" calcext:base-cell-address="'Lev 1'.C3"/>
          </calcext:conditional-format>
          <calcext:conditional-format calcext:target-range-address="'Lev 1'.C3:'Lev 1'.C122">
            <calcext:condition calcext:apply-style-name="ConditionalStyle_6" calcext:value="contains-text(&quot;CS&quot;)" calcext:base-cell-address="'Lev 1'.C3"/>
          </calcext:conditional-format>
          <calcext:conditional-format calcext:target-range-address="'Lev 1'.K3:'Lev 1'.K86">
            <calcext:condition calcext:apply-style-name="ConditionalStyle_1" calcext:value="=&quot;No&quot;" calcext:base-cell-address="'Lev 1'.K3"/>
          </calcext:conditional-format>
          <calcext:conditional-format calcext:target-range-address="'Lev 1'.K3:'Lev 1'.K86">
            <calcext:condition calcext:apply-style-name="ConditionalStyle_1" calcext:value="=&quot;no&quot;" calcext:base-cell-address="'Lev 1'.K3"/>
          </calcext:conditional-format>
          <calcext:conditional-format calcext:target-range-address="'Lev 1'.K3:'Lev 1'.K86">
            <calcext:condition calcext:apply-style-name="ConditionalStyle_1" calcext:value="=&quot;NO&quot;" calcext:base-cell-address="'Lev 1'.K3"/>
          </calcext:conditional-format>
        </calcext:conditional-formats>
      </table:table>
      <table:table table:name="Lev 2" table:style-name="ta6">
        <office:forms form:automatic-focus="false" form:apply-design-mode="false"/>
        <table:table-column table:style-name="co24" table:default-cell-style-name="Default"/>
        <table:table-column table:style-name="co25" table:default-cell-style-name="Default"/>
        <table:table-column table:style-name="co7" table:default-cell-style-name="Default"/>
        <table:table-column table:style-name="co2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7" table:default-cell-style-name="Default"/>
        <table:table-column table:style-name="co2" table:number-columns-repeated="1011" table:default-cell-style-name="Default"/>
        <table:table-row table:style-name="ro1">
          <table:table-cell table:style-name="ce178"/>
          <table:table-cell table:style-name="ce178"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80"/>
          <table:table-cell table:style-name="ce108" office:value-type="string" calcext:value-type="string">
            <text:p>AC Averages =&gt;</text:p>
          </table:table-cell>
          <table:table-cell table:style-name="ce136" table:formula="of:=COUNTIF([.C3:.C10338]; &quot;AC&quot;)" office:value-type="float" office:value="3" calcext:value-type="float">
            <text:p>3</text:p>
          </table:table-cell>
          <table:table-cell table:style-name="ce136" table:formula="of:=ROUND(SUMPRODUCT([.D3:.D10338];INT(eq([.C3:.C10338]; &quot;AC&quot;)))/MAX(1; [.C2]);1)" office:value-type="string" office:string-value="" calcext:value-type="error">
            <text:p>#NAME?</text:p>
          </table:table-cell>
          <table:table-cell table:style-name="ce136" table:formula="of:=ROUND(SUMPRODUCT([.E3:.E10360];INT(eq([.C3:.C10360]; &quot;AC&quot;)))/MAX(1; [.C2]))" office:value-type="string" office:string-value="" calcext:value-type="error">
            <text:p>#NAME?</text:p>
          </table:table-cell>
          <table:table-cell table:style-name="ce136" table:formula="of:=ROUND(SUMPRODUCT([.F3:.F10363];INT(eq([.C3:.C10363]; &quot;AC&quot;)))/MAX(1; [.C2]))" office:value-type="string" office:string-value="" calcext:value-type="error">
            <text:p>#NAME?</text:p>
          </table:table-cell>
          <table:table-cell table:style-name="ce136" table:formula="of:=ROUND(SUMPRODUCT([.G3:.G10363];INT(eq([.C3:.C10363]; &quot;AC&quot;)))/MAX(1; [.C2]))" office:value-type="string" office:string-value="" calcext:value-type="error">
            <text:p>#NAME?</text:p>
          </table:table-cell>
          <table:table-cell table:style-name="ce136" table:formula="of:=ROUND(SUMPRODUCT([.H3:.H10363];INT(eq([.C3:.C10363]; &quot;AC&quot;)))/MAX(1; [.C2]))" office:value-type="string" office:string-value="" calcext:value-type="error">
            <text:p>#NAME?</text:p>
          </table:table-cell>
          <table:table-cell table:style-name="ce136" table:formula="of:=ROUND(SUMPRODUCT([.I3:.I10335];INT(eq([.C3:.C10335]; &quot;AC&quot;)))/MAX(1; [.C2]))" office:value-type="string" office:string-value="" calcext:value-type="error">
            <text:p>#NAME?</text:p>
          </table:table-cell>
          <table:table-cell table:style-name="ce136" table:formula="of:=ROUND(SUMPRODUCT([.J3:.J10333];INT(eq([.C3:.C10333]; &quot;AC&quot;)))/MAX(1; [.C2]);1)" office:value-type="string" office:string-value="" calcext:value-type="error">
            <text:p>#NAME?</text:p>
          </table:table-cell>
          <table:table-cell table:style-name="ce136" table:formula="of:=SUMPRODUCT(eq([.K3:.K10338]; &quot;YES&quot;);INT(eq([.C3:.C10363]; &quot;AC&quot;)))" office:value-type="string" office:string-value="" calcext:value-type="error">
            <text:p>#NAME?</text:p>
          </table:table-cell>
          <table:table-cell table:style-name="ce154" table:formula="of:=IFERROR(__xludf.dummyfunction(&quot;COUNTA(FILTER(C3:C9830, NOT(REGEXMATCH(C3:C9830, &quot;&quot;AC&quot;&quot;))))&quot;);0)" office:value-type="float" office:value="0" calcext:value-type="float">
            <text:p>0</text:p>
          </table:table-cell>
          <table:table-cell table:style-name="ce159" table:formula="of:=IFERROR(__xludf.dummyfunction(&quot;COUNTA(FILTER(C3:C9824, NOT(REGEXMATCH(C3:C9824, &quot;&quot;AC&quot;&quot;))))&quot;);0)" office:value-type="float" office:value="0" calcext:value-type="float">
            <text:p>0</text:p>
          </table:table-cell>
          <table:table-cell table:number-columns-repeated="1011"/>
        </table:table-row>
        <table:table-row table:style-name="ro1">
          <table:table-cell table:style-name="ce108" table:number-columns-repeated="2"/>
          <table:table-cell table:style-name="ce166"/>
          <table:table-cell table:style-name="ce147" table:number-columns-repeated="5"/>
          <table:table-cell table:style-name="ce115" table:formula="of:=SUM([.E3:.H3])" office:value-type="float" office:value="0" calcext:value-type="float">
            <text:p>0</text:p>
          </table:table-cell>
          <table:table-cell table:style-name="ce115"/>
          <table:table-cell table:style-name="ce169"/>
          <table:table-cell table:style-name="ce147"/>
          <table:table-cell table:style-name="ce188" table:formula="of:=HYPERLINK(&quot;https://www.youtube.com/watch?v=x1rCxxKfFbM&quot;;&quot;Watch - Thinking - Problem Simplification &quot;)" office:value-type="string" office:string-value="Watch - Thinking - Problem Simplification " calcext:value-type="string">
            <text:p>Watch - Thinking - Problem Simplification </text:p>
          </table:table-cell>
          <table:table-cell table:number-columns-repeated="1011"/>
        </table:table-row>
        <table:table-row table:style-name="ro1">
          <table:table-cell table:style-name="ce108" table:number-columns-repeated="2"/>
          <table:table-cell table:style-name="ce166"/>
          <table:table-cell table:style-name="ce147" table:number-columns-repeated="5"/>
          <table:table-cell table:style-name="ce115" table:formula="of:=SUM([.E4:.H4])" office:value-type="float" office:value="0" calcext:value-type="float">
            <text:p>0</text:p>
          </table:table-cell>
          <table:table-cell table:style-name="ce115"/>
          <table:table-cell table:style-name="ce169"/>
          <table:table-cell table:style-name="ce147"/>
          <table:table-cell table:style-name="ce188" table:formula="of:=HYPERLINK(&quot;https://www.youtube.com/watch?v=7z1498LTCgg&quot;;&quot;Watch - Thinking - Brainstorm - Rank - Approach &quot;)" office:value-type="string" office:string-value="Watch - Thinking - Brainstorm - Rank - Approach " calcext:value-type="string">
            <text:p>Watch - Thinking - Brainstorm - Rank - Approach </text:p>
          </table:table-cell>
          <table:table-cell table:number-columns-repeated="1011"/>
        </table:table-row>
        <table:table-row table:style-name="ro4">
          <table:table-cell table:style-name="ce108" office:value-type="string" calcext:value-type="string">
            <text:p>Decoding</text:p>
          </table:table-cell>
          <table:table-cell table:style-name="ce176" table:formula="of:=HYPERLINK(&quot;http://codeforces.com/contest/746/problem/B&quot;;&quot;CF746-D2-B&quot;)" office:value-type="string" office:string-value="CF746-D2-B" calcext:value-type="string">
            <text:p>CF746-D2-B</text:p>
          </table:table-cell>
          <table:table-cell table:style-name="ce166" office:value-type="string" calcext:value-type="string">
            <text:p>AC</text:p>
          </table:table-cell>
          <table:table-cell table:style-name="ce147" table:number-columns-repeated="5"/>
          <table:table-cell table:style-name="ce115" table:formula="of:=SUM([.E5:.H5])" office:value-type="float" office:value="0" calcext:value-type="float">
            <text:p>0</text:p>
          </table:table-cell>
          <table:table-cell table:style-name="ce115"/>
          <table:table-cell table:style-name="ce169"/>
          <table:table-cell table:style-name="ce147"/>
          <table:table-cell table:style-name="ce131" table:formula="of:=HYPERLINK(&quot;https://www.youtube.com/watch?v=FI5HvI9SQt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4">
          <table:table-cell table:style-name="ce164" office:value-type="string" calcext:value-type="string">
            <text:p>Petya and Countryside</text:p>
          </table:table-cell>
          <table:table-cell table:style-name="ce173" table:formula="of:=HYPERLINK(&quot;http://codeforces.com/contest/66/problem/B&quot;;&quot;CF66-D2-B&quot;)" office:value-type="string" office:string-value="CF66-D2-B" calcext:value-type="string">
            <text:p>CF66-D2-B</text:p>
          </table:table-cell>
          <table:table-cell table:style-name="ce166" office:value-type="string" calcext:value-type="string">
            <text:p>AC</text:p>
          </table:table-cell>
          <table:table-cell table:style-name="ce147" table:number-columns-repeated="5"/>
          <table:table-cell table:style-name="ce115" table:formula="of:=SUM([.E6:.H6])" office:value-type="float" office:value="0" calcext:value-type="float">
            <text:p>0</text:p>
          </table:table-cell>
          <table:table-cell table:style-name="ce115"/>
          <table:table-cell table:style-name="ce169"/>
          <table:table-cell table:style-name="ce147"/>
          <table:table-cell table:style-name="ce131" table:formula="of:=HYPERLINK(&quot;https://www.youtube.com/watch?v=XRgCL-gVU7M&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4">
          <table:table-cell table:style-name="ce164" office:value-type="string" calcext:value-type="string">
            <text:p>Bear and Finding Criminals</text:p>
          </table:table-cell>
          <table:table-cell table:style-name="ce173" table:formula="of:=HYPERLINK(&quot;http://codeforces.com/contest/680/problem/B&quot;;&quot;CF680-D2-B&quot;)" office:value-type="string" office:string-value="CF680-D2-B" calcext:value-type="string">
            <text:p>CF680-D2-B</text:p>
          </table:table-cell>
          <table:table-cell table:style-name="ce166" office:value-type="string" calcext:value-type="string">
            <text:p>AC</text:p>
          </table:table-cell>
          <table:table-cell table:style-name="ce147" table:number-columns-repeated="5"/>
          <table:table-cell table:style-name="ce115" table:formula="of:=SUM([.E7:.H7])" office:value-type="float" office:value="0" calcext:value-type="float">
            <text:p>0</text:p>
          </table:table-cell>
          <table:table-cell table:style-name="ce115"/>
          <table:table-cell table:style-name="ce169"/>
          <table:table-cell table:style-name="ce147"/>
          <table:table-cell table:style-name="ce131" table:formula="of:=HYPERLINK(&quot;https://www.youtube.com/watch?v=oKRNtI-ZI5g&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Burglar and Matches</text:p>
          </table:table-cell>
          <table:table-cell table:style-name="ce173" table:formula="of:=HYPERLINK(&quot;http://codeforces.com/contest/16/problem/B&quot;;&quot;CF16-D2-B&quot;)" office:value-type="string" office:string-value="CF16-D2-B" calcext:value-type="string">
            <text:p>CF16-D2-B</text:p>
          </table:table-cell>
          <table:table-cell table:style-name="ce166"/>
          <table:table-cell table:style-name="ce147" table:number-columns-repeated="5"/>
          <table:table-cell table:style-name="ce115" table:formula="of:=SUM([.E8:.H8])" office:value-type="float" office:value="0" calcext:value-type="float">
            <text:p>0</text:p>
          </table:table-cell>
          <table:table-cell table:style-name="ce115"/>
          <table:table-cell table:style-name="ce169"/>
          <table:table-cell table:style-name="ce147"/>
          <table:table-cell table:style-name="ce131" table:formula="of:=HYPERLINK(&quot;https://www.youtube.com/watch?v=eDg_yuWBS8o&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Sum of Digits</text:p>
          </table:table-cell>
          <table:table-cell table:style-name="ce173" table:formula="of:=HYPERLINK(&quot;http://codeforces.com/contest/102/problem/B&quot;;&quot;CF102-D2-B&quot;)" office:value-type="string" office:string-value="CF102-D2-B" calcext:value-type="string">
            <text:p>CF102-D2-B</text:p>
          </table:table-cell>
          <table:table-cell table:style-name="ce166"/>
          <table:table-cell table:style-name="ce147" table:number-columns-repeated="5"/>
          <table:table-cell table:style-name="ce115" table:formula="of:=SUM([.E9:.H9])" office:value-type="float" office:value="0" calcext:value-type="float">
            <text:p>0</text:p>
          </table:table-cell>
          <table:table-cell table:style-name="ce115"/>
          <table:table-cell table:style-name="ce169"/>
          <table:table-cell table:style-name="ce147"/>
          <table:table-cell table:style-name="ce131" table:formula="of:=HYPERLINK(&quot;https://www.youtube.com/watch?v=_qdIm9Yj9_U&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Coins</text:p>
          </table:table-cell>
          <table:table-cell table:style-name="ce173" table:formula="of:=HYPERLINK(&quot;http://codeforces.com/contest/47/problem/B&quot;;&quot;CF47-D2-B&quot;)" office:value-type="string" office:string-value="CF47-D2-B" calcext:value-type="string">
            <text:p>CF47-D2-B</text:p>
          </table:table-cell>
          <table:table-cell table:style-name="ce167"/>
          <table:table-cell table:style-name="ce147" table:number-columns-repeated="5"/>
          <table:table-cell table:style-name="ce115" table:formula="of:=SUM([.E10:.H10])" office:value-type="float" office:value="0" calcext:value-type="float">
            <text:p>0</text:p>
          </table:table-cell>
          <table:table-cell table:style-name="ce115"/>
          <table:table-cell table:style-name="ce169"/>
          <table:table-cell table:style-name="ce147"/>
          <table:table-cell table:style-name="ce131" table:formula="of:=HYPERLINK(&quot;https://www.youtube.com/watch?v=lvK0ZlpWeEY&amp;feature=youtu.be&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8" office:value-type="string" calcext:value-type="string">
            <text:p>Vanya and Lanterns</text:p>
          </table:table-cell>
          <table:table-cell table:style-name="ce176" table:formula="of:=HYPERLINK(&quot;http://codeforces.com/contest/492/problem/B&quot;;&quot;CF492-D2-B&quot;)" office:value-type="string" office:string-value="CF492-D2-B" calcext:value-type="string">
            <text:p>CF492-D2-B</text:p>
          </table:table-cell>
          <table:table-cell table:style-name="ce167"/>
          <table:table-cell table:style-name="ce147" table:number-columns-repeated="5"/>
          <table:table-cell table:style-name="ce115" table:formula="of:=SUM([.E11:.H11])" office:value-type="float" office:value="0" calcext:value-type="float">
            <text:p>0</text:p>
          </table:table-cell>
          <table:table-cell table:style-name="ce115"/>
          <table:table-cell table:style-name="ce169"/>
          <table:table-cell table:style-name="ce111"/>
          <table:table-cell table:style-name="ce176" table:formula="of:=HYPERLINK(&quot;https://www.youtube.com/watch?v=i4fMKTt8e8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64" office:value-type="string" calcext:value-type="string">
            <text:p>Effective Approach</text:p>
          </table:table-cell>
          <table:table-cell table:style-name="ce173" table:formula="of:=HYPERLINK(&quot;http://codeforces.com/contest/227/problem/B&quot;;&quot;CF227-D2-B&quot;)" office:value-type="string" office:string-value="CF227-D2-B" calcext:value-type="string">
            <text:p>CF227-D2-B</text:p>
          </table:table-cell>
          <table:table-cell table:style-name="ce167"/>
          <table:table-cell table:style-name="ce147" table:number-columns-repeated="5"/>
          <table:table-cell table:style-name="ce115" table:formula="of:=SUM([.E12:.H12])" office:value-type="float" office:value="0" calcext:value-type="float">
            <text:p>0</text:p>
          </table:table-cell>
          <table:table-cell table:style-name="ce115"/>
          <table:table-cell table:style-name="ce169"/>
          <table:table-cell table:style-name="ce147"/>
          <table:table-cell table:style-name="ce131" table:formula="of:=HYPERLINK(&quot;https://www.youtube.com/watch?v=76gg4S0A2nk&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office:value-type="string" calcext:value-type="string">
            <text:p>Easter Eggs</text:p>
          </table:table-cell>
          <table:table-cell table:style-name="ce173" table:formula="of:=HYPERLINK(&quot;http://codeforces.com/contest/78/problem/B&quot;;&quot;CF78-D2-B&quot;)" office:value-type="string" office:string-value="CF78-D2-B" calcext:value-type="string">
            <text:p>CF78-D2-B</text:p>
          </table:table-cell>
          <table:table-cell table:style-name="ce167"/>
          <table:table-cell table:style-name="ce147" table:number-columns-repeated="5"/>
          <table:table-cell table:style-name="ce115" table:formula="of:=SUM([.E13:.H13])" office:value-type="float" office:value="0" calcext:value-type="float">
            <text:p>0</text:p>
          </table:table-cell>
          <table:table-cell table:style-name="ce115"/>
          <table:table-cell table:style-name="ce169"/>
          <table:table-cell table:style-name="ce147"/>
          <table:table-cell table:style-name="ce131" table:formula="of:=HYPERLINK(&quot;https://www.youtube.com/watch?v=rJN_rI2xiV4&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table:number-columns-repeated="2"/>
          <table:table-cell table:style-name="ce167"/>
          <table:table-cell table:style-name="ce147" table:number-columns-repeated="5"/>
          <table:table-cell table:style-name="ce115" table:formula="of:=SUM([.E14:.H14])"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15:.H15])" office:value-type="float" office:value="0" calcext:value-type="float">
            <text:p>0</text:p>
          </table:table-cell>
          <table:table-cell table:style-name="ce115"/>
          <table:table-cell table:style-name="ce169"/>
          <table:table-cell table:style-name="ce147"/>
          <table:table-cell table:style-name="ce172" table:formula="of:=HYPERLINK(&quot;https://www.youtube.com/watch?v=hqOqr6vFPp8&quot;;&quot;Watch - Prefix Sum&quot;)" office:value-type="string" office:string-value="Watch - Prefix Sum" calcext:value-type="string">
            <text:p>Watch - Prefix Sum</text:p>
          </table:table-cell>
          <table:table-cell table:number-columns-repeated="1011"/>
        </table:table-row>
        <table:table-row table:style-name="ro1">
          <table:table-cell table:style-name="ce108" office:value-type="string" calcext:value-type="string">
            <text:p>Kuriyama Mirai's Stones</text:p>
          </table:table-cell>
          <table:table-cell table:style-name="ce176" table:formula="of:=HYPERLINK(&quot;http://codeforces.com/contest/433/problem/B&quot;;&quot;CF433-D2-B&quot;)" office:value-type="string" office:string-value="CF433-D2-B" calcext:value-type="string">
            <text:p>CF433-D2-B</text:p>
          </table:table-cell>
          <table:table-cell table:style-name="ce167"/>
          <table:table-cell table:style-name="ce147" table:number-columns-repeated="5"/>
          <table:table-cell table:style-name="ce115" table:formula="of:=SUM([.E16:.H16])" office:value-type="float" office:value="0" calcext:value-type="float">
            <text:p>0</text:p>
          </table:table-cell>
          <table:table-cell table:style-name="ce111"/>
          <table:table-cell table:style-name="ce170"/>
          <table:table-cell table:style-name="ce111" table:number-columns-repeated="2"/>
          <table:table-cell table:number-columns-repeated="1011"/>
        </table:table-row>
        <table:table-row table:style-name="ro1">
          <table:table-cell table:style-name="ce108"/>
          <table:table-cell table:style-name="ce176" office:value-type="string" calcext:value-type="string">
            <text:p>SPOJ CSUMQ</text:p>
          </table:table-cell>
          <table:table-cell table:style-name="ce167"/>
          <table:table-cell table:style-name="ce147" table:number-columns-repeated="5"/>
          <table:table-cell table:style-name="ce115" table:formula="of:=SUM([.E17:.H17])"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08"/>
          <table:table-cell table:style-name="ce176" office:value-type="string" calcext:value-type="string">
            <text:p>UVA 983</text:p>
          </table:table-cell>
          <table:table-cell table:style-name="ce167"/>
          <table:table-cell table:style-name="ce147" table:number-columns-repeated="5"/>
          <table:table-cell table:style-name="ce115" table:formula="of:=SUM([.E18:.H18])"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table:number-columns-repeated="2"/>
          <table:table-cell table:style-name="ce167"/>
          <table:table-cell table:style-name="ce147" table:number-columns-repeated="5"/>
          <table:table-cell table:style-name="ce115" table:formula="of:=SUM([.E19:.H19])"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President's Office</text:p>
          </table:table-cell>
          <table:table-cell table:style-name="ce173" table:formula="of:=HYPERLINK(&quot;http://codeforces.com/contest/6/problem/B&quot;;&quot;CF6-D2-B&quot;)" office:value-type="string" office:string-value="CF6-D2-B" calcext:value-type="string">
            <text:p>CF6-D2-B</text:p>
          </table:table-cell>
          <table:table-cell table:style-name="ce167"/>
          <table:table-cell table:style-name="ce147" table:number-columns-repeated="5"/>
          <table:table-cell table:style-name="ce115" table:formula="of:=SUM([.E20:.H20])" office:value-type="float" office:value="0" calcext:value-type="float">
            <text:p>0</text:p>
          </table:table-cell>
          <table:table-cell table:style-name="ce115"/>
          <table:table-cell table:style-name="ce169"/>
          <table:table-cell table:style-name="ce147"/>
          <table:table-cell table:style-name="ce131" table:formula="of:=HYPERLINK(&quot;https://www.youtube.com/watch?v=FTM7HQahAc8&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8" office:value-type="string" calcext:value-type="string">
            <text:p>Fence</text:p>
          </table:table-cell>
          <table:table-cell table:style-name="ce176" table:formula="of:=HYPERLINK(&quot;http://codeforces.com/contest/363/problem/B&quot;;&quot;CF363-D2-B&quot;)" office:value-type="string" office:string-value="CF363-D2-B" calcext:value-type="string">
            <text:p>CF363-D2-B</text:p>
          </table:table-cell>
          <table:table-cell table:style-name="ce167"/>
          <table:table-cell table:style-name="ce147" table:number-columns-repeated="5"/>
          <table:table-cell table:style-name="ce115" table:formula="of:=SUM([.E21:.H21])" office:value-type="float" office:value="0" calcext:value-type="float">
            <text:p>0</text:p>
          </table:table-cell>
          <table:table-cell table:style-name="ce115"/>
          <table:table-cell table:style-name="ce169"/>
          <table:table-cell table:style-name="ce111"/>
          <table:table-cell table:style-name="ce131" table:formula="of:=HYPERLINK(&quot;https://www.youtube.com/watch?v=uwbfFMVMYBg&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Lovely Palindromes</text:p>
          </table:table-cell>
          <table:table-cell table:style-name="ce181" table:formula="of:=HYPERLINK(&quot;http://codeforces.com/contest/688/problem/B&quot;;&quot;CF688-D2-B&quot;)" office:value-type="string" office:string-value="CF688-D2-B" calcext:value-type="string">
            <text:p>CF688-D2-B</text:p>
          </table:table-cell>
          <table:table-cell table:style-name="ce167"/>
          <table:table-cell table:style-name="ce147" table:number-columns-repeated="5"/>
          <table:table-cell table:style-name="ce115" table:formula="of:=SUM([.E22:.H22])" office:value-type="float" office:value="0" calcext:value-type="float">
            <text:p>0</text:p>
          </table:table-cell>
          <table:table-cell table:style-name="ce115"/>
          <table:table-cell table:style-name="ce169"/>
          <table:table-cell table:style-name="ce111"/>
          <table:table-cell table:style-name="ce131" table:formula="of:=HYPERLINK(&quot;https://www.youtube.com/watch?v=sy_g77hnba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ort the Array</text:p>
          </table:table-cell>
          <table:table-cell table:style-name="ce181" table:formula="of:=HYPERLINK(&quot;http://codeforces.com/contest/451/problem/B&quot;;&quot;CF451-D2-B&quot;)" office:value-type="string" office:string-value="CF451-D2-B" calcext:value-type="string">
            <text:p>CF451-D2-B</text:p>
          </table:table-cell>
          <table:table-cell table:style-name="ce167"/>
          <table:table-cell table:style-name="ce147" table:number-columns-repeated="5"/>
          <table:table-cell table:style-name="ce115" table:formula="of:=SUM([.E23:.H23])" office:value-type="float" office:value="0" calcext:value-type="float">
            <text:p>0</text:p>
          </table:table-cell>
          <table:table-cell table:style-name="ce115"/>
          <table:table-cell table:style-name="ce169"/>
          <table:table-cell table:style-name="ce111"/>
          <table:table-cell table:style-name="ce131" table:formula="of:=HYPERLINK(&quot;https://www.youtube.com/watch?v=I_WHkB7Aee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Devu, the Dumb Guy</text:p>
          </table:table-cell>
          <table:table-cell table:style-name="ce181" table:formula="of:=HYPERLINK(&quot;http://codeforces.com/contest/439/problem/B&quot;;&quot;CF439-D2-B&quot;)" office:value-type="string" office:string-value="CF439-D2-B" calcext:value-type="string">
            <text:p>CF439-D2-B</text:p>
          </table:table-cell>
          <table:table-cell table:style-name="ce167"/>
          <table:table-cell table:style-name="ce147" table:number-columns-repeated="5"/>
          <table:table-cell table:style-name="ce115" table:formula="of:=SUM([.E24:.H24])" office:value-type="float" office:value="0" calcext:value-type="float">
            <text:p>0</text:p>
          </table:table-cell>
          <table:table-cell table:style-name="ce115"/>
          <table:table-cell table:style-name="ce169"/>
          <table:table-cell table:style-name="ce111"/>
          <table:table-cell table:style-name="ce131" table:formula="of:=HYPERLINK(&quot;https://www.youtube.com/watch?v=KoGeW-vs7V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ummer sell-off</text:p>
          </table:table-cell>
          <table:table-cell table:style-name="ce181" table:formula="of:=HYPERLINK(&quot;http://codeforces.com/contest/810/problem/B&quot;;&quot;CF810-D2-B&quot;)" office:value-type="string" office:string-value="CF810-D2-B" calcext:value-type="string">
            <text:p>CF810-D2-B</text:p>
          </table:table-cell>
          <table:table-cell table:style-name="ce167"/>
          <table:table-cell table:style-name="ce147" table:number-columns-repeated="5"/>
          <table:table-cell table:style-name="ce115" table:formula="of:=SUM([.E25:.H25])" office:value-type="float" office:value="0" calcext:value-type="float">
            <text:p>0</text:p>
          </table:table-cell>
          <table:table-cell table:style-name="ce115"/>
          <table:table-cell table:style-name="ce169"/>
          <table:table-cell table:style-name="ce111"/>
          <table:table-cell table:style-name="ce131" table:formula="of:=HYPERLINK(&quot;https://www.youtube.com/watch?v=cFqla_dXSBs&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Colorful Field</text:p>
          </table:table-cell>
          <table:table-cell table:style-name="ce181" table:formula="of:=HYPERLINK(&quot;http://codeforces.com/contest/79/problem/B&quot;;&quot;CF79-D12-B&quot;)" office:value-type="string" office:string-value="CF79-D12-B" calcext:value-type="string">
            <text:p>CF79-D12-B</text:p>
          </table:table-cell>
          <table:table-cell table:style-name="ce167"/>
          <table:table-cell table:style-name="ce147" table:number-columns-repeated="5"/>
          <table:table-cell table:style-name="ce115" table:formula="of:=SUM([.E26:.H26])" office:value-type="float" office:value="0" calcext:value-type="float">
            <text:p>0</text:p>
          </table:table-cell>
          <table:table-cell table:style-name="ce115"/>
          <table:table-cell table:style-name="ce169"/>
          <table:table-cell table:style-name="ce111"/>
          <table:table-cell table:style-name="ce131" table:formula="of:=HYPERLINK(&quot;https://www.youtube.com/watch?v=QIANdSy3nQg&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Keyboard</text:p>
          </table:table-cell>
          <table:table-cell table:style-name="ce181" table:formula="of:=HYPERLINK(&quot;http://codeforces.com/contest/88/problem/B&quot;;&quot;CF88-D2-B&quot;)" office:value-type="string" office:string-value="CF88-D2-B" calcext:value-type="string">
            <text:p>CF88-D2-B</text:p>
          </table:table-cell>
          <table:table-cell table:style-name="ce167"/>
          <table:table-cell table:style-name="ce147" table:number-columns-repeated="5"/>
          <table:table-cell table:style-name="ce115" table:formula="of:=SUM([.E27:.H27])" office:value-type="float" office:value="0" calcext:value-type="float">
            <text:p>0</text:p>
          </table:table-cell>
          <table:table-cell table:style-name="ce115"/>
          <table:table-cell table:style-name="ce169"/>
          <table:table-cell table:style-name="ce111"/>
          <table:table-cell table:style-name="ce131" table:formula="of:=HYPERLINK(&quot;https://www.youtube.com/watch?v=IlM9o1-xgE4&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Mahmoud and a Triangle</text:p>
          </table:table-cell>
          <table:table-cell table:style-name="ce181" table:formula="of:=HYPERLINK(&quot;http://codeforces.com/contest/766/problem/B&quot;;&quot;CF766-D2-B&quot;)" office:value-type="string" office:string-value="CF766-D2-B" calcext:value-type="string">
            <text:p>CF766-D2-B</text:p>
          </table:table-cell>
          <table:table-cell table:style-name="ce167"/>
          <table:table-cell table:style-name="ce147" table:number-columns-repeated="5"/>
          <table:table-cell table:style-name="ce115" table:formula="of:=SUM([.E28:.H28])" office:value-type="float" office:value="0" calcext:value-type="float">
            <text:p>0</text:p>
          </table:table-cell>
          <table:table-cell table:style-name="ce115"/>
          <table:table-cell table:style-name="ce169"/>
          <table:table-cell table:style-name="ce111"/>
          <table:table-cell table:style-name="ce131" table:formula="of:=HYPERLINK(&quot;https://www.youtube.com/watch?v=dCChUGZjaS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Find The Bone</text:p>
          </table:table-cell>
          <table:table-cell table:style-name="ce181" table:formula="of:=HYPERLINK(&quot;http://codeforces.com/contest/796/problem/B&quot;;&quot;CF796-D2-B&quot;)" office:value-type="string" office:string-value="CF796-D2-B" calcext:value-type="string">
            <text:p>CF796-D2-B</text:p>
          </table:table-cell>
          <table:table-cell table:style-name="ce167"/>
          <table:table-cell table:style-name="ce147" table:number-columns-repeated="5"/>
          <table:table-cell table:style-name="ce115" table:formula="of:=SUM([.E29:.H29])" office:value-type="float" office:value="0" calcext:value-type="float">
            <text:p>0</text:p>
          </table:table-cell>
          <table:table-cell table:style-name="ce115"/>
          <table:table-cell table:style-name="ce169"/>
          <table:table-cell table:style-name="ce111"/>
          <table:table-cell table:style-name="ce131" table:formula="of:=HYPERLINK(&quot;https://www.youtube.com/watch?v=sLBLgccZ3C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30:.H30])" office:value-type="float" office:value="0" calcext:value-type="float">
            <text:p>0</text:p>
          </table:table-cell>
          <table:table-cell table:style-name="ce115"/>
          <table:table-cell table:style-name="ce169"/>
          <table:table-cell table:style-name="ce147"/>
          <table:table-cell table:style-name="ce188"/>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31:.H31])" office:value-type="float" office:value="0" calcext:value-type="float">
            <text:p>0</text:p>
          </table:table-cell>
          <table:table-cell table:style-name="ce115"/>
          <table:table-cell table:style-name="ce169"/>
          <table:table-cell table:style-name="ce147"/>
          <table:table-cell table:style-name="ce188" table:formula="of:=HYPERLINK(&quot;https://www.youtube.com/watch?v=COB1GHq0YwY&quot;;&quot;Watch - Graph Theory - BFS&quot;)" office:value-type="string" office:string-value="Watch - Graph Theory - BFS" calcext:value-type="string">
            <text:p>Watch - Graph Theory - BFS</text:p>
          </table:table-cell>
          <table:table-cell table:number-columns-repeated="1011"/>
        </table:table-row>
        <table:table-row table:style-name="ro1">
          <table:table-cell table:style-name="ce108" office:value-type="string" calcext:value-type="string">
            <text:p>Tic-Tac-Toe ( I )</text:p>
          </table:table-cell>
          <table:table-cell table:style-name="ce131" table:formula="of:=HYPERLINK(&quot;http://www.spoj.com/problems/TOE1/&quot;;&quot;SPOJ TOE1&quot;)" office:value-type="string" office:string-value="SPOJ TOE1" calcext:value-type="string">
            <text:p>SPOJ TOE1</text:p>
          </table:table-cell>
          <table:table-cell table:style-name="ce167"/>
          <table:table-cell table:style-name="ce147" table:number-columns-repeated="5"/>
          <table:table-cell table:style-name="ce115" table:formula="of:=SUM([.E32:.H32])" office:value-type="float" office:value="0" calcext:value-type="float">
            <text:p>0</text:p>
          </table:table-cell>
          <table:table-cell table:style-name="ce115"/>
          <table:table-cell table:style-name="ce169"/>
          <table:table-cell table:style-name="ce147"/>
          <table:table-cell table:style-name="ce131" table:formula="of:=HYPERLINK(&quot;https://www.youtube.com/watch?v=VM2c3csK3Ps&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Tic-Tac-Toe ( II )</text:p>
          </table:table-cell>
          <table:table-cell table:style-name="ce131" table:formula="of:=HYPERLINK(&quot;http://www.spoj.com/problems/TOE2/&quot;;&quot;SPOJ TOE2&quot;)" office:value-type="string" office:string-value="SPOJ TOE2" calcext:value-type="string">
            <text:p>SPOJ TOE2</text:p>
          </table:table-cell>
          <table:table-cell table:style-name="ce167"/>
          <table:table-cell table:style-name="ce147" table:number-columns-repeated="5"/>
          <table:table-cell table:style-name="ce115" table:formula="of:=SUM([.E33:.H33])" office:value-type="float" office:value="0" calcext:value-type="float">
            <text:p>0</text:p>
          </table:table-cell>
          <table:table-cell table:style-name="ce115"/>
          <table:table-cell table:style-name="ce169"/>
          <table:table-cell table:style-name="ce147"/>
          <table:table-cell table:style-name="ce131" table:formula="of:=HYPERLINK(&quot;https://www.youtube.com/watch?v=LleR_xaCfMY&amp;feature=youtu.be&quot;;&quot;Video Solution - Eng Essam AlNaggar&quot;)" office:value-type="string" office:string-value="Video Solution - Eng Essam AlNaggar" calcext:value-type="string">
            <text:p>Video Solution - Eng Essam AlNaggar</text:p>
          </table:table-cell>
          <table:table-cell table:number-columns-repeated="1011"/>
        </table:table-row>
        <table:table-row table:style-name="ro1">
          <table:table-cell table:style-name="ce108" office:value-type="string" calcext:value-type="string">
            <text:p>Knight Moves</text:p>
          </table:table-cell>
          <table:table-cell table:style-name="ce131" table:formula="of:=HYPERLINK(&quot;https://uva.onlinejudge.org/index.php?option=com_onlinejudge&amp;Itemid=8&amp;page=show_problem&amp;problem=380&quot;;&quot;UVA 439&quot;)" office:value-type="string" office:string-value="UVA 439" calcext:value-type="string">
            <text:p>UVA 439</text:p>
          </table:table-cell>
          <table:table-cell table:style-name="ce167"/>
          <table:table-cell table:style-name="ce147" table:number-columns-repeated="5"/>
          <table:table-cell table:style-name="ce115" table:formula="of:=SUM([.E34:.H34])" office:value-type="float" office:value="0" calcext:value-type="float">
            <text:p>0</text:p>
          </table:table-cell>
          <table:table-cell table:style-name="ce115"/>
          <table:table-cell table:style-name="ce169"/>
          <table:table-cell table:style-name="ce147"/>
          <table:table-cell table:style-name="ce131" table:formula="of:=HYPERLINK(&quot;https://www.youtube.com/watch?v=_S7BCbISrdo&amp;feature=youtu.be&quot;;&quot;Video Solution - Eng Magdy Hasan&quot;)" office:value-type="string" office:string-value="Video Solution - Eng Magdy Hasan" calcext:value-type="string">
            <text:p>Video Solution - Eng Magdy Hasan</text:p>
          </table:table-cell>
          <table:table-cell table:number-columns-repeated="1011"/>
        </table:table-row>
        <table:table-row table:style-name="ro1">
          <table:table-cell table:style-name="ce108" office:value-type="string" calcext:value-type="string">
            <text:p>King's Path</text:p>
          </table:table-cell>
          <table:table-cell table:style-name="ce131" table:formula="of:=HYPERLINK(&quot;http://codeforces.com/contest/242/problem/C&quot;;&quot;CF242-D2-C&quot;)" office:value-type="string" office:string-value="CF242-D2-C" calcext:value-type="string">
            <text:p>CF242-D2-C</text:p>
          </table:table-cell>
          <table:table-cell table:style-name="ce167"/>
          <table:table-cell table:style-name="ce147" table:number-columns-repeated="5"/>
          <table:table-cell table:style-name="ce115" table:formula="of:=SUM([.E35:.H35])" office:value-type="float" office:value="0" calcext:value-type="float">
            <text:p>0</text:p>
          </table:table-cell>
          <table:table-cell table:style-name="ce115"/>
          <table:table-cell table:style-name="ce169"/>
          <table:table-cell table:style-name="ce147"/>
          <table:table-cell table:style-name="ce131" table:formula="of:=HYPERLINK(&quot;https://www.youtube.com/watch?v=KmxeOFQ_4Rw&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36:.H36])"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Students and Shoelaces</text:p>
          </table:table-cell>
          <table:table-cell table:style-name="ce173" table:formula="of:=HYPERLINK(&quot;http://codeforces.com/contest/129/problem/B&quot;;&quot;CF129-D2-B&quot;)" office:value-type="string" office:string-value="CF129-D2-B" calcext:value-type="string">
            <text:p>CF129-D2-B</text:p>
          </table:table-cell>
          <table:table-cell table:style-name="ce167"/>
          <table:table-cell table:style-name="ce147" table:number-columns-repeated="5"/>
          <table:table-cell table:style-name="ce115" table:formula="of:=SUM([.E37:.H37])" office:value-type="float" office:value="0" calcext:value-type="float">
            <text:p>0</text:p>
          </table:table-cell>
          <table:table-cell table:style-name="ce115"/>
          <table:table-cell table:style-name="ce169"/>
          <table:table-cell table:style-name="ce147"/>
          <table:table-cell table:style-name="ce131" table:formula="of:=HYPERLINK(&quot;https://www.youtube.com/watch?v=si51JINxbpk&amp;feature=youtu.be&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office:value-type="string" calcext:value-type="string">
            <text:p>Dreamoon and WiFi</text:p>
          </table:table-cell>
          <table:table-cell table:style-name="ce173" table:formula="of:=HYPERLINK(&quot;http://codeforces.com/contest/476/problem/B&quot;;&quot;CF476-D2-B&quot;)" office:value-type="string" office:string-value="CF476-D2-B" calcext:value-type="string">
            <text:p>CF476-D2-B</text:p>
          </table:table-cell>
          <table:table-cell table:style-name="ce167"/>
          <table:table-cell table:style-name="ce147" table:number-columns-repeated="5"/>
          <table:table-cell table:style-name="ce115" table:formula="of:=SUM([.E38:.H38])" office:value-type="float" office:value="0" calcext:value-type="float">
            <text:p>0</text:p>
          </table:table-cell>
          <table:table-cell table:style-name="ce115"/>
          <table:table-cell table:style-name="ce169"/>
          <table:table-cell table:style-name="ce147"/>
          <table:table-cell table:style-name="ce131" table:formula="of:=HYPERLINK(&quot;https://www.youtube.com/watch?v=uzA2fH9Ol7I&amp;feature=youtu.be&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Chat Online</text:p>
          </table:table-cell>
          <table:table-cell table:style-name="ce173" table:formula="of:=HYPERLINK(&quot;http://codeforces.com/contest/469/problem/B&quot;;&quot;CF469-D2-B&quot;)" office:value-type="string" office:string-value="CF469-D2-B" calcext:value-type="string">
            <text:p>CF469-D2-B</text:p>
          </table:table-cell>
          <table:table-cell table:style-name="ce167"/>
          <table:table-cell table:style-name="ce147" table:number-columns-repeated="5"/>
          <table:table-cell table:style-name="ce115" table:formula="of:=SUM([.E39:.H39])" office:value-type="float" office:value="0" calcext:value-type="float">
            <text:p>0</text:p>
          </table:table-cell>
          <table:table-cell table:style-name="ce115"/>
          <table:table-cell table:style-name="ce169"/>
          <table:table-cell table:style-name="ce147"/>
          <table:table-cell table:style-name="ce131" table:formula="of:=HYPERLINK(&quot;https://www.youtube.com/watch?v=7ns-xfWB-8g&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Olympic Medal</text:p>
          </table:table-cell>
          <table:table-cell table:style-name="ce173" table:formula="of:=HYPERLINK(&quot;http://codeforces.com/contest/215/problem/B&quot;;&quot;CF215-D2-B&quot;)" office:value-type="string" office:string-value="CF215-D2-B" calcext:value-type="string">
            <text:p>CF215-D2-B</text:p>
          </table:table-cell>
          <table:table-cell table:style-name="ce167"/>
          <table:table-cell table:style-name="ce147" table:number-columns-repeated="5"/>
          <table:table-cell table:style-name="ce115" table:formula="of:=SUM([.E40:.H40])" office:value-type="float" office:value="0" calcext:value-type="float">
            <text:p>0</text:p>
          </table:table-cell>
          <table:table-cell table:style-name="ce115"/>
          <table:table-cell table:style-name="ce169"/>
          <table:table-cell table:style-name="ce147"/>
          <table:table-cell table:style-name="ce176" table:formula="of:=HYPERLINK(&quot;https://www.youtube.com/watch?v=9PMRkDH1SAY&amp;t=4s&quot;;&quot;Video Solution - Eng Ahmed Salah&quot;)" office:value-type="string" office:string-value="Video Solution - Eng Ahmed Salah" calcext:value-type="string">
            <text:p>Video Solution - Eng Ahmed Salah</text:p>
          </table:table-cell>
          <table:table-cell table:number-columns-repeated="1011"/>
        </table:table-row>
        <table:table-row table:style-name="ro1">
          <table:table-cell table:style-name="ce164" office:value-type="string" calcext:value-type="string">
            <text:p>Filya and Homework</text:p>
          </table:table-cell>
          <table:table-cell table:style-name="ce173" table:formula="of:=HYPERLINK(&quot;http://codeforces.com/contest/714/problem/B&quot;;&quot;CF714-D2-B&quot;)" office:value-type="string" office:string-value="CF714-D2-B" calcext:value-type="string">
            <text:p>CF714-D2-B</text:p>
          </table:table-cell>
          <table:table-cell table:style-name="ce167"/>
          <table:table-cell table:style-name="ce147" table:number-columns-repeated="5"/>
          <table:table-cell table:style-name="ce115" table:formula="of:=SUM([.E41:.H41])" office:value-type="float" office:value="0" calcext:value-type="float">
            <text:p>0</text:p>
          </table:table-cell>
          <table:table-cell table:style-name="ce115"/>
          <table:table-cell table:style-name="ce169"/>
          <table:table-cell table:style-name="ce147"/>
          <table:table-cell table:style-name="ce131" table:formula="of:=HYPERLINK(&quot;https://www.youtube.com/watch?v=aDDoryh3x_g&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Inna and New Matrix of Candies</text:p>
          </table:table-cell>
          <table:table-cell table:style-name="ce173" table:formula="of:=HYPERLINK(&quot;http://codeforces.com/contest/400/problem/B&quot;;&quot;CF400-D2-B&quot;)" office:value-type="string" office:string-value="CF400-D2-B" calcext:value-type="string">
            <text:p>CF400-D2-B</text:p>
          </table:table-cell>
          <table:table-cell table:style-name="ce167"/>
          <table:table-cell table:style-name="ce147" table:number-columns-repeated="5"/>
          <table:table-cell table:style-name="ce115" table:formula="of:=SUM([.E42:.H42])" office:value-type="float" office:value="0" calcext:value-type="float">
            <text:p>0</text:p>
          </table:table-cell>
          <table:table-cell table:style-name="ce115"/>
          <table:table-cell table:style-name="ce169"/>
          <table:table-cell table:style-name="ce147"/>
          <table:table-cell table:style-name="ce131" table:formula="of:=HYPERLINK(&quot;https://www.youtube.com/watch?v=ZWL57YYKwUM&amp;t=1s&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Steps</text:p>
          </table:table-cell>
          <table:table-cell table:style-name="ce173" table:formula="of:=HYPERLINK(&quot;http://codeforces.com/contest/152/problem/B&quot;;&quot;CF152-D2-B&quot;)" office:value-type="string" office:string-value="CF152-D2-B" calcext:value-type="string">
            <text:p>CF152-D2-B</text:p>
          </table:table-cell>
          <table:table-cell table:style-name="ce167"/>
          <table:table-cell table:style-name="ce147" table:number-columns-repeated="5"/>
          <table:table-cell table:style-name="ce115" table:formula="of:=SUM([.E43:.H43])" office:value-type="float" office:value="0" calcext:value-type="float">
            <text:p>0</text:p>
          </table:table-cell>
          <table:table-cell table:style-name="ce115"/>
          <table:table-cell table:style-name="ce169"/>
          <table:table-cell table:style-name="ce147"/>
          <table:table-cell table:style-name="ce131" table:formula="of:=HYPERLINK(&quot;https://www.youtube.com/watch?v=PNB_OSbdCpQ&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Growing Mushrooms</text:p>
          </table:table-cell>
          <table:table-cell table:style-name="ce173" table:formula="of:=HYPERLINK(&quot;http://codeforces.com/contest/186/problem/B&quot;;&quot;CF186-D2-B&quot;)" office:value-type="string" office:string-value="CF186-D2-B" calcext:value-type="string">
            <text:p>CF186-D2-B</text:p>
          </table:table-cell>
          <table:table-cell table:style-name="ce167"/>
          <table:table-cell table:style-name="ce147" table:number-columns-repeated="5"/>
          <table:table-cell table:style-name="ce115" table:formula="of:=SUM([.E44:.H44])" office:value-type="float" office:value="0" calcext:value-type="float">
            <text:p>0</text:p>
          </table:table-cell>
          <table:table-cell table:style-name="ce115"/>
          <table:table-cell table:style-name="ce169"/>
          <table:table-cell table:style-name="ce147"/>
          <table:table-cell table:style-name="ce131" table:formula="of:=HYPERLINK(&quot;https://www.youtube.com/watch?v=WdzdNdsaku4&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office:value-type="string" calcext:value-type="string">
            <text:p>Continents</text:p>
          </table:table-cell>
          <table:table-cell table:style-name="ce131" table:formula="of:=HYPERLINK(&quot;https://uva.onlinejudge.org/index.php?option=onlinejudge&amp;page=show_problem&amp;problem=2035&quot;;&quot;UVA 11094&quot;)" office:value-type="string" office:string-value="UVA 11094" calcext:value-type="string">
            <text:p>UVA 11094</text:p>
          </table:table-cell>
          <table:table-cell table:style-name="ce167"/>
          <table:table-cell table:style-name="ce147" table:number-columns-repeated="5"/>
          <table:table-cell table:style-name="ce115" table:formula="of:=SUM([.E45:.H45])" office:value-type="float" office:value="0" calcext:value-type="float">
            <text:p>0</text:p>
          </table:table-cell>
          <table:table-cell table:style-name="ce115"/>
          <table:table-cell table:style-name="ce169"/>
          <table:table-cell table:style-name="ce147"/>
          <table:table-cell table:style-name="ce131" table:formula="of:=HYPERLINK(&quot;https://www.youtube.com/watch?v=vLuFqaQ40RI&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Hanoi Tower</text:p>
          </table:table-cell>
          <table:table-cell table:style-name="ce131" table:formula="of:=HYPERLINK(&quot;http://acm.timus.ru/problem.aspx?space=1&amp;num=1054&quot;;&quot;TIMUS 1054&quot;)" office:value-type="string" office:string-value="TIMUS 1054" calcext:value-type="string">
            <text:p>TIMUS 1054</text:p>
          </table:table-cell>
          <table:table-cell table:style-name="ce167"/>
          <table:table-cell table:style-name="ce147" table:number-columns-repeated="5"/>
          <table:table-cell table:style-name="ce115" table:formula="of:=SUM([.E46:.H46])" office:value-type="float" office:value="0" calcext:value-type="float">
            <text:p>0</text:p>
          </table:table-cell>
          <table:table-cell table:style-name="ce115"/>
          <table:table-cell table:style-name="ce169"/>
          <table:table-cell table:style-name="ce111"/>
          <table:table-cell table:style-name="ce196" table:formula="of:=HYPERLINK(&quot;https://github.com/MeGaCrazy/CompetitiveProgramming/blob/9ebf16b4239c8f58c694f2ae22c8f07d1fa70864/Timus/TIMUS_1054.cpp&quot;;&quot;Sol&quot;)" office:value-type="string" office:string-value="Sol" calcext:value-type="string">
            <text:p>Sol</text:p>
          </table:table-cell>
          <table:table-cell table:number-columns-repeated="1011"/>
        </table:table-row>
        <table:table-row table:style-name="ro1">
          <table:table-cell table:style-name="ce108" office:value-type="string" calcext:value-type="string">
            <text:p>Rankings</text:p>
          </table:table-cell>
          <table:table-cell table:style-name="ce131" table:formula="of:=HYPERLINK(&quot;https://uva.onlinejudge.org/index.php?option=com_onlinejudge&amp;Itemid=8&amp;page=show_problem&amp;problem=3415&quot;;&quot;UVA 12263&quot;)" office:value-type="string" office:string-value="UVA 12263" calcext:value-type="string">
            <text:p>UVA 12263</text:p>
          </table:table-cell>
          <table:table-cell table:style-name="ce167"/>
          <table:table-cell table:style-name="ce147" table:number-columns-repeated="5"/>
          <table:table-cell table:style-name="ce115" table:formula="of:=SUM([.E47:.H47])" office:value-type="float" office:value="0" calcext:value-type="float">
            <text:p>0</text:p>
          </table:table-cell>
          <table:table-cell table:style-name="ce111"/>
          <table:table-cell table:style-name="ce170"/>
          <table:table-cell table:style-name="ce111"/>
          <table:table-cell table:style-name="ce176" table:formula="of:=HYPERLINK(&quot;https://ideone.com/6IMSkX&quot;;&quot;Editorial to read&quot;)" office:value-type="string" office:string-value="Editorial to read" calcext:value-type="string">
            <text:p>Editorial to read</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48:.H48])"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Roma and Changing Signs</text:p>
          </table:table-cell>
          <table:table-cell table:style-name="ce173" table:formula="of:=HYPERLINK(&quot;http://codeforces.com/contest/262/problem/B&quot;;&quot;CF262-D2-B&quot;)" office:value-type="string" office:string-value="CF262-D2-B" calcext:value-type="string">
            <text:p>CF262-D2-B</text:p>
          </table:table-cell>
          <table:table-cell table:style-name="ce167"/>
          <table:table-cell table:style-name="ce147" table:number-columns-repeated="5"/>
          <table:table-cell table:style-name="ce115" table:formula="of:=SUM([.E49:.H49])" office:value-type="float" office:value="0" calcext:value-type="float">
            <text:p>0</text:p>
          </table:table-cell>
          <table:table-cell table:style-name="ce115"/>
          <table:table-cell table:style-name="ce169"/>
          <table:table-cell table:style-name="ce147"/>
          <table:table-cell table:style-name="ce131" table:formula="of:=HYPERLINK(&quot;https://www.youtube.com/watch?v=6Ic_MPWfhEg&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Bear and Strings</text:p>
          </table:table-cell>
          <table:table-cell table:style-name="ce173" table:formula="of:=HYPERLINK(&quot;http://codeforces.com/contest/385/problem/B&quot;;&quot;CF385-D2-B&quot;)" office:value-type="string" office:string-value="CF385-D2-B" calcext:value-type="string">
            <text:p>CF385-D2-B</text:p>
          </table:table-cell>
          <table:table-cell table:style-name="ce167"/>
          <table:table-cell table:style-name="ce147" table:number-columns-repeated="5"/>
          <table:table-cell table:style-name="ce115" table:formula="of:=SUM([.E50:.H50])" office:value-type="float" office:value="0" calcext:value-type="float">
            <text:p>0</text:p>
          </table:table-cell>
          <table:table-cell table:style-name="ce115"/>
          <table:table-cell table:style-name="ce169"/>
          <table:table-cell table:style-name="ce147"/>
          <table:table-cell table:style-name="ce131" table:formula="of:=HYPERLINK(&quot;https://www.youtube.com/watch?v=hTUYMzcMuvA&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I.O.U.</text:p>
          </table:table-cell>
          <table:table-cell table:style-name="ce173" table:formula="of:=HYPERLINK(&quot;http://codeforces.com/contest/376/problem/B&quot;;&quot;CF376-D2-B&quot;)" office:value-type="string" office:string-value="CF376-D2-B" calcext:value-type="string">
            <text:p>CF376-D2-B</text:p>
          </table:table-cell>
          <table:table-cell table:style-name="ce167"/>
          <table:table-cell table:style-name="ce147" table:number-columns-repeated="5"/>
          <table:table-cell table:style-name="ce115" table:formula="of:=SUM([.E51:.H51])" office:value-type="float" office:value="0" calcext:value-type="float">
            <text:p>0</text:p>
          </table:table-cell>
          <table:table-cell table:style-name="ce115"/>
          <table:table-cell table:style-name="ce169"/>
          <table:table-cell table:style-name="ce147"/>
          <table:table-cell table:style-name="ce131" table:formula="of:=HYPERLINK(&quot;https://www.youtube.com/watch?v=d962qNWSvas&amp;feature=youtu.be&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office:value-type="string" calcext:value-type="string">
            <text:p>Jeff and Periods</text:p>
          </table:table-cell>
          <table:table-cell table:style-name="ce173" table:formula="of:=HYPERLINK(&quot;http://codeforces.com/contest/352/problem/B&quot;;&quot;CF352-D2-B&quot;)" office:value-type="string" office:string-value="CF352-D2-B" calcext:value-type="string">
            <text:p>CF352-D2-B</text:p>
          </table:table-cell>
          <table:table-cell table:style-name="ce167"/>
          <table:table-cell table:style-name="ce147" table:number-columns-repeated="5"/>
          <table:table-cell table:style-name="ce115" table:formula="of:=SUM([.E52:.H52])" office:value-type="float" office:value="0" calcext:value-type="float">
            <text:p>0</text:p>
          </table:table-cell>
          <table:table-cell table:style-name="ce115"/>
          <table:table-cell table:style-name="ce169"/>
          <table:table-cell table:style-name="ce147"/>
          <table:table-cell table:style-name="ce131" table:formula="of:=HYPERLINK(&quot;https://www.youtube.com/watch?v=7xgzxrYuwUc&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Meeting</text:p>
          </table:table-cell>
          <table:table-cell table:style-name="ce173" table:formula="of:=HYPERLINK(&quot;http://codeforces.com/contest/144/problem/B&quot;;&quot;CF144-D2-B&quot;)" office:value-type="string" office:string-value="CF144-D2-B" calcext:value-type="string">
            <text:p>CF144-D2-B</text:p>
          </table:table-cell>
          <table:table-cell table:style-name="ce167"/>
          <table:table-cell table:style-name="ce147" table:number-columns-repeated="5"/>
          <table:table-cell table:style-name="ce115" table:formula="of:=SUM([.E53:.H53])" office:value-type="float" office:value="0" calcext:value-type="float">
            <text:p>0</text:p>
          </table:table-cell>
          <table:table-cell table:style-name="ce115"/>
          <table:table-cell table:style-name="ce169"/>
          <table:table-cell table:style-name="ce147"/>
          <table:table-cell table:style-name="ce131" table:formula="of:=HYPERLINK(&quot;https://www.youtube.com/watch?v=9fpKWAPudyo&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Easy Number Challenge</text:p>
          </table:table-cell>
          <table:table-cell table:style-name="ce173" table:formula="of:=HYPERLINK(&quot;http://codeforces.com/contest/236/problem/B&quot;;&quot;CF236-D2-B&quot;)" office:value-type="string" office:string-value="CF236-D2-B" calcext:value-type="string">
            <text:p>CF236-D2-B</text:p>
          </table:table-cell>
          <table:table-cell table:style-name="ce167"/>
          <table:table-cell table:style-name="ce147" table:number-columns-repeated="5"/>
          <table:table-cell table:style-name="ce115" table:formula="of:=SUM([.E54:.H54])" office:value-type="float" office:value="0" calcext:value-type="float">
            <text:p>0</text:p>
          </table:table-cell>
          <table:table-cell table:style-name="ce115"/>
          <table:table-cell table:style-name="ce169"/>
          <table:table-cell table:style-name="ce147"/>
          <table:table-cell table:style-name="ce131" table:formula="of:=HYPERLINK(&quot;https://www.youtube.com/watch?v=Tv2JpMqQWYg&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office:value-type="string" calcext:value-type="string">
            <text:p>Physics Practical</text:p>
          </table:table-cell>
          <table:table-cell table:style-name="ce176" table:formula="of:=HYPERLINK(&quot;http://codeforces.com/contest/253/problem/B&quot;;&quot;CF253-D2-B&quot;)" office:value-type="string" office:string-value="CF253-D2-B" calcext:value-type="string">
            <text:p>CF253-D2-B</text:p>
          </table:table-cell>
          <table:table-cell table:style-name="ce167"/>
          <table:table-cell table:style-name="ce147" table:number-columns-repeated="5"/>
          <table:table-cell table:style-name="ce115" table:formula="of:=SUM([.E55:.H55])" office:value-type="float" office:value="0" calcext:value-type="float">
            <text:p>0</text:p>
          </table:table-cell>
          <table:table-cell table:style-name="ce115"/>
          <table:table-cell table:style-name="ce169"/>
          <table:table-cell table:style-name="ce111"/>
          <table:table-cell table:style-name="ce131" table:formula="of:=HYPERLINK(&quot;https://www.youtube.com/watch?v=ZR0IxC_xoFk&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Kolya and Tanya</text:p>
          </table:table-cell>
          <table:table-cell table:style-name="ce173" table:formula="of:=HYPERLINK(&quot;http://codeforces.com/contest/584/problem/B&quot;;&quot;CF584-D2-B&quot;)" office:value-type="string" office:string-value="CF584-D2-B" calcext:value-type="string">
            <text:p>CF584-D2-B</text:p>
          </table:table-cell>
          <table:table-cell table:style-name="ce167"/>
          <table:table-cell table:style-name="ce147" table:number-columns-repeated="5"/>
          <table:table-cell table:style-name="ce115" table:formula="of:=SUM([.E56:.H56])" office:value-type="float" office:value="0" calcext:value-type="float">
            <text:p>0</text:p>
          </table:table-cell>
          <table:table-cell table:style-name="ce115"/>
          <table:table-cell table:style-name="ce169"/>
          <table:table-cell table:style-name="ce147"/>
          <table:table-cell table:style-name="ce131" table:formula="of:=HYPERLINK(&quot;https://www.youtube.com/watch?v=-Dh_FyJiJ9Q&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64" office:value-type="string" calcext:value-type="string">
            <text:p>Suffix Structures</text:p>
          </table:table-cell>
          <table:table-cell table:style-name="ce173" table:formula="of:=HYPERLINK(&quot;http://codeforces.com/contest/448/problem/B&quot;;&quot;CF448-D2-B&quot;)" office:value-type="string" office:string-value="CF448-D2-B" calcext:value-type="string">
            <text:p>CF448-D2-B</text:p>
          </table:table-cell>
          <table:table-cell table:style-name="ce167"/>
          <table:table-cell table:style-name="ce147" table:number-columns-repeated="5"/>
          <table:table-cell table:style-name="ce115" table:formula="of:=SUM([.E57:.H57])" office:value-type="float" office:value="0" calcext:value-type="float">
            <text:p>0</text:p>
          </table:table-cell>
          <table:table-cell table:style-name="ce115"/>
          <table:table-cell table:style-name="ce169"/>
          <table:table-cell table:style-name="ce147"/>
          <table:table-cell table:style-name="ce131" table:formula="of:=HYPERLINK(&quot;https://www.youtube.com/watch?v=-J0VaYdgbRc&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Complete the Word</text:p>
          </table:table-cell>
          <table:table-cell table:style-name="ce173" table:formula="of:=HYPERLINK(&quot;http://codeforces.com/contest/716/problem/B&quot;;&quot;CF716-D2-B&quot;)" office:value-type="string" office:string-value="CF716-D2-B" calcext:value-type="string">
            <text:p>CF716-D2-B</text:p>
          </table:table-cell>
          <table:table-cell table:style-name="ce167"/>
          <table:table-cell table:style-name="ce147" table:number-columns-repeated="5"/>
          <table:table-cell table:style-name="ce115" table:formula="of:=SUM([.E58:.H58])" office:value-type="float" office:value="0" calcext:value-type="float">
            <text:p>0</text:p>
          </table:table-cell>
          <table:table-cell table:style-name="ce115"/>
          <table:table-cell table:style-name="ce169"/>
          <table:table-cell table:style-name="ce147"/>
          <table:table-cell table:style-name="ce131" table:formula="of:=HYPERLINK(&quot;https://www.youtube.com/watch?v=lu6BhwVMNhw&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59:.H59])" office:value-type="float" office:value="0" calcext:value-type="float">
            <text:p>0</text:p>
          </table:table-cell>
          <table:table-cell table:style-name="ce115"/>
          <table:table-cell table:style-name="ce169"/>
          <table:table-cell table:style-name="ce147"/>
          <table:table-cell table:style-name="ce188"/>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60:.H60])" office:value-type="float" office:value="0" calcext:value-type="float">
            <text:p>0</text:p>
          </table:table-cell>
          <table:table-cell table:style-name="ce115"/>
          <table:table-cell table:style-name="ce169"/>
          <table:table-cell table:style-name="ce147"/>
          <table:table-cell table:style-name="ce165" table:formula="of:=HYPERLINK(&quot;https://www.youtube.com/watch?v=WTr12dK2Se0&quot;;&quot;Watch - Focused and Diffused Thinking&quot;)" office:value-type="string" office:string-value="Watch - Focused and Diffused Thinking" calcext:value-type="string">
            <text:p>Watch - Focused and Diffused Thinking</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61:.H61])"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Mashmokh and Tokens</text:p>
          </table:table-cell>
          <table:table-cell table:style-name="ce173" table:formula="of:=HYPERLINK(&quot;http://codeforces.com/contest/415/problem/B&quot;;&quot;CF415-D2-B&quot;)" office:value-type="string" office:string-value="CF415-D2-B" calcext:value-type="string">
            <text:p>CF415-D2-B</text:p>
          </table:table-cell>
          <table:table-cell table:style-name="ce167"/>
          <table:table-cell table:style-name="ce147" table:number-columns-repeated="5"/>
          <table:table-cell table:style-name="ce115" table:formula="of:=SUM([.E62:.H62])" office:value-type="float" office:value="0" calcext:value-type="float">
            <text:p>0</text:p>
          </table:table-cell>
          <table:table-cell table:style-name="ce115"/>
          <table:table-cell table:style-name="ce169"/>
          <table:table-cell table:style-name="ce147"/>
          <table:table-cell table:style-name="ce196" table:formula="of:=HYPERLINK(&quot;https://www.youtube.com/watch?v=ZNxSTHmpLGc&amp;feature=youtu.be&quot;;&quot;Video Solution - Eng Salma Yehia&quot;)" office:value-type="string" office:string-value="Video Solution - Eng Salma Yehia" calcext:value-type="string">
            <text:p>Video Solution - Eng Salma Yehia</text:p>
          </table:table-cell>
          <table:table-cell table:number-columns-repeated="1011"/>
        </table:table-row>
        <table:table-row table:style-name="ro1">
          <table:table-cell table:style-name="ce164" office:value-type="string" calcext:value-type="string">
            <text:p>Fox And Two Dots</text:p>
          </table:table-cell>
          <table:table-cell table:style-name="ce173" table:formula="of:=HYPERLINK(&quot;http://codeforces.com/contest/510/problem/B&quot;;&quot;CF510-D2-B&quot;)" office:value-type="string" office:string-value="CF510-D2-B" calcext:value-type="string">
            <text:p>CF510-D2-B</text:p>
          </table:table-cell>
          <table:table-cell table:style-name="ce167"/>
          <table:table-cell table:style-name="ce147" table:number-columns-repeated="5"/>
          <table:table-cell table:style-name="ce115" table:formula="of:=SUM([.E63:.H63])" office:value-type="float" office:value="0" calcext:value-type="float">
            <text:p>0</text:p>
          </table:table-cell>
          <table:table-cell table:style-name="ce115"/>
          <table:table-cell table:style-name="ce169"/>
          <table:table-cell table:style-name="ce147"/>
          <table:table-cell table:style-name="ce173" table:formula="of:=HYPERLINK(&quot;https://www.youtube.com/watch?v=LHIZzMjnG0k&amp;feature=youtu.be&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Routine Problem</text:p>
          </table:table-cell>
          <table:table-cell table:style-name="ce173" table:formula="of:=HYPERLINK(&quot;http://codeforces.com/contest/337/problem/B&quot;;&quot;CF337-D2-B&quot;)" office:value-type="string" office:string-value="CF337-D2-B" calcext:value-type="string">
            <text:p>CF337-D2-B</text:p>
          </table:table-cell>
          <table:table-cell table:style-name="ce167"/>
          <table:table-cell table:style-name="ce147" table:number-columns-repeated="5"/>
          <table:table-cell table:style-name="ce115" table:formula="of:=SUM([.E64:.H64])" office:value-type="float" office:value="0" calcext:value-type="float">
            <text:p>0</text:p>
          </table:table-cell>
          <table:table-cell table:style-name="ce115"/>
          <table:table-cell table:style-name="ce169"/>
          <table:table-cell table:style-name="ce147"/>
          <table:table-cell table:style-name="ce173" table:formula="of:=HYPERLINK(&quot;https://www.youtube.com/watch?v=NaB4pnNbXEY&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Vasya and Wrestling</text:p>
          </table:table-cell>
          <table:table-cell table:style-name="ce173" table:formula="of:=HYPERLINK(&quot;http://codeforces.com/contest/493/problem/B&quot;;&quot;CF493-D2-B&quot;)" office:value-type="string" office:string-value="CF493-D2-B" calcext:value-type="string">
            <text:p>CF493-D2-B</text:p>
          </table:table-cell>
          <table:table-cell table:style-name="ce167"/>
          <table:table-cell table:style-name="ce147" table:number-columns-repeated="5"/>
          <table:table-cell table:style-name="ce115" table:formula="of:=SUM([.E65:.H65])" office:value-type="float" office:value="0" calcext:value-type="float">
            <text:p>0</text:p>
          </table:table-cell>
          <table:table-cell table:style-name="ce115"/>
          <table:table-cell table:style-name="ce169"/>
          <table:table-cell table:style-name="ce147"/>
          <table:table-cell table:style-name="ce164"/>
          <table:table-cell table:number-columns-repeated="1011"/>
        </table:table-row>
        <table:table-row table:style-name="ro1">
          <table:table-cell table:style-name="ce164" office:value-type="string" calcext:value-type="string">
            <text:p>Hamming Distance Sum</text:p>
          </table:table-cell>
          <table:table-cell table:style-name="ce173" table:formula="of:=HYPERLINK(&quot;http://codeforces.com/contest/608/problem/B&quot;;&quot;CF608-D2-B&quot;)" office:value-type="string" office:string-value="CF608-D2-B" calcext:value-type="string">
            <text:p>CF608-D2-B</text:p>
          </table:table-cell>
          <table:table-cell table:style-name="ce167"/>
          <table:table-cell table:style-name="ce147" table:number-columns-repeated="5"/>
          <table:table-cell table:style-name="ce115" table:formula="of:=SUM([.E66:.H66])" office:value-type="float" office:value="0" calcext:value-type="float">
            <text:p>0</text:p>
          </table:table-cell>
          <table:table-cell table:style-name="ce115"/>
          <table:table-cell table:style-name="ce169"/>
          <table:table-cell table:style-name="ce147"/>
          <table:table-cell table:style-name="ce164"/>
          <table:table-cell table:number-columns-repeated="1011"/>
        </table:table-row>
        <table:table-row table:style-name="ro1">
          <table:table-cell table:style-name="ce108" office:value-type="string" calcext:value-type="string">
            <text:p>Wet Shark and Bishops</text:p>
          </table:table-cell>
          <table:table-cell table:style-name="ce176" table:formula="of:=HYPERLINK(&quot;http://codeforces.com/contest/621/problem/B&quot;;&quot;CF621-D2-B&quot;)" office:value-type="string" office:string-value="CF621-D2-B" calcext:value-type="string">
            <text:p>CF621-D2-B</text:p>
          </table:table-cell>
          <table:table-cell table:style-name="ce167"/>
          <table:table-cell table:style-name="ce147" table:number-columns-repeated="5"/>
          <table:table-cell table:style-name="ce115" table:formula="of:=SUM([.E67:.H67])" office:value-type="float" office:value="0" calcext:value-type="float">
            <text:p>0</text:p>
          </table:table-cell>
          <table:table-cell table:style-name="ce115"/>
          <table:table-cell table:style-name="ce169"/>
          <table:table-cell table:style-name="ce111"/>
          <table:table-cell table:style-name="ce196" table:formula="of:=HYPERLINK(&quot;https://www.youtube.com/watch?v=zKne2u4DuIs&amp;feature=youtu.be&quot;;&quot;Thanks to Eng Mahmoud Mabrok&quot;)" office:value-type="string" office:string-value="Thanks to Eng Mahmoud Mabrok" calcext:value-type="string">
            <text:p>Thanks to Eng Mahmoud Mabrok</text:p>
          </table:table-cell>
          <table:table-cell table:number-columns-repeated="1011"/>
        </table:table-row>
        <table:table-row table:style-name="ro1">
          <table:table-cell table:style-name="ce164" office:value-type="string" calcext:value-type="string">
            <text:p>Kefa and Company</text:p>
          </table:table-cell>
          <table:table-cell table:style-name="ce173" table:formula="of:=HYPERLINK(&quot;http://codeforces.com/contest/580/problem/B&quot;;&quot;CF580-D2-B&quot;)" office:value-type="string" office:string-value="CF580-D2-B" calcext:value-type="string">
            <text:p>CF580-D2-B</text:p>
          </table:table-cell>
          <table:table-cell table:style-name="ce167"/>
          <table:table-cell table:style-name="ce147" table:number-columns-repeated="5"/>
          <table:table-cell table:style-name="ce115" table:formula="of:=SUM([.E68:.H68])" office:value-type="float" office:value="0" calcext:value-type="float">
            <text:p>0</text:p>
          </table:table-cell>
          <table:table-cell table:style-name="ce115"/>
          <table:table-cell table:style-name="ce169"/>
          <table:table-cell table:style-name="ce147"/>
          <table:table-cell table:style-name="ce134" table:formula="of:=HYPERLINK(&quot;https://www.youtube.com/watch?v=kUXDNSkFECM&quot;;&quot;Video Solution - SolverToBe (Java)&quot;)" office:value-type="string" office:string-value="Video Solution - SolverToBe (Java)" calcext:value-type="string">
            <text:p>Video Solution - SolverToBe (Java)</text:p>
          </table:table-cell>
          <table:table-cell table:number-columns-repeated="1011"/>
        </table:table-row>
        <table:table-row table:style-name="ro1">
          <table:table-cell table:style-name="ce108" office:value-type="string" calcext:value-type="string">
            <text:p>Tavas and SaDDas</text:p>
          </table:table-cell>
          <table:table-cell table:style-name="ce176" table:formula="of:=HYPERLINK(&quot;http://codeforces.com/contest/535/problem/B&quot;;&quot;CF535-D2-B&quot;)" office:value-type="string" office:string-value="CF535-D2-B" calcext:value-type="string">
            <text:p>CF535-D2-B</text:p>
          </table:table-cell>
          <table:table-cell table:style-name="ce167"/>
          <table:table-cell table:style-name="ce147" table:number-columns-repeated="5"/>
          <table:table-cell table:style-name="ce115" table:formula="of:=SUM([.E69:.H69])" office:value-type="float" office:value="0" calcext:value-type="float">
            <text:p>0</text:p>
          </table:table-cell>
          <table:table-cell table:style-name="ce111"/>
          <table:table-cell table:style-name="ce170"/>
          <table:table-cell table:style-name="ce111"/>
          <table:table-cell table:style-name="ce131" table:formula="of:=HYPERLINK(&quot;https://www.youtube.com/watch?v=NPVp5BntYZ4&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08" office:value-type="string" calcext:value-type="string">
            <text:p>Treasure Hunt</text:p>
          </table:table-cell>
          <table:table-cell table:style-name="ce176" table:formula="of:=HYPERLINK(&quot;http://codeforces.com/contest/979/problem/B&quot;;&quot;CF979-D2-B&quot;)" office:value-type="string" office:string-value="CF979-D2-B" calcext:value-type="string">
            <text:p>CF979-D2-B</text:p>
          </table:table-cell>
          <table:table-cell table:style-name="ce167"/>
          <table:table-cell table:style-name="ce147" table:number-columns-repeated="5"/>
          <table:table-cell table:style-name="ce115" table:formula="of:=SUM([.E70:.H70])" office:value-type="float" office:value="0" calcext:value-type="float">
            <text:p>0</text:p>
          </table:table-cell>
          <table:table-cell table:style-name="ce111"/>
          <table:table-cell table:style-name="ce170"/>
          <table:table-cell table:style-name="ce111"/>
          <table:table-cell table:style-name="ce108"/>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71:.H71])" office:value-type="float" office:value="0" calcext:value-type="float">
            <text:p>0</text:p>
          </table:table-cell>
          <table:table-cell table:style-name="ce115"/>
          <table:table-cell table:style-name="ce169"/>
          <table:table-cell table:style-name="ce111"/>
          <table:table-cell table:style-name="ce188" table:formula="of:=HYPERLINK(&quot;https://www.youtube.com/watch?v=iXxP_liQklk&quot;;&quot;Watch - Intro to Greedy&quot;)" office:value-type="string" office:string-value="Watch - Intro to Greedy" calcext:value-type="string">
            <text:p>Watch - Intro to Greedy</text:p>
          </table:table-cell>
          <table:table-cell table:number-columns-repeated="1011"/>
        </table:table-row>
        <table:table-row table:style-name="ro1">
          <table:table-cell table:style-name="ce108" office:value-type="string" calcext:value-type="string">
            <text:p>Painting Eggs</text:p>
          </table:table-cell>
          <table:table-cell table:style-name="ce131" table:formula="of:=HYPERLINK(&quot;http://codeforces.com/contest/282/problem/B&quot;;&quot;CF282-D2-B&quot;)" office:value-type="string" office:string-value="CF282-D2-B" calcext:value-type="string">
            <text:p>CF282-D2-B</text:p>
          </table:table-cell>
          <table:table-cell table:style-name="ce167"/>
          <table:table-cell table:style-name="ce147" table:number-columns-repeated="5"/>
          <table:table-cell table:style-name="ce115" table:formula="of:=SUM([.E72:.H72])"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1">
          <table:table-cell table:style-name="ce108" office:value-type="string" calcext:value-type="string">
            <text:p>Pasha Maximizes</text:p>
          </table:table-cell>
          <table:table-cell table:style-name="ce131" table:formula="of:=HYPERLINK(&quot;http://codeforces.com/contest/435/problem/B&quot;;&quot;CF435-D2-B&quot;)" office:value-type="string" office:string-value="CF435-D2-B" calcext:value-type="string">
            <text:p>CF435-D2-B</text:p>
          </table:table-cell>
          <table:table-cell table:style-name="ce167"/>
          <table:table-cell table:style-name="ce147" table:number-columns-repeated="5"/>
          <table:table-cell table:style-name="ce115" table:formula="of:=SUM([.E73:.H73])" office:value-type="float" office:value="0" calcext:value-type="float">
            <text:p>0</text:p>
          </table:table-cell>
          <table:table-cell table:style-name="ce115"/>
          <table:table-cell table:style-name="ce169"/>
          <table:table-cell table:style-name="ce111"/>
          <table:table-cell table:style-name="ce131" table:formula="of:=HYPERLINK(&quot;https://www.youtube.com/watch?v=hDsuoSTdytw&amp;feature=youtu.be&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Little Girl and Game</text:p>
          </table:table-cell>
          <table:table-cell table:style-name="ce131" table:formula="of:=HYPERLINK(&quot;http://codeforces.com/contest/276/problem/B&quot;;&quot;CF276-D2-B&quot;)" office:value-type="string" office:string-value="CF276-D2-B" calcext:value-type="string">
            <text:p>CF276-D2-B</text:p>
          </table:table-cell>
          <table:table-cell table:style-name="ce167"/>
          <table:table-cell table:style-name="ce147" table:number-columns-repeated="5"/>
          <table:table-cell table:style-name="ce115" table:formula="of:=SUM([.E74:.H74])" office:value-type="float" office:value="0" calcext:value-type="float">
            <text:p>0</text:p>
          </table:table-cell>
          <table:table-cell table:style-name="ce115"/>
          <table:table-cell table:style-name="ce169"/>
          <table:table-cell table:style-name="ce111"/>
          <table:table-cell table:style-name="ce131" table:formula="of:=HYPERLINK(&quot;https://www.youtube.com/watch?v=WrpG_n0SrbY&amp;feature=youtu.be&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Pasha and String</text:p>
          </table:table-cell>
          <table:table-cell table:style-name="ce131" table:formula="of:=HYPERLINK(&quot;http://codeforces.com/contest/525/problem/B&quot;;&quot;CF525-D2-B&quot;)" office:value-type="string" office:string-value="CF525-D2-B" calcext:value-type="string">
            <text:p>CF525-D2-B</text:p>
          </table:table-cell>
          <table:table-cell table:style-name="ce167"/>
          <table:table-cell table:style-name="ce147" table:number-columns-repeated="5"/>
          <table:table-cell table:style-name="ce115" table:formula="of:=SUM([.E75:.H75])" office:value-type="float" office:value="0" calcext:value-type="float">
            <text:p>0</text:p>
          </table:table-cell>
          <table:table-cell table:style-name="ce115"/>
          <table:table-cell table:style-name="ce169"/>
          <table:table-cell table:style-name="ce111"/>
          <table:table-cell table:style-name="ce131" table:formula="of:=HYPERLINK(&quot;https://www.youtube.com/watch?v=NPVp5BntYZ4&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Booking System</text:p>
          </table:table-cell>
          <table:table-cell table:style-name="ce131" table:formula="of:=HYPERLINK(&quot;http://codeforces.com/contest/416/problem/C&quot;;&quot;CF416-D2-C&quot;)" office:value-type="string" office:string-value="CF416-D2-C" calcext:value-type="string">
            <text:p>CF416-D2-C</text:p>
          </table:table-cell>
          <table:table-cell table:style-name="ce167"/>
          <table:table-cell table:style-name="ce147" table:number-columns-repeated="5"/>
          <table:table-cell table:style-name="ce115" table:formula="of:=SUM([.E76:.H76])"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1">
          <table:table-cell table:style-name="ce108" office:value-type="string" calcext:value-type="string">
            <text:p>Vanya and Exams</text:p>
          </table:table-cell>
          <table:table-cell table:style-name="ce131" table:formula="of:=HYPERLINK(&quot;http://codeforces.com/contest/492/problem/C&quot;;&quot;CF492-D2-C&quot;)" office:value-type="string" office:string-value="CF492-D2-C" calcext:value-type="string">
            <text:p>CF492-D2-C</text:p>
          </table:table-cell>
          <table:table-cell table:style-name="ce167"/>
          <table:table-cell table:style-name="ce147" table:number-columns-repeated="5"/>
          <table:table-cell table:style-name="ce115" table:formula="of:=SUM([.E77:.H77])"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2" table:number-rows-repeated="21">
          <table:table-cell table:number-columns-repeated="1024"/>
        </table:table-row>
        <table:table-row table:style-name="ro2" table:number-rows-repeated="52">
          <table:table-cell table:number-columns-repeated="2"/>
          <table:table-cell table:style-name="ce168"/>
          <table:table-cell table:number-columns-repeated="1021"/>
        </table:table-row>
        <table:table-row table:style-name="ro2" table:number-rows-repeated="1048425">
          <table:table-cell table:number-columns-repeated="1024"/>
        </table:table-row>
        <table:table-row table:style-name="ro2">
          <table:table-cell table:number-columns-repeated="1024"/>
        </table:table-row>
        <calcext:conditional-formats>
          <calcext:conditional-format calcext:target-range-address="'Lev 2'.K3:'Lev 2'.K77">
            <calcext:condition calcext:apply-style-name="ConditionalStyle_1" calcext:value="=&quot;No&quot;" calcext:base-cell-address="'Lev 2'.K3"/>
          </calcext:conditional-format>
          <calcext:conditional-format calcext:target-range-address="'Lev 2'.K3:'Lev 2'.K77">
            <calcext:condition calcext:apply-style-name="ConditionalStyle_1" calcext:value="=&quot;no&quot;" calcext:base-cell-address="'Lev 2'.K3"/>
          </calcext:conditional-format>
          <calcext:conditional-format calcext:target-range-address="'Lev 2'.K3:'Lev 2'.K77">
            <calcext:condition calcext:apply-style-name="ConditionalStyle_1" calcext:value="=&quot;NO&quot;" calcext:base-cell-address="'Lev 2'.K3"/>
          </calcext:conditional-format>
          <calcext:conditional-format calcext:target-range-address="'Lev 2'.C3:'Lev 2'.C77 'Lev 2'.C99:'Lev 2'.C150">
            <calcext:condition calcext:apply-style-name="ConditionalStyle_2" calcext:value="=&quot;AC&quot;" calcext:base-cell-address="'Lev 2'.C3"/>
          </calcext:conditional-format>
          <calcext:conditional-format calcext:target-range-address="'Lev 2'.C3:'Lev 2'.C77">
            <calcext:condition calcext:apply-style-name="ConditionalStyle_3" calcext:value="contains-text(&quot;WA&quot;)" calcext:base-cell-address="'Lev 2'.C3"/>
          </calcext:conditional-format>
          <calcext:conditional-format calcext:target-range-address="'Lev 2'.C10:'Lev 2'.C77 'Lev 2'.C99:'Lev 2'.C150">
            <calcext:condition calcext:apply-style-name="ConditionalStyle_3" calcext:value="contains-text(&quot;WA&quot;)" calcext:base-cell-address="'Lev 2'.C10"/>
          </calcext:conditional-format>
          <calcext:conditional-format calcext:target-range-address="'Lev 2'.C3:'Lev 2'.C77">
            <calcext:condition calcext:apply-style-name="ConditionalStyle_4" calcext:value="contains-text(&quot;TLE&quot;)" calcext:base-cell-address="'Lev 2'.C3"/>
          </calcext:conditional-format>
          <calcext:conditional-format calcext:target-range-address="'Lev 2'.C10:'Lev 2'.C77 'Lev 2'.C99:'Lev 2'.C150">
            <calcext:condition calcext:apply-style-name="ConditionalStyle_4" calcext:value="contains-text(&quot;TLE&quot;)" calcext:base-cell-address="'Lev 2'.C10"/>
          </calcext:conditional-format>
          <calcext:conditional-format calcext:target-range-address="'Lev 2'.C3:'Lev 2'.C77">
            <calcext:condition calcext:apply-style-name="ConditionalStyle_5" calcext:value="contains-text(&quot;RTE&quot;)" calcext:base-cell-address="'Lev 2'.C3"/>
          </calcext:conditional-format>
          <calcext:conditional-format calcext:target-range-address="'Lev 2'.C10:'Lev 2'.C77 'Lev 2'.C99:'Lev 2'.C150">
            <calcext:condition calcext:apply-style-name="ConditionalStyle_5" calcext:value="contains-text(&quot;RTE&quot;)" calcext:base-cell-address="'Lev 2'.C10"/>
          </calcext:conditional-format>
          <calcext:conditional-format calcext:target-range-address="'Lev 2'.C3:'Lev 2'.C77">
            <calcext:condition calcext:apply-style-name="ConditionalStyle_6" calcext:value="contains-text(&quot;CS&quot;)" calcext:base-cell-address="'Lev 2'.C3"/>
          </calcext:conditional-format>
          <calcext:conditional-format calcext:target-range-address="'Lev 2'.C10:'Lev 2'.C77 'Lev 2'.C99:'Lev 2'.C150">
            <calcext:condition calcext:apply-style-name="ConditionalStyle_6" calcext:value="contains-text(&quot;CS&quot;)" calcext:base-cell-address="'Lev 2'.C10"/>
          </calcext:conditional-format>
        </calcext:conditional-formats>
      </table:table>
      <table:table table:name="Lev 3" table:style-name="ta4">
        <table:table-column table:style-name="co18" table:default-cell-style-name="Default"/>
        <table:table-column table:style-name="co2" table:default-cell-style-name="Default"/>
        <table:table-column table:style-name="co7" table:default-cell-style-name="Default"/>
        <table:table-column table:style-name="co19"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0" table:default-cell-style-name="Default"/>
        <table:table-column table:style-name="co2" table:number-columns-repeated="1011" table:default-cell-style-name="Default"/>
        <table:table-row table:style-name="ro1">
          <table:table-cell table:style-name="ce178" office:value-type="string" calcext:value-type="string">
            <text:p>Problem Name</text:p>
          </table:table-cell>
          <table:table-cell table:style-name="ce178"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80"/>
          <table:table-cell table:style-name="ce108" office:value-type="string" calcext:value-type="string">
            <text:p>AC Averages =&gt;</text:p>
          </table:table-cell>
          <table:table-cell table:style-name="ce136" table:formula="of:=COUNTIF([.C6:.C10360]; &quot;AC&quot;)" office:value-type="float" office:value="0" calcext:value-type="float">
            <text:p>0</text:p>
          </table:table-cell>
          <table:table-cell table:style-name="ce136" table:formula="of:=ROUND(SUMPRODUCT([.D6:.D10360];INT(eq([.C6:.C10360]; &quot;AC&quot;)))/MAX(1; [.C2]);1)" office:value-type="float" office:value="0" calcext:value-type="float">
            <text:p>0</text:p>
          </table:table-cell>
          <table:table-cell table:style-name="ce136" table:formula="of:=ROUND(SUMPRODUCT([.E6:.E10382];INT(eq([.C6:.C10382]; &quot;AC&quot;)))/MAX(1; [.C2]))" office:value-type="float" office:value="0" calcext:value-type="float">
            <text:p>0</text:p>
          </table:table-cell>
          <table:table-cell table:style-name="ce136" table:formula="of:=ROUND(SUMPRODUCT([.F6:.F10385];INT(eq([.C6:.C10385]; &quot;AC&quot;)))/MAX(1; [.C2]))" office:value-type="float" office:value="0" calcext:value-type="float">
            <text:p>0</text:p>
          </table:table-cell>
          <table:table-cell table:style-name="ce136" table:formula="of:=ROUND(SUMPRODUCT([.G6:.G10385];INT(eq([.C6:.C10385]; &quot;AC&quot;)))/MAX(1; [.C2]))" office:value-type="float" office:value="0" calcext:value-type="float">
            <text:p>0</text:p>
          </table:table-cell>
          <table:table-cell table:style-name="ce136" table:formula="of:=ROUND(SUMPRODUCT([.H6:.H10385];INT(eq([.C6:.C10385]; &quot;AC&quot;)))/MAX(1; [.C2]))" office:value-type="float" office:value="0" calcext:value-type="float">
            <text:p>0</text:p>
          </table:table-cell>
          <table:table-cell table:style-name="ce136" table:formula="of:=ROUND(SUMPRODUCT([.I6:.I10357];INT(eq([.C6:.C10357]; &quot;AC&quot;)))/MAX(1; [.C2]))" office:value-type="float" office:value="0" calcext:value-type="float">
            <text:p>0</text:p>
          </table:table-cell>
          <table:table-cell table:style-name="ce136" table:formula="of:=ROUND(SUMPRODUCT([.J6:.J10355];INT(eq([.C6:.C10355]; &quot;AC&quot;)))/MAX(1; [.C2]);1)" office:value-type="float" office:value="0" calcext:value-type="float">
            <text:p>0</text:p>
          </table:table-cell>
          <table:table-cell table:style-name="ce136" table:formula="of:=SUMPRODUCT(eq([.K6:.K10360]; &quot;YES&quot;);INT(eq([.C6:.C10385]; &quot;AC&quot;)))" office:value-type="float" office:value="0" calcext:value-type="float">
            <text:p>0</text:p>
          </table:table-cell>
          <table:table-cell table:style-name="ce154" table:formula="of:=IFERROR(__xludf.dummyfunction(&quot;COUNTA(FILTER(C6:C9852, NOT(REGEXMATCH(C6:C9852, &quot;&quot;AC&quot;&quot;))))&quot;);0)" office:value-type="float" office:value="0" calcext:value-type="float">
            <text:p>0</text:p>
          </table:table-cell>
          <table:table-cell table:style-name="ce159" table:formula="of:=IFERROR(__xludf.dummyfunction(&quot;COUNTA(FILTER(C6:C9846, NOT(REGEXMATCH(C6:C9846, &quot;&quot;AC&quot;&quot;))))&quot;);0)" office:value-type="float" office:value="0" calcext:value-type="float">
            <text:p>0</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3:.H3])" office:value-type="float" office:value="0" calcext:value-type="float">
            <text:p>0</text:p>
          </table:table-cell>
          <table:table-cell table:style-name="ce115"/>
          <table:table-cell table:style-name="ce199"/>
          <table:table-cell table:style-name="ce147"/>
          <table:table-cell table:style-name="ce188" table:formula="of:=HYPERLINK(&quot;https://www.youtube.com/watch?v=Tm_Vlkv4mOo&quot;;&quot;Watch - Thinking - Concretely - Symbolically - Pictorially &quot;)" office:value-type="string" office:string-value="Watch - Thinking - Concretely - Symbolically - Pictorially " calcext:value-type="string">
            <text:p>Watch - Thinking - Concretely - Symbolically - Pictorially </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4:.H4])" office:value-type="float" office:value="0" calcext:value-type="float">
            <text:p>0</text:p>
          </table:table-cell>
          <table:table-cell table:style-name="ce115"/>
          <table:table-cell table:style-name="ce199"/>
          <table:table-cell table:style-name="ce147"/>
          <table:table-cell table:style-name="ce188" table:formula="of:=HYPERLINK(&quot;https://www.youtube.com/watch?v=jxvaNAthWRI&quot;;&quot;Watch - Algebra - Number Bases and Polynomials - till min 11 only&quot;)" office:value-type="string" office:string-value="Watch - Algebra - Number Bases and Polynomials - till min 11 only" calcext:value-type="string">
            <text:p>Watch - Algebra - Number Bases and Polynomials - till min 11 only</text:p>
          </table:table-cell>
          <table:table-cell table:number-columns-repeated="1011"/>
        </table:table-row>
        <table:table-row table:style-name="ro1">
          <table:table-cell table:style-name="ce109"/>
          <table:table-cell table:style-name="ce176"/>
          <table:table-cell table:style-name="ce197"/>
          <table:table-cell table:style-name="ce147" table:number-columns-repeated="5"/>
          <table:table-cell table:style-name="ce115" table:formula="of:=SUM([.E5:.H5])" office:value-type="float" office:value="0" calcext:value-type="float">
            <text:p>0</text:p>
          </table:table-cell>
          <table:table-cell table:style-name="ce115"/>
          <table:table-cell table:style-name="ce199"/>
          <table:table-cell table:style-name="ce111"/>
          <table:table-cell table:style-name="ce108"/>
          <table:table-cell table:number-columns-repeated="1011"/>
        </table:table-row>
        <table:table-row table:style-name="ro1">
          <table:table-cell table:style-name="ce108" office:value-type="string" calcext:value-type="string">
            <text:p>Little Girl and Maximum Sum</text:p>
          </table:table-cell>
          <table:table-cell table:style-name="ce131" table:formula="of:=HYPERLINK(&quot;http://codeforces.com/contest/276/problem/C&quot;;&quot;CF276-D2-C&quot;)" office:value-type="string" office:string-value="CF276-D2-C" calcext:value-type="string">
            <text:p>CF276-D2-C</text:p>
          </table:table-cell>
          <table:table-cell table:style-name="ce197"/>
          <table:table-cell table:style-name="ce147" table:number-columns-repeated="5"/>
          <table:table-cell table:style-name="ce115" table:formula="of:=SUM([.E6:.H6])"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Learning Languages</text:p>
          </table:table-cell>
          <table:table-cell table:style-name="ce131" table:formula="of:=HYPERLINK(&quot;http://codeforces.com/contest/278/problem/C&quot;;&quot;CF278-D2-C&quot;)" office:value-type="string" office:string-value="CF278-D2-C" calcext:value-type="string">
            <text:p>CF278-D2-C</text:p>
          </table:table-cell>
          <table:table-cell table:style-name="ce197"/>
          <table:table-cell table:style-name="ce147" table:number-columns-repeated="5"/>
          <table:table-cell table:style-name="ce115" table:formula="of:=SUM([.E7:.H7])"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Greg and Array</text:p>
          </table:table-cell>
          <table:table-cell table:style-name="ce131" table:formula="of:=HYPERLINK(&quot;http://codeforces.com/contest/296/problem/C&quot;;&quot;CF296-D2-C&quot;)" office:value-type="string" office:string-value="CF296-D2-C" calcext:value-type="string">
            <text:p>CF296-D2-C</text:p>
          </table:table-cell>
          <table:table-cell table:style-name="ce197"/>
          <table:table-cell table:style-name="ce147" table:number-columns-repeated="5"/>
          <table:table-cell table:style-name="ce115" table:formula="of:=SUM([.E8:.H8])"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Ilya and Matrix</text:p>
          </table:table-cell>
          <table:table-cell table:style-name="ce176" table:formula="of:=HYPERLINK(&quot;http://codeforces.com/contest/313/problem/C&quot;;&quot;CF313-D2-C&quot;)" office:value-type="string" office:string-value="CF313-D2-C" calcext:value-type="string">
            <text:p>CF313-D2-C</text:p>
          </table:table-cell>
          <table:table-cell table:style-name="ce197"/>
          <table:table-cell table:style-name="ce147" table:number-columns-repeated="5"/>
          <table:table-cell table:style-name="ce115" table:formula="of:=SUM([.E9:.H9])"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Searching for Graph</text:p>
          </table:table-cell>
          <table:table-cell table:style-name="ce131" table:formula="of:=HYPERLINK(&quot;http://codeforces.com/contest/402/problem/C&quot;;&quot;CF402-D2-C&quot;)" office:value-type="string" office:string-value="CF402-D2-C" calcext:value-type="string">
            <text:p>CF402-D2-C</text:p>
          </table:table-cell>
          <table:table-cell table:style-name="ce197"/>
          <table:table-cell table:style-name="ce147" table:number-columns-repeated="5"/>
          <table:table-cell table:style-name="ce115" table:formula="of:=SUM([.E10:.H10])"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Soldier and Cards</text:p>
          </table:table-cell>
          <table:table-cell table:style-name="ce176" table:formula="of:=HYPERLINK(&quot;http://codeforces.com/contest/546/problem/C&quot;;&quot;CF546-D2-C&quot;)" office:value-type="string" office:string-value="CF546-D2-C" calcext:value-type="string">
            <text:p>CF546-D2-C</text:p>
          </table:table-cell>
          <table:table-cell table:style-name="ce197"/>
          <table:table-cell table:style-name="ce147" table:number-columns-repeated="5"/>
          <table:table-cell table:style-name="ce115" table:formula="of:=SUM([.E11:.H11])"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Kefa and Park</text:p>
          </table:table-cell>
          <table:table-cell table:style-name="ce131" table:formula="of:=HYPERLINK(&quot;http://codeforces.com/contest/580/problem/C&quot;;&quot;CF580-D2-C&quot;)" office:value-type="string" office:string-value="CF580-D2-C" calcext:value-type="string">
            <text:p>CF580-D2-C</text:p>
          </table:table-cell>
          <table:table-cell table:style-name="ce197"/>
          <table:table-cell table:style-name="ce147" table:number-columns-repeated="5"/>
          <table:table-cell table:style-name="ce115" table:formula="of:=SUM([.E12:.H12])" office:value-type="float" office:value="0" calcext:value-type="float">
            <text:p>0</text:p>
          </table:table-cell>
          <table:table-cell table:style-name="ce115"/>
          <table:table-cell table:style-name="ce199"/>
          <table:table-cell table:style-name="ce147"/>
          <table:table-cell table:style-name="ce131" table:formula="of:=HYPERLINK(&quot;https://www.youtube.com/watch?v=ebC3c-YJDI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agheer and Nubian Market</text:p>
          </table:table-cell>
          <table:table-cell table:style-name="ce176" table:formula="of:=HYPERLINK(&quot;http://codeforces.com/contest/812/problem/C&quot;;&quot;CF812-D2-C&quot;)" office:value-type="string" office:string-value="CF812-D2-C" calcext:value-type="string">
            <text:p>CF812-D2-C</text:p>
          </table:table-cell>
          <table:table-cell table:style-name="ce197"/>
          <table:table-cell table:style-name="ce147" table:number-columns-repeated="5"/>
          <table:table-cell table:style-name="ce115" table:formula="of:=SUM([.E13:.H13])" office:value-type="float" office:value="0" calcext:value-type="float">
            <text:p>0</text:p>
          </table:table-cell>
          <table:table-cell table:style-name="ce115"/>
          <table:table-cell table:style-name="ce199"/>
          <table:table-cell table:style-name="ce111"/>
          <table:table-cell table:style-name="ce131" table:formula="of:=HYPERLINK(&quot;https://www.youtube.com/watch?v=SDEpB87Uxpg&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ITMAP - Bitmap</text:p>
          </table:table-cell>
          <table:table-cell table:style-name="ce131" table:formula="of:=HYPERLINK(&quot;http://www.spoj.com/problems/BITMAP/&quot;;&quot;SPOJ BITMAP&quot;)" office:value-type="string" office:string-value="SPOJ BITMAP" calcext:value-type="string">
            <text:p>SPOJ BITMAP</text:p>
          </table:table-cell>
          <table:table-cell table:style-name="ce197"/>
          <table:table-cell table:style-name="ce147" table:number-columns-repeated="5"/>
          <table:table-cell table:style-name="ce115" table:formula="of:=SUM([.E14:.H14])" office:value-type="float" office:value="0" calcext:value-type="float">
            <text:p>0</text:p>
          </table:table-cell>
          <table:table-cell table:style-name="ce111"/>
          <table:table-cell table:style-name="ce200"/>
          <table:table-cell table:style-name="ce111"/>
          <table:table-cell table:style-name="ce164"/>
          <table:table-cell table:number-columns-repeated="1011"/>
        </table:table-row>
        <table:table-row table:style-name="ro1">
          <table:table-cell table:style-name="ce108" office:value-type="string" calcext:value-type="string">
            <text:p>Key Task</text:p>
          </table:table-cell>
          <table:table-cell table:style-name="ce131" table:formula="of:=HYPERLINK(&quot;http://www.spoj.com/problems/CERC07K/&quot;;&quot;SPOJ CERC07K&quot;)" office:value-type="string" office:string-value="SPOJ CERC07K" calcext:value-type="string">
            <text:p>SPOJ CERC07K</text:p>
          </table:table-cell>
          <table:table-cell table:style-name="ce197"/>
          <table:table-cell table:style-name="ce147" table:number-columns-repeated="5"/>
          <table:table-cell table:style-name="ce115" table:formula="of:=SUM([.E15:.H15])" office:value-type="float" office:value="0" calcext:value-type="float">
            <text:p>0</text:p>
          </table:table-cell>
          <table:table-cell table:style-name="ce111"/>
          <table:table-cell table:style-name="ce200"/>
          <table:table-cell table:style-name="ce111"/>
          <table:table-cell table:style-name="ce164"/>
          <table:table-cell table:number-columns-repeated="1011"/>
        </table:table-row>
        <table:table-row table:style-name="ro1">
          <table:table-cell table:style-name="ce108" office:value-type="string" calcext:value-type="string">
            <text:p>Wandering Queen</text:p>
          </table:table-cell>
          <table:table-cell table:style-name="ce131" table:formula="of:=HYPERLINK(&quot;http://www.spoj.com/problems/QUEEN/&quot;;&quot;SPOJ QUEEN&quot;)" office:value-type="string" office:string-value="SPOJ QUEEN" calcext:value-type="string">
            <text:p>SPOJ QUEEN</text:p>
          </table:table-cell>
          <table:table-cell table:style-name="ce197"/>
          <table:table-cell table:style-name="ce147" table:number-columns-repeated="5"/>
          <table:table-cell table:style-name="ce115" table:formula="of:=SUM([.E16:.H16])" office:value-type="float" office:value="0" calcext:value-type="float">
            <text:p>0</text:p>
          </table:table-cell>
          <table:table-cell table:style-name="ce111"/>
          <table:table-cell table:style-name="ce200"/>
          <table:table-cell table:style-name="ce111"/>
          <table:table-cell table:style-name="ce196" table:formula="of:=HYPERLINK(&quot;https://github.com/magdy-hasan/competitive-programming/blob/master/SPOJ/SPOJ%20QUEEN%20-%20Wandering%20Queen.cpp&quot;;&quot;Sol to read&quot;)" office:value-type="string" office:string-value="Sol to read" calcext:value-type="string">
            <text:p>Sol to read</text:p>
          </table:table-cell>
          <table:table-cell table:number-columns-repeated="1011"/>
        </table:table-row>
        <table:table-row table:style-name="ro1">
          <table:table-cell table:style-name="ce108" office:value-type="string" calcext:value-type="string">
            <text:p>Spreadsheet</text:p>
          </table:table-cell>
          <table:table-cell table:style-name="ce131" table:formula="of:=HYPERLINK(&quot;https://uva.onlinejudge.org/index.php?option=com_onlinejudge&amp;Itemid=8&amp;page=show_problem&amp;problem=132&quot;;&quot;UVA 196&quot;)" office:value-type="string" office:string-value="UVA 196" calcext:value-type="string">
            <text:p>UVA 196</text:p>
          </table:table-cell>
          <table:table-cell table:style-name="ce197"/>
          <table:table-cell table:style-name="ce147" table:number-columns-repeated="5"/>
          <table:table-cell table:style-name="ce115" table:formula="of:=SUM([.E17:.H17])"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18:.H18])" office:value-type="float" office:value="0" calcext:value-type="float">
            <text:p>0</text:p>
          </table:table-cell>
          <table:table-cell table:style-name="ce115"/>
          <table:table-cell table:style-name="ce199"/>
          <table:table-cell table:style-name="ce147"/>
          <table:table-cell table:style-name="ce188" table:formula="of:=HYPERLINK(&quot;https://www.youtube.com/watch?v=F0hmrbOW8nw&quot;;&quot;Watch - Thinking - Problem Abstraction &quot;)" office:value-type="string" office:string-value="Watch - Thinking - Problem Abstraction " calcext:value-type="string">
            <text:p>Watch - Thinking - Problem Abstraction </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19:.H19])" office:value-type="float" office:value="0" calcext:value-type="float">
            <text:p>0</text:p>
          </table:table-cell>
          <table:table-cell table:style-name="ce115"/>
          <table:table-cell table:style-name="ce199"/>
          <table:table-cell table:style-name="ce147"/>
          <table:table-cell table:style-name="ce188" table:formula="of:=HYPERLINK(&quot;https://www.youtube.com/watch?v=0wlc8Rhyybo&quot;;&quot;Watch - Thinking - Problem Reverse&quot;)" office:value-type="string" office:string-value="Watch - Thinking - Problem Reverse" calcext:value-type="string">
            <text:p>Watch - Thinking - Problem Reverse</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20:.H20])" office:value-type="float" office:value="0" calcext:value-type="float">
            <text:p>0</text:p>
          </table:table-cell>
          <table:table-cell table:style-name="ce115"/>
          <table:table-cell table:style-name="ce199"/>
          <table:table-cell table:style-name="ce147"/>
          <table:table-cell table:style-name="ce188" table:formula="of:=HYPERLINK(&quot;https://www.youtube.com/watch?v=hLXVhRzqq18&quot;;&quot;Watch - Search Techniques - Backtracking&quot;)" office:value-type="string" office:string-value="Watch - Search Techniques - Backtracking" calcext:value-type="string">
            <text:p>Watch - Search Techniques - Backtracking</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21:.H21])" office:value-type="float" office:value="0" calcext:value-type="float">
            <text:p>0</text:p>
          </table:table-cell>
          <table:table-cell table:style-name="ce115"/>
          <table:table-cell table:style-name="ce199"/>
          <table:table-cell table:style-name="ce147"/>
          <table:table-cell table:style-name="ce188"/>
          <table:table-cell table:number-columns-repeated="1011"/>
        </table:table-row>
        <table:table-row table:style-name="ro1">
          <table:table-cell table:style-name="ce108" office:value-type="string" calcext:value-type="string">
            <text:p>Graph Coloring</text:p>
          </table:table-cell>
          <table:table-cell table:style-name="ce131" table:formula="of:=HYPERLINK(&quot;https://uva.onlinejudge.org/index.php?option=com_onlinejudge&amp;Itemid=8&amp;page=show_problem&amp;problem=129&quot;;&quot;UVA 193&quot;)" office:value-type="string" office:string-value="UVA 193" calcext:value-type="string">
            <text:p>UVA 193</text:p>
          </table:table-cell>
          <table:table-cell table:style-name="ce197"/>
          <table:table-cell table:style-name="ce147" table:number-columns-repeated="5"/>
          <table:table-cell table:style-name="ce115" table:formula="of:=SUM([.E22:.H22])" office:value-type="float" office:value="0" calcext:value-type="float">
            <text:p>0</text:p>
          </table:table-cell>
          <table:table-cell table:style-name="ce115"/>
          <table:table-cell table:style-name="ce199"/>
          <table:table-cell table:style-name="ce147"/>
          <table:table-cell table:style-name="ce173" table:formula="of:=HYPERLINK(&quot;https://www.youtube.com/watch?v=0hOK2hgqNE4&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23 out of 5</text:p>
          </table:table-cell>
          <table:table-cell table:style-name="ce131" table:formula="of:=HYPERLINK(&quot;https://uva.onlinejudge.org/index.php?option=com_onlinejudge&amp;Itemid=8&amp;page=show_problem&amp;problem=1285&quot;;&quot;UVA 10344&quot;)" office:value-type="string" office:string-value="UVA 10344" calcext:value-type="string">
            <text:p>UVA 10344</text:p>
          </table:table-cell>
          <table:table-cell table:style-name="ce197"/>
          <table:table-cell table:style-name="ce147" table:number-columns-repeated="5"/>
          <table:table-cell table:style-name="ce115" table:formula="of:=SUM([.E23:.H23])" office:value-type="float" office:value="0" calcext:value-type="float">
            <text:p>0</text:p>
          </table:table-cell>
          <table:table-cell table:style-name="ce115"/>
          <table:table-cell table:style-name="ce199"/>
          <table:table-cell table:style-name="ce147"/>
          <table:table-cell table:style-name="ce173" table:formula="of:=HYPERLINK(&quot;https://www.youtube.com/watch?v=WX7rIgcgnBs&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8 Queens Chess Problem</text:p>
          </table:table-cell>
          <table:table-cell table:style-name="ce131" table:formula="of:=HYPERLINK(&quot;https://uva.onlinejudge.org/index.php?option=com_onlinejudge&amp;Itemid=8&amp;page=show_problem&amp;problem=691&quot;;&quot;UVA 750&quot;)" office:value-type="string" office:string-value="UVA 750" calcext:value-type="string">
            <text:p>UVA 750</text:p>
          </table:table-cell>
          <table:table-cell table:style-name="ce197"/>
          <table:table-cell table:style-name="ce147" table:number-columns-repeated="5"/>
          <table:table-cell table:style-name="ce115" table:formula="of:=SUM([.E24:.H24])" office:value-type="float" office:value="0" calcext:value-type="float">
            <text:p>0</text:p>
          </table:table-cell>
          <table:table-cell table:style-name="ce115"/>
          <table:table-cell table:style-name="ce199"/>
          <table:table-cell table:style-name="ce147"/>
          <table:table-cell table:style-name="ce173" table:formula="of:=HYPERLINK(&quot;https://www.youtube.com/watch?v=3jMlUYEVgL0&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25:.H25])"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Text Editor</text:p>
          </table:table-cell>
          <table:table-cell table:style-name="ce131" table:formula="of:=HYPERLINK(&quot;http://codeforces.com/contest/253/problem/C&quot;;&quot;CF253-D2-C&quot;)" office:value-type="string" office:string-value="CF253-D2-C" calcext:value-type="string">
            <text:p>CF253-D2-C</text:p>
          </table:table-cell>
          <table:table-cell table:style-name="ce197"/>
          <table:table-cell table:style-name="ce147" table:number-columns-repeated="5"/>
          <table:table-cell table:style-name="ce115" table:formula="of:=SUM([.E26:.H26])"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Maze</text:p>
          </table:table-cell>
          <table:table-cell table:style-name="ce131" table:formula="of:=HYPERLINK(&quot;http://codeforces.com/contest/378/problem/C&quot;;&quot;CF378-D2-C&quot;)" office:value-type="string" office:string-value="CF378-D2-C" calcext:value-type="string">
            <text:p>CF378-D2-C</text:p>
          </table:table-cell>
          <table:table-cell table:style-name="ce197"/>
          <table:table-cell table:style-name="ce147" table:number-columns-repeated="5"/>
          <table:table-cell table:style-name="ce115" table:formula="of:=SUM([.E27:.H27])"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table:table-cell table:style-name="ce131" table:formula="of:=HYPERLINK(&quot;http://codeforces.com/contest/445/problem/C&quot;;&quot;CF445-D2-C&quot;)" office:value-type="string" office:string-value="CF445-D2-C" calcext:value-type="string">
            <text:p>CF445-D2-C</text:p>
          </table:table-cell>
          <table:table-cell table:style-name="ce197"/>
          <table:table-cell table:style-name="ce147" table:number-columns-repeated="5"/>
          <table:table-cell table:style-name="ce115" table:formula="of:=SUM([.E28:.H28])" office:value-type="float" office:value="0" calcext:value-type="float">
            <text:p>0</text:p>
          </table:table-cell>
          <table:table-cell table:style-name="ce115"/>
          <table:table-cell table:style-name="ce199"/>
          <table:table-cell table:style-name="ce147"/>
          <table:table-cell table:style-name="ce201"/>
          <table:table-cell table:number-columns-repeated="1011"/>
        </table:table-row>
        <table:table-row table:style-name="ro1">
          <table:table-cell table:style-name="ce108" office:value-type="string" calcext:value-type="string">
            <text:p>Palindrome Transformation</text:p>
          </table:table-cell>
          <table:table-cell table:style-name="ce131" table:formula="of:=HYPERLINK(&quot;http://codeforces.com/contest/486/problem/C&quot;;&quot;CF486-D2-C&quot;)" office:value-type="string" office:string-value="CF486-D2-C" calcext:value-type="string">
            <text:p>CF486-D2-C</text:p>
          </table:table-cell>
          <table:table-cell table:style-name="ce197"/>
          <table:table-cell table:style-name="ce147" table:number-columns-repeated="5"/>
          <table:table-cell table:style-name="ce115" table:formula="of:=SUM([.E29:.H29])"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Anya and Smartphone</text:p>
          </table:table-cell>
          <table:table-cell table:style-name="ce131" table:formula="of:=HYPERLINK(&quot;http://codeforces.com/contest/518/problem/C&quot;;&quot;CF518-D2-C&quot;)" office:value-type="string" office:string-value="CF518-D2-C" calcext:value-type="string">
            <text:p>CF518-D2-C</text:p>
          </table:table-cell>
          <table:table-cell table:style-name="ce197"/>
          <table:table-cell table:style-name="ce147" table:number-columns-repeated="5"/>
          <table:table-cell table:style-name="ce115" table:formula="of:=SUM([.E30:.H30])"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Marina and Vasya</text:p>
          </table:table-cell>
          <table:table-cell table:style-name="ce131" table:formula="of:=HYPERLINK(&quot;http://codeforces.com/contest/584/problem/C&quot;;&quot;CF584-D2-C&quot;)" office:value-type="string" office:string-value="CF584-D2-C" calcext:value-type="string">
            <text:p>CF584-D2-C</text:p>
          </table:table-cell>
          <table:table-cell table:style-name="ce197"/>
          <table:table-cell table:style-name="ce147" table:number-columns-repeated="5"/>
          <table:table-cell table:style-name="ce115" table:formula="of:=SUM([.E31:.H31])" office:value-type="float" office:value="0" calcext:value-type="float">
            <text:p>0</text:p>
          </table:table-cell>
          <table:table-cell table:style-name="ce115"/>
          <table:table-cell table:style-name="ce199"/>
          <table:table-cell table:style-name="ce111" table:number-columns-repeated="2"/>
          <table:table-cell table:number-columns-repeated="1011"/>
        </table:table-row>
        <table:table-row table:style-name="ro1">
          <table:table-cell table:style-name="ce108" office:value-type="string" calcext:value-type="string">
            <text:p>Alyona and the Tree</text:p>
          </table:table-cell>
          <table:table-cell table:style-name="ce131" table:formula="of:=HYPERLINK(&quot;http://codeforces.com/contest/682/problem/C&quot;;&quot;CF682-D2-C&quot;)" office:value-type="string" office:string-value="CF682-D2-C" calcext:value-type="string">
            <text:p>CF682-D2-C</text:p>
          </table:table-cell>
          <table:table-cell table:style-name="ce197"/>
          <table:table-cell table:style-name="ce147" table:number-columns-repeated="5"/>
          <table:table-cell table:style-name="ce115" table:formula="of:=SUM([.E32:.H3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Thor</text:p>
          </table:table-cell>
          <table:table-cell table:style-name="ce131" table:formula="of:=HYPERLINK(&quot;http://codeforces.com/contest/705/problem/C&quot;;&quot;CF705-D2-C&quot;)" office:value-type="string" office:string-value="CF705-D2-C" calcext:value-type="string">
            <text:p>CF705-D2-C</text:p>
          </table:table-cell>
          <table:table-cell table:style-name="ce197"/>
          <table:table-cell table:style-name="ce147" table:number-columns-repeated="5"/>
          <table:table-cell table:style-name="ce115" table:formula="of:=SUM([.E33:.H33])" office:value-type="float" office:value="0" calcext:value-type="float">
            <text:p>0</text:p>
          </table:table-cell>
          <table:table-cell table:style-name="ce115"/>
          <table:table-cell table:style-name="ce199"/>
          <table:table-cell table:style-name="ce147"/>
          <table:table-cell table:style-name="ce164"/>
          <table:table-cell table:number-columns-repeated="1011"/>
        </table:table-row>
        <table:table-row table:style-name="ro1">
          <table:table-cell table:style-name="ce108" office:value-type="string" calcext:value-type="string">
            <text:p>Hacker, pack your bags!</text:p>
          </table:table-cell>
          <table:table-cell table:style-name="ce131" table:formula="of:=HYPERLINK(&quot;http://codeforces.com/contest/822/problem/C&quot;;&quot;CF822-D2-C&quot;)" office:value-type="string" office:string-value="CF822-D2-C" calcext:value-type="string">
            <text:p>CF822-D2-C</text:p>
          </table:table-cell>
          <table:table-cell table:style-name="ce197"/>
          <table:table-cell table:style-name="ce147" table:number-columns-repeated="5"/>
          <table:table-cell table:style-name="ce115" table:formula="of:=SUM([.E34:.H34])" office:value-type="float" office:value="0" calcext:value-type="float">
            <text:p>0</text:p>
          </table:table-cell>
          <table:table-cell table:style-name="ce115"/>
          <table:table-cell table:style-name="ce199"/>
          <table:table-cell table:style-name="ce147"/>
          <table:table-cell table:style-name="ce131" table:formula="of:=HYPERLINK(&quot;https://www.youtube.com/watch?v=VvR9spazig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tar sky</text:p>
          </table:table-cell>
          <table:table-cell table:style-name="ce131" table:formula="of:=HYPERLINK(&quot;http://codeforces.com/contest/835/problem/C&quot;;&quot;CF835-D2-C&quot;)" office:value-type="string" office:string-value="CF835-D2-C" calcext:value-type="string">
            <text:p>CF835-D2-C</text:p>
          </table:table-cell>
          <table:table-cell table:style-name="ce197"/>
          <table:table-cell table:style-name="ce147" table:number-columns-repeated="5"/>
          <table:table-cell table:style-name="ce115" table:formula="of:=SUM([.E35:.H35])" office:value-type="float" office:value="0" calcext:value-type="float">
            <text:p>0</text:p>
          </table:table-cell>
          <table:table-cell table:style-name="ce115"/>
          <table:table-cell table:style-name="ce199"/>
          <table:table-cell table:style-name="ce147"/>
          <table:table-cell table:style-name="ce131" table:formula="of:=HYPERLINK(&quot;https://www.youtube.com/watch?v=McKM0CgVLU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table:table-cell table:style-name="ce108" office:value-type="string" calcext:value-type="string">
            <text:p>UVA 11573</text:p>
          </table:table-cell>
          <table:table-cell table:style-name="ce197"/>
          <table:table-cell table:style-name="ce147" table:number-columns-repeated="5"/>
          <table:table-cell table:style-name="ce115" table:formula="of:=SUM([.E36:.H36])" office:value-type="float" office:value="0" calcext:value-type="float">
            <text:p>0</text:p>
          </table:table-cell>
          <table:table-cell table:style-name="ce115"/>
          <table:table-cell table:style-name="ce199"/>
          <table:table-cell table:style-name="ce147"/>
          <table:table-cell table:style-name="ce173" table:formula="of:=HYPERLINK(&quot;https://www.geeksforgeeks.org/0-1-bfs-shortest-path-binary-graph/&quot;;&quot;Learn 0/1 BFS&quot;)" office:value-type="string" office:string-value="Learn 0/1 BFS" calcext:value-type="string">
            <text:p>Learn 0/1 BFS</text:p>
          </table:table-cell>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37:.H37])"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Prime Permutation</text:p>
          </table:table-cell>
          <table:table-cell table:style-name="ce131" table:formula="of:=HYPERLINK(&quot;http://codeforces.com/contest/124/problem/C&quot;;&quot;CF124-D2-C&quot;)" office:value-type="string" office:string-value="CF124-D2-C" calcext:value-type="string">
            <text:p>CF124-D2-C</text:p>
          </table:table-cell>
          <table:table-cell table:style-name="ce197"/>
          <table:table-cell table:style-name="ce147" table:number-columns-repeated="5"/>
          <table:table-cell table:style-name="ce115" table:formula="of:=SUM([.E38:.H38])"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Terse princess</text:p>
          </table:table-cell>
          <table:table-cell table:style-name="ce131" table:formula="of:=HYPERLINK(&quot;http://codeforces.com/contest/148/problem/C&quot;;&quot;CF148-D2-C&quot;)" office:value-type="string" office:string-value="CF148-D2-C" calcext:value-type="string">
            <text:p>CF148-D2-C</text:p>
          </table:table-cell>
          <table:table-cell table:style-name="ce197"/>
          <table:table-cell table:style-name="ce147" table:number-columns-repeated="5"/>
          <table:table-cell table:style-name="ce115" table:formula="of:=SUM([.E39:.H39])" office:value-type="float" office:value="0" calcext:value-type="float">
            <text:p>0</text:p>
          </table:table-cell>
          <table:table-cell table:style-name="ce115"/>
          <table:table-cell table:style-name="ce199"/>
          <table:table-cell table:style-name="ce147"/>
          <table:table-cell table:style-name="ce196" table:formula="of:=HYPERLINK(&quot;https://www.youtube.com/watch?v=BX2HhPefv6g&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Balls and Boxes</text:p>
          </table:table-cell>
          <table:table-cell table:style-name="ce131" table:formula="of:=HYPERLINK(&quot;http://codeforces.com/contest/260/problem/C&quot;;&quot;CF260-D2-C&quot;)" office:value-type="string" office:string-value="CF260-D2-C" calcext:value-type="string">
            <text:p>CF260-D2-C</text:p>
          </table:table-cell>
          <table:table-cell table:style-name="ce197"/>
          <table:table-cell table:style-name="ce147" table:number-columns-repeated="5"/>
          <table:table-cell table:style-name="ce115" table:formula="of:=SUM([.E40:.H40])" office:value-type="float" office:value="0" calcext:value-type="float">
            <text:p>0</text:p>
          </table:table-cell>
          <table:table-cell table:style-name="ce115"/>
          <table:table-cell table:style-name="ce199"/>
          <table:table-cell table:style-name="ce111"/>
          <table:table-cell table:style-name="ce131" table:formula="of:=HYPERLINK(&quot;https://www.youtube.com/watch?v=W3Zp3yqNsOs&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Sereja and Swaps</text:p>
          </table:table-cell>
          <table:table-cell table:style-name="ce131" table:formula="of:=HYPERLINK(&quot;http://codeforces.com/contest/426/problem/C&quot;;&quot;CF426-D2-C&quot;)" office:value-type="string" office:string-value="CF426-D2-C" calcext:value-type="string">
            <text:p>CF426-D2-C</text:p>
          </table:table-cell>
          <table:table-cell table:style-name="ce197"/>
          <table:table-cell table:style-name="ce147" table:number-columns-repeated="5"/>
          <table:table-cell table:style-name="ce115" table:formula="of:=SUM([.E41:.H41])"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Xor-tree</text:p>
          </table:table-cell>
          <table:table-cell table:style-name="ce131" table:formula="of:=HYPERLINK(&quot;http://codeforces.com/contest/430/problem/C&quot;;&quot;CF430-D2-C&quot;)" office:value-type="string" office:string-value="CF430-D2-C" calcext:value-type="string">
            <text:p>CF430-D2-C</text:p>
          </table:table-cell>
          <table:table-cell table:style-name="ce197"/>
          <table:table-cell table:style-name="ce147" table:number-columns-repeated="5"/>
          <table:table-cell table:style-name="ce115" table:formula="of:=SUM([.E42:.H4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Trees</text:p>
          </table:table-cell>
          <table:table-cell table:style-name="ce131" table:formula="of:=HYPERLINK(&quot;http://codeforces.com/contest/58/problem/C&quot;;&quot;CF58-D2-C&quot;)" office:value-type="string" office:string-value="CF58-D2-C" calcext:value-type="string">
            <text:p>CF58-D2-C</text:p>
          </table:table-cell>
          <table:table-cell table:style-name="ce197"/>
          <table:table-cell table:style-name="ce147" table:number-columns-repeated="5"/>
          <table:table-cell table:style-name="ce115" table:formula="of:=SUM([.E43:.H43])"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Median Smoothing</text:p>
          </table:table-cell>
          <table:table-cell table:style-name="ce131" table:formula="of:=HYPERLINK(&quot;http://codeforces.com/contest/591/problem/C&quot;;&quot;CF591-D2-C&quot;)" office:value-type="string" office:string-value="CF591-D2-C" calcext:value-type="string">
            <text:p>CF591-D2-C</text:p>
          </table:table-cell>
          <table:table-cell table:style-name="ce197"/>
          <table:table-cell table:style-name="ce147" table:number-columns-repeated="5"/>
          <table:table-cell table:style-name="ce115" table:formula="of:=SUM([.E44:.H44])"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Alyona and mex</text:p>
          </table:table-cell>
          <table:table-cell table:style-name="ce131" table:formula="of:=HYPERLINK(&quot;http://codeforces.com/contest/740/problem/C&quot;;&quot;CF740-D2-C&quot;)" office:value-type="string" office:string-value="CF740-D2-C" calcext:value-type="string">
            <text:p>CF740-D2-C</text:p>
          </table:table-cell>
          <table:table-cell table:style-name="ce197"/>
          <table:table-cell table:style-name="ce147" table:number-columns-repeated="5"/>
          <table:table-cell table:style-name="ce115" table:formula="of:=SUM([.E45:.H45])" office:value-type="float" office:value="0" calcext:value-type="float">
            <text:p>0</text:p>
          </table:table-cell>
          <table:table-cell table:style-name="ce115"/>
          <table:table-cell table:style-name="ce199"/>
          <table:table-cell table:style-name="ce147"/>
          <table:table-cell table:style-name="ce131" table:formula="of:=HYPERLINK(&quot;https://www.youtube.com/watch?v=yDt7GWiPeV4&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Mahmoud and Ehab and the wrong algorithm</text:p>
          </table:table-cell>
          <table:table-cell table:style-name="ce131" table:formula="of:=HYPERLINK(&quot;http://codeforces.com/contest/959/problem/C&quot;;&quot;CF959-D2-C&quot;)" office:value-type="string" office:string-value="CF959-D2-C" calcext:value-type="string">
            <text:p>CF959-D2-C</text:p>
          </table:table-cell>
          <table:table-cell table:style-name="ce197"/>
          <table:table-cell table:style-name="ce147" table:number-columns-repeated="5"/>
          <table:table-cell table:style-name="ce115" table:formula="of:=SUM([.E46:.H46])" office:value-type="float" office:value="0" calcext:value-type="float">
            <text:p>0</text:p>
          </table:table-cell>
          <table:table-cell table:style-name="ce115"/>
          <table:table-cell table:style-name="ce199"/>
          <table:table-cell table:style-name="ce111"/>
          <table:table-cell table:style-name="ce196" table:formula="of:=HYPERLINK(&quot;https://www.youtube.com/watch?v=bvDYHy9ESnY&amp;&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table:table-cell table:style-name="ce108" office:value-type="string" calcext:value-type="string">
            <text:p>SPOJ TWINSNOW</text:p>
          </table:table-cell>
          <table:table-cell table:style-name="ce197"/>
          <table:table-cell table:style-name="ce147" table:number-columns-repeated="5"/>
          <table:table-cell table:style-name="ce115" table:formula="of:=SUM([.E47:.H47])" office:value-type="float" office:value="0" calcext:value-type="float">
            <text:p>0</text:p>
          </table:table-cell>
          <table:table-cell table:style-name="ce115"/>
          <table:table-cell table:style-name="ce199"/>
          <table:table-cell table:style-name="ce147"/>
          <table:table-cell table:style-name="ce173" table:formula="of:=HYPERLINK(&quot;https://github.com/mostafa-saad/MyCompetitiveProgramming/blob/master/SPOJ/SPOJ_TWINSNOW.txt&quot;;&quot;Sol - text clarification&quot;)" office:value-type="string" office:string-value="Sol - text clarification" calcext:value-type="string">
            <text:p>Sol - text clarification</text:p>
          </table:table-cell>
          <table:table-cell table:number-columns-repeated="1011"/>
        </table:table-row>
        <table:table-row table:style-name="ro1">
          <table:table-cell table:style-name="ce108" office:value-type="string" calcext:value-type="string">
            <text:p>Jugs</text:p>
          </table:table-cell>
          <table:table-cell table:style-name="ce131" table:formula="of:=HYPERLINK(&quot;https://uva.onlinejudge.org/index.php?option=com_onlinejudge&amp;Itemid=8&amp;page=show_problem&amp;problem=512&quot;;&quot;UVA 571&quot;)" office:value-type="string" office:string-value="UVA 571" calcext:value-type="string">
            <text:p>UVA 571</text:p>
          </table:table-cell>
          <table:table-cell table:style-name="ce197"/>
          <table:table-cell table:style-name="ce147" table:number-columns-repeated="5"/>
          <table:table-cell table:style-name="ce115" table:formula="of:=SUM([.E48:.H48])" office:value-type="float" office:value="0" calcext:value-type="float">
            <text:p>0</text:p>
          </table:table-cell>
          <table:table-cell table:style-name="ce115"/>
          <table:table-cell table:style-name="ce199"/>
          <table:table-cell table:style-name="ce111"/>
          <table:table-cell table:style-name="ce176" table:formula="of:=HYPERLINK(&quot;https://www.youtube.com/watch?v=y0J3Jznp3kE&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Deciding victory in Go</text:p>
          </table:table-cell>
          <table:table-cell table:style-name="ce131" table:formula="of:=HYPERLINK(&quot;https://uva.onlinejudge.org/index.php?option=com_onlinejudge&amp;Itemid=8&amp;page=show_problem&amp;problem=793&quot;;&quot;UVA 852&quot;)" office:value-type="string" office:string-value="UVA 852" calcext:value-type="string">
            <text:p>UVA 852</text:p>
          </table:table-cell>
          <table:table-cell table:style-name="ce197"/>
          <table:table-cell table:style-name="ce147" table:number-columns-repeated="5"/>
          <table:table-cell table:style-name="ce115" table:formula="of:=SUM([.E49:.H49])"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Ordering</text:p>
          </table:table-cell>
          <table:table-cell table:style-name="ce131" table:formula="of:=HYPERLINK(&quot;https://uva.onlinejudge.org/index.php?option=onlinejudge&amp;page=show_problem&amp;problem=813&quot;;&quot;UVA 872&quot;)" office:value-type="string" office:string-value="UVA 872" calcext:value-type="string">
            <text:p>UVA 872</text:p>
          </table:table-cell>
          <table:table-cell table:style-name="ce197"/>
          <table:table-cell table:style-name="ce147" table:number-columns-repeated="5"/>
          <table:table-cell table:style-name="ce115" table:formula="of:=SUM([.E50:.H50])"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table:number-columns-repeated="2"/>
          <table:table-cell table:style-name="ce197"/>
          <table:table-cell table:style-name="ce147" table:number-columns-repeated="5"/>
          <table:table-cell table:style-name="ce115" table:formula="of:=SUM([.E51:.H51])" office:value-type="float" office:value="0" calcext:value-type="float">
            <text:p>0</text:p>
          </table:table-cell>
          <table:table-cell table:style-name="ce115"/>
          <table:table-cell table:style-name="ce199"/>
          <table:table-cell table:style-name="ce147"/>
          <table:table-cell table:style-name="ce202"/>
          <table:table-cell table:number-columns-repeated="1011"/>
        </table:table-row>
        <table:table-row table:style-name="ro1">
          <table:table-cell table:style-name="ce108" office:value-type="string" calcext:value-type="string">
            <text:p>Fancy Number</text:p>
          </table:table-cell>
          <table:table-cell table:style-name="ce131" table:formula="of:=HYPERLINK(&quot;http://codeforces.com/contest/118/problem/C&quot;;&quot;CF118-D2-C&quot;)" office:value-type="string" office:string-value="CF118-D2-C" calcext:value-type="string">
            <text:p>CF118-D2-C</text:p>
          </table:table-cell>
          <table:table-cell table:style-name="ce197"/>
          <table:table-cell table:style-name="ce147" table:number-columns-repeated="5"/>
          <table:table-cell table:style-name="ce115" table:formula="of:=SUM([.E52:.H5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Queue</text:p>
          </table:table-cell>
          <table:table-cell table:style-name="ce131" table:formula="of:=HYPERLINK(&quot;http://codeforces.com/contest/141/problem/C&quot;;&quot;CF141-D2-C&quot;)" office:value-type="string" office:string-value="CF141-D2-C" calcext:value-type="string">
            <text:p>CF141-D2-C</text:p>
          </table:table-cell>
          <table:table-cell table:style-name="ce197"/>
          <table:table-cell table:style-name="ce147" table:number-columns-repeated="5"/>
          <table:table-cell table:style-name="ce115" table:formula="of:=SUM([.E53:.H53])"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Bracket Sequence</text:p>
          </table:table-cell>
          <table:table-cell table:style-name="ce131" table:formula="of:=HYPERLINK(&quot;http://codeforces.com/contest/224/problem/C&quot;;&quot;CF224-D2-C&quot;)" office:value-type="string" office:string-value="CF224-D2-C" calcext:value-type="string">
            <text:p>CF224-D2-C</text:p>
          </table:table-cell>
          <table:table-cell table:style-name="ce197"/>
          <table:table-cell table:style-name="ce147" table:number-columns-repeated="5"/>
          <table:table-cell table:style-name="ce115" table:formula="of:=SUM([.E54:.H54])"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table:table-cell table:style-name="ce131" table:formula="of:=HYPERLINK(&quot;http://codeforces.com/contest/23/problem/C&quot;;&quot;CF23-D12-C&quot;)" office:value-type="string" office:string-value="CF23-D12-C" calcext:value-type="string">
            <text:p>CF23-D12-C</text:p>
          </table:table-cell>
          <table:table-cell table:style-name="ce197"/>
          <table:table-cell table:style-name="ce147" table:number-columns-repeated="5"/>
          <table:table-cell table:style-name="ce115" table:formula="of:=SUM([.E55:.H55])" office:value-type="float" office:value="0" calcext:value-type="float">
            <text:p>0</text:p>
          </table:table-cell>
          <table:table-cell table:style-name="ce111"/>
          <table:table-cell table:style-name="ce200"/>
          <table:table-cell table:style-name="ce111"/>
          <table:table-cell table:style-name="ce181"/>
          <table:table-cell table:number-columns-repeated="1011"/>
        </table:table-row>
        <table:table-row table:style-name="ro1">
          <table:table-cell table:style-name="ce108" office:value-type="string" calcext:value-type="string">
            <text:p>To Add or Not to Add</text:p>
          </table:table-cell>
          <table:table-cell table:style-name="ce131" table:formula="of:=HYPERLINK(&quot;http://codeforces.com/contest/231/problem/C&quot;;&quot;CF231-D2-C&quot;)" office:value-type="string" office:string-value="CF231-D2-C" calcext:value-type="string">
            <text:p>CF231-D2-C</text:p>
          </table:table-cell>
          <table:table-cell table:style-name="ce197"/>
          <table:table-cell table:style-name="ce147" table:number-columns-repeated="5"/>
          <table:table-cell table:style-name="ce115" table:formula="of:=SUM([.E56:.H56])"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Knight Tournament</text:p>
          </table:table-cell>
          <table:table-cell table:style-name="ce131" table:formula="of:=HYPERLINK(&quot;http://codeforces.com/contest/357/problem/C&quot;;&quot;CF357-D2-C&quot;)" office:value-type="string" office:string-value="CF357-D2-C" calcext:value-type="string">
            <text:p>CF357-D2-C</text:p>
          </table:table-cell>
          <table:table-cell table:style-name="ce197"/>
          <table:table-cell table:style-name="ce147" table:number-columns-repeated="5"/>
          <table:table-cell table:style-name="ce115" table:formula="of:=SUM([.E57:.H57])" office:value-type="float" office:value="0" calcext:value-type="float">
            <text:p>0</text:p>
          </table:table-cell>
          <table:table-cell table:style-name="ce115"/>
          <table:table-cell table:style-name="ce199"/>
          <table:table-cell table:style-name="ce111" table:number-columns-repeated="2"/>
          <table:table-cell table:number-columns-repeated="1011"/>
        </table:table-row>
        <table:table-row table:style-name="ro1">
          <table:table-cell table:style-name="ce108" office:value-type="string" calcext:value-type="string">
            <text:p>No to Palindromes!</text:p>
          </table:table-cell>
          <table:table-cell table:style-name="ce131" table:formula="of:=HYPERLINK(&quot;http://codeforces.com/contest/465/problem/C&quot;;&quot;CF465-D2-C&quot;)" office:value-type="string" office:string-value="CF465-D2-C" calcext:value-type="string">
            <text:p>CF465-D2-C</text:p>
          </table:table-cell>
          <table:table-cell table:style-name="ce197"/>
          <table:table-cell table:style-name="ce147" table:number-columns-repeated="5"/>
          <table:table-cell table:style-name="ce115" table:formula="of:=SUM([.E58:.H58])"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Number of Ways</text:p>
          </table:table-cell>
          <table:table-cell table:style-name="ce131" table:formula="of:=HYPERLINK(&quot;http://codeforces.com/contest/466/problem/C&quot;;&quot;CF466-D2-C&quot;)" office:value-type="string" office:string-value="CF466-D2-C" calcext:value-type="string">
            <text:p>CF466-D2-C</text:p>
          </table:table-cell>
          <table:table-cell table:style-name="ce197"/>
          <table:table-cell table:style-name="ce147" table:number-columns-repeated="5"/>
          <table:table-cell table:style-name="ce115" table:formula="of:=SUM([.E59:.H59])" office:value-type="float" office:value="0" calcext:value-type="float">
            <text:p>0</text:p>
          </table:table-cell>
          <table:table-cell table:style-name="ce115"/>
          <table:table-cell table:style-name="ce199"/>
          <table:table-cell table:style-name="ce147"/>
          <table:table-cell table:style-name="ce131" table:formula="of:=HYPERLINK(&quot;https://www.youtube.com/watch?v=8G06-YDc2-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Glass Carving</text:p>
          </table:table-cell>
          <table:table-cell table:style-name="ce131" table:formula="of:=HYPERLINK(&quot;http://codeforces.com/contest/527/problem/C&quot;;&quot;CF527-D2-C&quot;)" office:value-type="string" office:string-value="CF527-D2-C" calcext:value-type="string">
            <text:p>CF527-D2-C</text:p>
          </table:table-cell>
          <table:table-cell table:style-name="ce197"/>
          <table:table-cell table:style-name="ce147" table:number-columns-repeated="5"/>
          <table:table-cell table:style-name="ce115" table:formula="of:=SUM([.E60:.H60])"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Geometric Progression</text:p>
          </table:table-cell>
          <table:table-cell table:style-name="ce131" table:formula="of:=HYPERLINK(&quot;http://codeforces.com/contest/567/problem/C&quot;;&quot;CF567-D2-C&quot;)" office:value-type="string" office:string-value="CF567-D2-C" calcext:value-type="string">
            <text:p>CF567-D2-C</text:p>
          </table:table-cell>
          <table:table-cell table:style-name="ce197"/>
          <table:table-cell table:style-name="ce147" table:number-columns-repeated="5"/>
          <table:table-cell table:style-name="ce115" table:formula="of:=SUM([.E61:.H61])" office:value-type="float" office:value="0" calcext:value-type="float">
            <text:p>0</text:p>
          </table:table-cell>
          <table:table-cell table:style-name="ce111"/>
          <table:table-cell table:style-name="ce200"/>
          <table:table-cell table:style-name="ce111" table:number-columns-repeated="2"/>
          <table:table-cell table:number-columns-repeated="1011"/>
        </table:table-row>
        <table:table-row table:style-name="ro1">
          <table:table-cell table:style-name="ce108" office:value-type="string" calcext:value-type="string">
            <text:p>Recycling Bottles</text:p>
          </table:table-cell>
          <table:table-cell table:style-name="ce131" table:formula="of:=HYPERLINK(&quot;http://codeforces.com/contest/672/problem/C&quot;;&quot;CF672-D2-C&quot;)" office:value-type="string" office:string-value="CF672-D2-C" calcext:value-type="string">
            <text:p>CF672-D2-C</text:p>
          </table:table-cell>
          <table:table-cell table:style-name="ce197"/>
          <table:table-cell table:style-name="ce147" table:number-columns-repeated="5"/>
          <table:table-cell table:style-name="ce115" table:formula="of:=SUM([.E62:.H62])" office:value-type="float" office:value="0" calcext:value-type="float">
            <text:p>0</text:p>
          </table:table-cell>
          <table:table-cell table:style-name="ce115"/>
          <table:table-cell table:style-name="ce199"/>
          <table:table-cell table:style-name="ce147"/>
          <table:table-cell table:style-name="ce108"/>
          <table:table-cell table:number-columns-repeated="1011"/>
        </table:table-row>
        <table:table-row table:style-name="ro1">
          <table:table-cell table:style-name="ce108" office:value-type="string" calcext:value-type="string">
            <text:p>Molly's Chemicals</text:p>
          </table:table-cell>
          <table:table-cell table:style-name="ce131" table:formula="of:=HYPERLINK(&quot;http://codeforces.com/contest/776/problem/C&quot;;&quot;CF776-D2-C&quot;)" office:value-type="string" office:string-value="CF776-D2-C" calcext:value-type="string">
            <text:p>CF776-D2-C</text:p>
          </table:table-cell>
          <table:table-cell table:style-name="ce197"/>
          <table:table-cell table:style-name="ce147" table:number-columns-repeated="5"/>
          <table:table-cell table:style-name="ce115" table:formula="of:=SUM([.E63:.H63])" office:value-type="float" office:value="0" calcext:value-type="float">
            <text:p>0</text:p>
          </table:table-cell>
          <table:table-cell table:style-name="ce111"/>
          <table:table-cell table:style-name="ce200"/>
          <table:table-cell table:style-name="ce111"/>
          <table:table-cell table:style-name="ce176" table:formula="of:=HYPERLINK(&quot;https://www.youtube.com/watch?v=5roeMaM3T3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Pouring water</text:p>
          </table:table-cell>
          <table:table-cell table:style-name="ce131" table:formula="of:=HYPERLINK(&quot;http://www.spoj.com/problems/POUR1/&quot;;&quot;SPOJ POUR1&quot;)" office:value-type="string" office:string-value="SPOJ POUR1" calcext:value-type="string">
            <text:p>SPOJ POUR1</text:p>
          </table:table-cell>
          <table:table-cell table:style-name="ce197"/>
          <table:table-cell table:style-name="ce147" table:number-columns-repeated="5"/>
          <table:table-cell table:style-name="ce115" table:formula="of:=SUM([.E64:.H64])" office:value-type="float" office:value="0" calcext:value-type="float">
            <text:p>0</text:p>
          </table:table-cell>
          <table:table-cell table:style-name="ce111"/>
          <table:table-cell table:style-name="ce200"/>
          <table:table-cell table:style-name="ce111"/>
          <table:table-cell table:style-name="ce181" table:formula="of:=HYPERLINK(&quot;https://www.youtube.com/watch?v=dMacXPeTyak&amp;feature=youtu.be&quot;;&quot;Video Solution - Eng Moaz Rashad&quot;)" office:value-type="string" office:string-value="Video Solution - Eng Moaz Rashad" calcext:value-type="string">
            <text:p>Video Solution - Eng Moaz Rashad</text:p>
          </table:table-cell>
          <table:table-cell table:number-columns-repeated="1011"/>
        </table:table-row>
        <table:table-row table:style-name="ro2" table:number-rows-repeated="10">
          <table:table-cell table:number-columns-repeated="2"/>
          <table:table-cell table:style-name="ce198"/>
          <table:table-cell table:number-columns-repeated="1021"/>
        </table:table-row>
        <table:table-row table:style-name="ro2" table:number-rows-repeated="1048501">
          <table:table-cell table:number-columns-repeated="1024"/>
        </table:table-row>
        <table:table-row table:style-name="ro2">
          <table:table-cell table:number-columns-repeated="1024"/>
        </table:table-row>
        <calcext:conditional-formats>
          <calcext:conditional-format calcext:target-range-address="'Lev 3'.K3:'Lev 3'.K64">
            <calcext:condition calcext:apply-style-name="ConditionalStyle_1" calcext:value="=&quot;No&quot;" calcext:base-cell-address="'Lev 3'.K3"/>
          </calcext:conditional-format>
          <calcext:conditional-format calcext:target-range-address="'Lev 3'.K3:'Lev 3'.K64">
            <calcext:condition calcext:apply-style-name="ConditionalStyle_1" calcext:value="=&quot;no&quot;" calcext:base-cell-address="'Lev 3'.K3"/>
          </calcext:conditional-format>
          <calcext:conditional-format calcext:target-range-address="'Lev 3'.K3:'Lev 3'.K64">
            <calcext:condition calcext:apply-style-name="ConditionalStyle_1" calcext:value="=&quot;NO&quot;" calcext:base-cell-address="'Lev 3'.K3"/>
          </calcext:conditional-format>
          <calcext:conditional-format calcext:target-range-address="'Lev 3'.C3:'Lev 3'.C74">
            <calcext:condition calcext:apply-style-name="ConditionalStyle_2" calcext:value="=&quot;AC&quot;" calcext:base-cell-address="'Lev 3'.C3"/>
          </calcext:conditional-format>
          <calcext:conditional-format calcext:target-range-address="'Lev 3'.C3:'Lev 3'.C64">
            <calcext:condition calcext:apply-style-name="ConditionalStyle_3" calcext:value="contains-text(&quot;WA&quot;)" calcext:base-cell-address="'Lev 3'.C3"/>
          </calcext:conditional-format>
          <calcext:conditional-format calcext:target-range-address="'Lev 3'.C3:'Lev 3'.C74">
            <calcext:condition calcext:apply-style-name="ConditionalStyle_3" calcext:value="contains-text(&quot;WA&quot;)" calcext:base-cell-address="'Lev 3'.C3"/>
          </calcext:conditional-format>
          <calcext:conditional-format calcext:target-range-address="'Lev 3'.C3:'Lev 3'.C64">
            <calcext:condition calcext:apply-style-name="ConditionalStyle_4" calcext:value="contains-text(&quot;TLE&quot;)" calcext:base-cell-address="'Lev 3'.C3"/>
          </calcext:conditional-format>
          <calcext:conditional-format calcext:target-range-address="'Lev 3'.C3:'Lev 3'.C74">
            <calcext:condition calcext:apply-style-name="ConditionalStyle_4" calcext:value="contains-text(&quot;TLE&quot;)" calcext:base-cell-address="'Lev 3'.C3"/>
          </calcext:conditional-format>
          <calcext:conditional-format calcext:target-range-address="'Lev 3'.C3:'Lev 3'.C64">
            <calcext:condition calcext:apply-style-name="ConditionalStyle_5" calcext:value="contains-text(&quot;RTE&quot;)" calcext:base-cell-address="'Lev 3'.C3"/>
          </calcext:conditional-format>
          <calcext:conditional-format calcext:target-range-address="'Lev 3'.C3:'Lev 3'.C74">
            <calcext:condition calcext:apply-style-name="ConditionalStyle_5" calcext:value="contains-text(&quot;RTE&quot;)" calcext:base-cell-address="'Lev 3'.C3"/>
          </calcext:conditional-format>
          <calcext:conditional-format calcext:target-range-address="'Lev 3'.C3:'Lev 3'.C64">
            <calcext:condition calcext:apply-style-name="ConditionalStyle_6" calcext:value="contains-text(&quot;CS&quot;)" calcext:base-cell-address="'Lev 3'.C3"/>
          </calcext:conditional-format>
          <calcext:conditional-format calcext:target-range-address="'Lev 3'.C3:'Lev 3'.C74">
            <calcext:condition calcext:apply-style-name="ConditionalStyle_6" calcext:value="contains-text(&quot;CS&quot;)" calcext:base-cell-address="'Lev 3'.C3"/>
          </calcext:conditional-format>
        </calcext:conditional-formats>
      </table:table>
      <table:table table:name="Lev 4 - TODO" table:style-name="ta5">
        <table:table-column table:style-name="co21" table:default-cell-style-name="Default"/>
        <table:table-column table:style-name="co2" table:number-columns-repeated="3" table:default-cell-style-name="Default"/>
        <table:table-column table:style-name="co7" table:default-cell-style-name="Default"/>
        <table:table-column table:style-name="co2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3" table:number-columns-repeated="3" table:default-cell-style-name="Default"/>
        <table:table-column table:style-name="co2" table:number-columns-repeated="1007" table:default-cell-style-name="Default"/>
        <table:table-row table:style-name="ro1">
          <table:table-cell table:style-name="ce112" office:value-type="string" calcext:value-type="string">
            <text:p>Problem Name</text:p>
          </table:table-cell>
          <table:table-cell table:style-name="ce112" office:value-type="string" calcext:value-type="string">
            <text:p>Problem</text:p>
          </table:table-cell>
          <table:table-cell table:style-name="ce112" table:number-columns-repeated="2"/>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205" office:value-type="string" calcext:value-type="string">
            <text:p>Any Comments</text:p>
          </table:table-cell>
          <table:table-cell table:style-name="ce205" table:number-columns-repeated="2"/>
          <table:table-cell table:number-columns-repeated="1007"/>
        </table:table-row>
        <table:table-row table:style-name="ro1">
          <table:table-cell table:style-name="ce111"/>
          <table:table-cell table:style-name="ce111" office:value-type="string" calcext:value-type="string">
            <text:p>AC Averages =&gt;</text:p>
          </table:table-cell>
          <table:table-cell table:style-name="ce111" table:number-columns-repeated="2"/>
          <table:table-cell table:style-name="ce136" table:formula="of:=COUNTIF([.E3:.E10380]; &quot;AC&quot;)" office:value-type="float" office:value="0" calcext:value-type="float">
            <text:p>0</text:p>
          </table:table-cell>
          <table:table-cell table:style-name="ce136" table:formula="of:=ROUND(SUMPRODUCT([.F3:.F10380];INT(eq([.E3:.E10380]; &quot;AC&quot;)))/MAX(1; [.E2]);1)" office:value-type="float" office:value="0" calcext:value-type="float">
            <text:p>0</text:p>
          </table:table-cell>
          <table:table-cell table:style-name="ce136" table:formula="of:=ROUND(SUMPRODUCT([.G3:.G10402];INT(eq([.E3:.E10402]; &quot;AC&quot;)))/MAX(1; [.E2]))" office:value-type="float" office:value="0" calcext:value-type="float">
            <text:p>0</text:p>
          </table:table-cell>
          <table:table-cell table:style-name="ce136" table:formula="of:=ROUND(SUMPRODUCT([.H3:.H10405];INT(eq([.E3:.E10405]; &quot;AC&quot;)))/MAX(1; [.E2]))" office:value-type="float" office:value="0" calcext:value-type="float">
            <text:p>0</text:p>
          </table:table-cell>
          <table:table-cell table:style-name="ce136" table:formula="of:=ROUND(SUMPRODUCT([.I3:.I10405];INT(eq([.E3:.E10405]; &quot;AC&quot;)))/MAX(1; [.E2]))" office:value-type="float" office:value="0" calcext:value-type="float">
            <text:p>0</text:p>
          </table:table-cell>
          <table:table-cell table:style-name="ce136" table:formula="of:=ROUND(SUMPRODUCT([.J3:.J10405];INT(eq([.E3:.E10405]; &quot;AC&quot;)))/MAX(1; [.E2]))" office:value-type="float" office:value="0" calcext:value-type="float">
            <text:p>0</text:p>
          </table:table-cell>
          <table:table-cell table:style-name="ce136" table:formula="of:=ROUND(SUMPRODUCT([.K3:.K10377];INT(eq([.E3:.E10377]; &quot;AC&quot;)))/MAX(1; [.E2]))" office:value-type="float" office:value="0" calcext:value-type="float">
            <text:p>0</text:p>
          </table:table-cell>
          <table:table-cell table:style-name="ce136" table:formula="of:=ROUND(SUMPRODUCT([.L3:.L10375];INT(eq([.E3:.E10375]; &quot;AC&quot;)))/MAX(1; [.E2]);1)" office:value-type="float" office:value="0" calcext:value-type="float">
            <text:p>0</text:p>
          </table:table-cell>
          <table:table-cell table:style-name="ce136" table:formula="of:=SUMPRODUCT(eq([.M3:.M10380]; &quot;YES&quot;);INT(eq([.E3:.E10405]; &quot;AC&quot;)))" office:value-type="float" office:value="0" calcext:value-type="float">
            <text:p>0</text:p>
          </table:table-cell>
          <table:table-cell table:style-name="ce154" table:formula="of:=IFERROR(__xludf.dummyfunction(&quot;COUNTA(FILTER(E3:E9872, NOT(REGEXMATCH(E3:E9872, &quot;&quot;AC&quot;&quot;))))&quot;);0)" office:value-type="float" office:value="0" calcext:value-type="float">
            <text:p>0</text:p>
          </table:table-cell>
          <table:table-cell table:style-name="ce159" table:number-columns-repeated="3"/>
          <table:table-cell table:number-columns-repeated="1007"/>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3:.J3])" office:value-type="float" office:value="0" calcext:value-type="float">
            <text:p>0</text:p>
          </table:table-cell>
          <table:table-cell table:style-name="ce115"/>
          <table:table-cell table:style-name="ce204"/>
          <table:table-cell table:style-name="ce147"/>
          <table:table-cell table:style-name="ce206" office:value-type="string" calcext:value-type="string">
            <text:p>The first one to finish, then I do level 4</text:p>
          </table:table-cell>
          <table:table-cell table:number-columns-repeated="1009"/>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4:.J4])" office:value-type="float" office:value="0" calcext:value-type="float">
            <text:p>0</text:p>
          </table:table-cell>
          <table:table-cell table:style-name="ce115"/>
          <table:table-cell table:style-name="ce204"/>
          <table:table-cell table:style-name="ce147"/>
          <table:table-cell table:style-name="ce206" office:value-type="string" calcext:value-type="string">
            <text:p>It will has more harder problems</text:p>
          </table:table-cell>
          <table:table-cell table:number-columns-repeated="1009"/>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5:.J5])" office:value-type="float" office:value="0" calcext:value-type="float">
            <text:p>0</text:p>
          </table:table-cell>
          <table:table-cell table:style-name="ce115"/>
          <table:table-cell table:style-name="ce204"/>
          <table:table-cell table:style-name="ce147"/>
          <table:table-cell table:style-name="ce206" office:value-type="string" calcext:value-type="string">
            <text:p>Topics such as DP, 2 pointers, Trie</text:p>
          </table:table-cell>
          <table:table-cell table:number-columns-repeated="1009"/>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6:.J6])"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7:.J7])"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8:.J8])"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9:.J9])"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0:.J10])"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1:.J11])"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2:.J12])"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3:.J13])"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4:.J14])"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5:.J15])"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6:.J16])" office:value-type="float" office:value="0" calcext:value-type="float">
            <text:p>0</text:p>
          </table:table-cell>
          <table:table-cell table:style-name="ce115"/>
          <table:table-cell table:style-name="ce204"/>
          <table:table-cell table:style-name="ce147"/>
          <table:table-cell table:number-columns-repeated="1010"/>
        </table:table-row>
        <table:table-row table:style-name="ro1">
          <table:table-cell table:style-name="ce111"/>
          <table:table-cell table:style-name="ce126" table:number-columns-repeated="3"/>
          <table:table-cell table:style-name="ce203"/>
          <table:table-cell table:style-name="ce147" table:number-columns-repeated="5"/>
          <table:table-cell table:style-name="ce115" table:formula="of:=SUM([.G17:.J17])" office:value-type="float" office:value="0" calcext:value-type="float">
            <text:p>0</text:p>
          </table:table-cell>
          <table:table-cell table:style-name="ce115"/>
          <table:table-cell table:style-name="ce204"/>
          <table:table-cell table:style-name="ce147"/>
          <table:table-cell table:number-columns-repeated="1010"/>
        </table:table-row>
        <table:table-row table:style-name="ro2" table:number-rows-repeated="1048558">
          <table:table-cell table:number-columns-repeated="1024"/>
        </table:table-row>
        <table:table-row table:style-name="ro2">
          <table:table-cell table:number-columns-repeated="1024"/>
        </table:table-row>
        <calcext:conditional-formats>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E3:'Lev 4 - TODO'.E17">
            <calcext:condition calcext:apply-style-name="ConditionalStyle_2" calcext:value="=&quot;AC&quot;" calcext:base-cell-address="'Lev 4 - TODO'.E3"/>
          </calcext:conditional-format>
          <calcext:conditional-format calcext:target-range-address="'Lev 4 - TODO'.E3:'Lev 4 - TODO'.E17">
            <calcext:condition calcext:apply-style-name="ConditionalStyle_3" calcext:value="contains-text(&quot;WA&quot;)" calcext:base-cell-address="'Lev 4 - TODO'.E3"/>
          </calcext:conditional-format>
          <calcext:conditional-format calcext:target-range-address="'Lev 4 - TODO'.E3:'Lev 4 - TODO'.E17">
            <calcext:condition calcext:apply-style-name="ConditionalStyle_3" calcext:value="contains-text(&quot;WA&quot;)" calcext:base-cell-address="'Lev 4 - TODO'.E3"/>
          </calcext:conditional-format>
          <calcext:conditional-format calcext:target-range-address="'Lev 4 - TODO'.E3:'Lev 4 - TODO'.E17">
            <calcext:condition calcext:apply-style-name="ConditionalStyle_4" calcext:value="contains-text(&quot;TLE&quot;)" calcext:base-cell-address="'Lev 4 - TODO'.E3"/>
          </calcext:conditional-format>
          <calcext:conditional-format calcext:target-range-address="'Lev 4 - TODO'.E3:'Lev 4 - TODO'.E17">
            <calcext:condition calcext:apply-style-name="ConditionalStyle_4" calcext:value="contains-text(&quot;TLE&quot;)" calcext:base-cell-address="'Lev 4 - TODO'.E3"/>
          </calcext:conditional-format>
          <calcext:conditional-format calcext:target-range-address="'Lev 4 - TODO'.E3:'Lev 4 - TODO'.E17">
            <calcext:condition calcext:apply-style-name="ConditionalStyle_5" calcext:value="contains-text(&quot;RTE&quot;)" calcext:base-cell-address="'Lev 4 - TODO'.E3"/>
          </calcext:conditional-format>
          <calcext:conditional-format calcext:target-range-address="'Lev 4 - TODO'.E3:'Lev 4 - TODO'.E17">
            <calcext:condition calcext:apply-style-name="ConditionalStyle_5" calcext:value="contains-text(&quot;RTE&quot;)" calcext:base-cell-address="'Lev 4 - TODO'.E3"/>
          </calcext:conditional-format>
          <calcext:conditional-format calcext:target-range-address="'Lev 4 - TODO'.E3:'Lev 4 - TODO'.E17">
            <calcext:condition calcext:apply-style-name="ConditionalStyle_6" calcext:value="contains-text(&quot;CS&quot;)" calcext:base-cell-address="'Lev 4 - TODO'.E3"/>
          </calcext:conditional-format>
          <calcext:conditional-format calcext:target-range-address="'Lev 4 - TODO'.E3:'Lev 4 - TODO'.E17">
            <calcext:condition calcext:apply-style-name="ConditionalStyle_6" calcext:value="contains-text(&quot;CS&quot;)" calcext:base-cell-address="'Lev 4 - TOD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5" loext:min-decimal-places="0" number:min-integer-digits="1" number:decimal-replacement=""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ff00"/>
    </style:style>
    <style:style style:name="ConditionalStyle_5f_3" style:display-name="ConditionalStyle_3" style:family="table-cell" style:parent-style-name="Default">
      <style:table-cell-properties fo:background-color="#6aa84f"/>
    </style:style>
    <style:style style:name="ConditionalStyle_5f_4" style:display-name="ConditionalStyle_4" style:family="table-cell" style:parent-style-name="Default">
      <style:table-cell-properties fo:background-color="#c9daf8"/>
    </style:style>
    <style:style style:name="ConditionalStyle_5f_5" style:display-name="ConditionalStyle_5" style:family="table-cell" style:parent-style-name="Default">
      <style:table-cell-properties fo:background-color="#6d9eeb"/>
    </style:style>
    <style:style style:name="ConditionalStyle_5f_6" style:display-name="ConditionalStyle_6" style:family="table-cell" style:parent-style-name="Default">
      <style:table-cell-properties fo:background-color="#ea999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1">00/00/0000</text:date>, <text:time style:data-style-name="N2" text:time-value="14:38:00.822790733">00:00:00</text:time></text:p>
        </style:region-right>
      </style:header>
      <style:header-left style:display="false"/>
      <style:footer>
        <text:p>Page <text:page-number>1</text:page-number><text:s/>/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Lev_20_2" style:display-name="PageStyle_Lev 2" style:page-layout-name="Mpm3">
      <style:header style:display="false"/>
      <style:header-left style:display="false"/>
      <style:footer style:display="false"/>
      <style:footer-left style:display="false"/>
    </style:master-page>
    <style:master-page style:name="PageStyle_5f_Lev_20_1" style:display-name="PageStyle_Lev 1" style:page-layout-name="Mpm3">
      <style:header style:display="false"/>
      <style:header-left style:display="false"/>
      <style:footer style:display="false"/>
      <style:footer-left style:display="false"/>
    </style:master-page>
    <style:master-page style:name="PageStyle_5f_Lev_20_3" style:display-name="PageStyle_Lev 3" style:page-layout-name="Mpm3">
      <style:header style:display="false"/>
      <style:header-left style:display="false"/>
      <style:footer style:display="false"/>
      <style:footer-left style:display="false"/>
    </style:master-page>
    <style:master-page style:name="PageStyle_5f_Lev_20_4_20_-_20_TODO" style:display-name="PageStyle_Lev 4 - TOD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1T18:40:37.436960740</dc:date>
    <meta:editing-duration>PT4H24M2S</meta:editing-duration>
    <meta:editing-cycles>5</meta:editing-cycles>
    <meta:generator>LibreOffice/6.0.7.3$Linux_X86_64 LibreOffice_project/00m0$Build-3</meta:generator>
    <meta:document-statistic meta:table-count="5" meta:cell-count="916" meta:object-count="0"/>
  </office:meta>
</office:document-meta>
</file>